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middle" fo:wrap-option="wrap" fo:background-color="#FFFFFF"/>
    </style:style>
    <style:style style:name="ce6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middle" fo:wrap-option="wrap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FF0000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middle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style:vertical-align="middle"/>
      <style:text-properties fo:font-size="12pt" style:font-size-asian="12pt" style:font-size-complex="12pt" style:font-family-generic="swiss"/>
    </style:style>
    <style:style style:name="ce4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middle"/>
    </style:style>
    <style:style style:name="ce50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style:vertical-align="middle" fo:background-color="#FFFFFF"/>
      <style:text-properties fo:font-size="12pt" style:font-size-asian="12pt" style:font-size-complex="12pt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4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5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6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7" style:family="table-cell" style:parent-style-name="Normal_32_4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8" style:family="table-cell" style:parent-style-name="Normal_32_4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9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0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1" style:family="table-cell" style:parent-style-name="Normal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2" style:family="table-cell" style:parent-style-name="Normal_32_4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3" style:family="table-cell" style:parent-style-name="Normal_32_4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4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5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6" style:family="table-cell" style:parent-style-name="Normal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7" style:family="table-cell" style:parent-style-name="Normal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8" style:family="table-cell" style:parent-style-name="Normal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9" style:family="table-cell" style:parent-style-name="Normal_32_4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80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1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2" style:family="table-cell" style:parent-style-name="Normal_32_2" style:data-style-name="N30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3" style:family="table-cell" style:parent-style-name="Normal_32_2" style:data-style-name="N3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85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6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7" style:family="table-cell" style:parent-style-name="Normal_32_3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8" style:family="table-cell" style:parent-style-name="Normal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9" style:family="table-cell" style:parent-style-name="Normal_32_3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90" style:family="table-cell" style:parent-style-name="Normal_32_4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Normal_32_4" style:data-style-name="N0">
      <style:table-cell-properties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2" style:family="table-cell" style:parent-style-name="Normal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3" style:family="table-cell" style:parent-style-name="Normal_32_4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4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95" style:family="table-cell" style:parent-style-name="Normal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BFBFBF"/>
      <style:text-properties fo:font-weight="bold" style:font-weight-asian="bold" style:font-weight-complex="bold" style:font-family-generic="swiss"/>
    </style:style>
    <style:style style:name="ce97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9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99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0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1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2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10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0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1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2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2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5" style:family="table-cell" style:parent-style-name="Normal_32_2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26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27" style:family="table-cell" style:parent-style-name="Normal_32_2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2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9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0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1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2" style:family="table-cell" style:parent-style-name="Normal_32_2" style:data-style-name="N3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3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5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41" style:family="table-cell" style:parent-style-name="Normal_32_4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2" style:family="table-cell" style:parent-style-name="Normal_32_4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3" style:family="table-cell" style:parent-style-name="Normal_32_4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4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5" style:family="table-cell" style:parent-style-name="Normal_32_4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6" style:family="table-cell" style:parent-style-name="Normal_32_4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7" style:family="table-cell" style:parent-style-name="Normal_32_4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8" style:family="table-cell" style:parent-style-name="Normal_32_4" style:data-style-name="N3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9" style:family="table-cell" style:parent-style-name="Normal_32_4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50" style:family="table-cell" style:parent-style-name="Normal_32_4" style:data-style-name="N1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1" style:family="table-cell" style:parent-style-name="Normal_32_4" style:data-style-name="N1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2" style:family="table-cell" style:parent-style-name="Normal_32_4" style:data-style-name="N1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3" style:family="table-cell" style:parent-style-name="Normal_32_4" style:data-style-name="N1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4" style:family="table-cell" style:parent-style-name="Normal_32_4" style:data-style-name="N1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5" style:family="table-cell" style:parent-style-name="Normal_32_4" style:data-style-name="N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6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7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8" style:family="table-cell" style:parent-style-name="Normal_32_3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9" style:family="table-cell" style:parent-style-name="Normal_32_4" style:data-style-name="N1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0" style:family="table-cell" style:parent-style-name="Normal_32_4" style:data-style-name="N1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1" style:family="table-cell" style:parent-style-name="Normal_32_4" style:data-style-name="N1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2" style:family="table-cell" style:parent-style-name="Normal_32_4" style:data-style-name="N1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3" style:family="table-cell" style:parent-style-name="Normal_32_4" style:data-style-name="N1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4" style:family="table-cell" style:parent-style-name="Normal_32_4" style:data-style-name="N1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5" style:family="table-cell" style:parent-style-name="Normal_32_4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6" style:family="table-cell" style:parent-style-name="Normal_32_4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7" style:family="table-cell" style:parent-style-name="Normal_32_4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68" style:family="table-cell" style:parent-style-name="Normal_32_4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69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0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1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72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73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74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75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6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7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8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9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0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D0D0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D0D0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D0D0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8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89" style:family="table-cell" style:parent-style-name="Normal_32_4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90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91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92" style:family="table-cell" style:parent-style-name="Normal_32_4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93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94" style:family="table-cell" style:parent-style-name="Normal_32_4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95" style:family="table-cell" style:parent-style-name="Normal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96" style:family="table-cell" style:parent-style-name="Normal_32_4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97" style:family="table-cell" style:parent-style-name="Normal_32_4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9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99" style:family="table-cell" style:parent-style-name="Normal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00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0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0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0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0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0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1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1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1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1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2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21" style:family="table-cell" style:parent-style-name="Default" style:data-style-name="N30">
      <style:table-cell-properties fo:border="thin solid #000000" style:vertical-align="automatic" fo:wrap-option="wrap"/>
    </style:style>
    <style:style style:name="ce22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23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4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25" style:family="table-cell" style:parent-style-name="Normal_32_4" style:data-style-name="N1">
      <style:table-cell-properties fo:border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26" style:family="table-cell" style:parent-style-name="Normal_32_4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27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28" style:family="table-cell" style:parent-style-name="Normal_32_4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29" style:family="table-cell" style:parent-style-name="Normal_32_4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0" style:family="table-cell" style:parent-style-name="Normal_32_4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1" style:family="table-cell" style:parent-style-name="Normal_32_4" style:data-style-name="N30">
      <style:table-cell-properties fo:border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33" style:family="table-cell" style:parent-style-name="Default" style:data-style-name="N0">
      <style:table-cell-properties fo:border="thin solid #000000" style:vertical-align="middle" fo:wrap-option="wrap" fo:background-color="#0D0D0D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34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35" style:family="table-cell" style:parent-style-name="Normal_32_4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6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22.410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0.5304166666667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7.381875cm"/>
    </style:style>
    <style:style style:name="co9" style:family="table-column">
      <style:table-column-properties fo:break-before="auto" style:column-width="8.28145833333333cm"/>
    </style:style>
    <style:style style:name="co10" style:family="table-column">
      <style:table-column-properties fo:break-before="auto" style:column-width="19.7379166666667cm" style:use-optimal-column-width="true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7.72583333333333cm"/>
    </style:style>
    <style:style style:name="co15" style:family="table-column">
      <style:table-column-properties fo:break-before="auto" style:column-width="2.88395833333333cm" style:use-optimal-column-width="true"/>
    </style:style>
    <style:style style:name="co16" style:family="table-column">
      <style:table-column-properties fo:break-before="auto" style:column-width="9.07520833333333cm" style:use-optimal-column-width="true"/>
    </style:style>
    <style:style style:name="co17" style:family="table-column">
      <style:table-column-properties fo:break-before="auto" style:column-width="1.905cm" style:use-optimal-column-width="true"/>
    </style:style>
    <style:style style:name="co18" style:family="table-column">
      <style:table-column-properties fo:break-before="auto" style:column-width="7.96395833333333cm"/>
    </style:style>
    <style:style style:name="co19" style:family="table-column">
      <style:table-column-properties fo:break-before="auto" style:column-width="7.858125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9.286875cm"/>
    </style:style>
    <style:style style:name="co22" style:family="table-column">
      <style:table-column-properties fo:break-before="auto" style:column-width="10.0277083333333cm"/>
    </style:style>
    <style:style style:name="co23" style:family="table-column">
      <style:table-column-properties fo:break-before="auto" style:column-width="13.414375cm"/>
    </style:style>
    <style:style style:name="co24" style:family="table-column">
      <style:table-column-properties fo:break-before="auto" style:column-width="1.87854166666667cm" style:use-optimal-column-width="true"/>
    </style:style>
    <style:style style:name="co25" style:family="table-column">
      <style:table-column-properties fo:break-before="auto" style:column-width="6.79979166666667cm"/>
    </style:style>
    <style:style style:name="co26" style:family="table-column">
      <style:table-column-properties fo:break-before="auto" style:column-width="6.56166666666667cm"/>
    </style:style>
    <style:style style:name="co27" style:family="table-column">
      <style:table-column-properties fo:break-before="auto" style:column-width="4.92125cm"/>
    </style:style>
    <style:style style:name="co28" style:family="table-column">
      <style:table-column-properties fo:break-before="auto" style:column-width="16.98625cm"/>
    </style:style>
    <style:style style:name="co29" style:family="table-column">
      <style:table-column-properties fo:break-before="auto" style:column-width="2.11666666666667cm"/>
    </style:style>
    <style:style style:name="co30" style:family="table-column">
      <style:table-column-properties fo:break-before="auto" style:column-width="1.93145833333333cm"/>
    </style:style>
    <style:style style:name="co31" style:family="table-column">
      <style:table-column-properties fo:break-before="auto" style:column-width="9.68375cm"/>
    </style:style>
    <style:style style:name="co32" style:family="table-column">
      <style:table-column-properties fo:break-before="auto" style:column-width="6.53520833333333cm" style:use-optimal-column-width="true"/>
    </style:style>
    <style:style style:name="co33" style:family="table-column">
      <style:table-column-properties fo:break-before="auto" style:column-width="1.08479166666667cm" style:use-optimal-column-width="true"/>
    </style:style>
    <style:style style:name="co34" style:family="table-column">
      <style:table-column-properties fo:break-before="auto" style:column-width="2.09020833333333cm"/>
    </style:style>
    <style:style style:name="co35" style:family="table-column">
      <style:table-column-properties fo:break-before="auto" style:column-width="9.57791666666667cm"/>
    </style:style>
    <style:style style:name="co36" style:family="table-column">
      <style:table-column-properties fo:break-before="auto" style:column-width="0.926041666666667cm" style:use-optimal-column-width="true"/>
    </style:style>
    <style:style style:name="co37" style:family="table-column">
      <style:table-column-properties fo:break-before="auto" style:column-width="6.588125cm"/>
    </style:style>
    <style:style style:name="co38" style:family="table-column">
      <style:table-column-properties fo:break-before="auto" style:column-width="6.40291666666667cm"/>
    </style:style>
    <style:style style:name="co39" style:family="table-column">
      <style:table-column-properties fo:break-before="auto" style:column-width="3.5983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auto" style:column-width="9.89541666666667cm"/>
    </style:style>
    <style:style style:name="co42" style:family="table-column">
      <style:table-column-properties fo:break-before="auto" style:column-width="5.68854166666667cm"/>
    </style:style>
    <style:style style:name="co43" style:family="table-column">
      <style:table-column-properties fo:break-before="auto" style:column-width="4.73604166666667cm" style:use-optimal-column-width="true"/>
    </style:style>
    <style:style style:name="co44" style:family="table-column">
      <style:table-column-properties fo:break-before="auto" style:column-width="6.0325cm"/>
    </style:style>
    <style:style style:name="co45" style:family="table-column">
      <style:table-column-properties fo:break-before="auto" style:column-width="1.666875cm"/>
    </style:style>
    <style:style style:name="co46" style:family="table-column">
      <style:table-column-properties fo:break-before="auto" style:column-width="5.318125cm" style:use-optimal-column-width="true"/>
    </style:style>
    <style:style style:name="co47" style:family="table-column">
      <style:table-column-properties fo:break-before="auto" style:column-width="1.74625cm"/>
    </style:style>
    <style:style style:name="co48" style:family="table-column">
      <style:table-column-properties fo:break-before="auto" style:column-width="8.5725cm"/>
    </style:style>
    <style:style style:name="co49" style:family="table-column">
      <style:table-column-properties fo:break-before="auto" style:column-width="6.00604166666667cm"/>
    </style:style>
    <style:style style:name="co50" style:family="table-column">
      <style:table-column-properties fo:break-before="auto" style:column-width="7.03791666666667cm"/>
    </style:style>
    <style:style style:name="co51" style:family="table-column">
      <style:table-column-properties fo:break-before="auto" style:column-width="6.905625cm"/>
    </style:style>
    <style:style style:name="co52" style:family="table-column">
      <style:table-column-properties fo:break-before="auto" style:column-width="7.17020833333333cm"/>
    </style:style>
    <style:style style:name="co53" style:family="table-column">
      <style:table-column-properties fo:break-before="auto" style:column-width="3.889375cm"/>
    </style:style>
    <style:style style:name="co54" style:family="table-column">
      <style:table-column-properties fo:break-before="auto" style:column-width="8.44020833333333cm" style:use-optimal-column-width="true"/>
    </style:style>
    <style:style style:name="co55" style:family="table-column">
      <style:table-column-properties fo:break-before="auto" style:column-width="1.349375cm"/>
    </style:style>
    <style:style style:name="co56" style:family="table-column">
      <style:table-column-properties fo:break-before="auto" style:column-width="1.77270833333333cm" style:use-optimal-column-width="true"/>
    </style:style>
    <style:style style:name="co57" style:family="table-column">
      <style:table-column-properties fo:break-before="auto" style:column-width="7.32895833333333cm"/>
    </style:style>
    <style:style style:name="co58" style:family="table-column">
      <style:table-column-properties fo:break-before="auto" style:column-width="7.276041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76.5pt" style:use-optimal-row-height="true" fo:break-before="auto"/>
    </style:style>
    <style:style style:name="ro8" style:family="table-row">
      <style:table-row-properties style:row-height="38.25pt" style:use-optimal-row-height="true" fo:break-before="auto"/>
    </style:style>
    <style:style style:name="ro9" style:family="table-row">
      <style:table-row-properties style:row-height="63.75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51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88.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2pt" style:use-optimal-row-height="false" fo:break-before="auto"/>
    </style:style>
    <style:style style:name="ro18" style:family="table-row">
      <style:table-row-properties style:row-height="28.5pt" style:use-optimal-row-height="false" fo:break-before="auto"/>
    </style:style>
    <style:style style:name="ro19" style:family="table-row">
      <style:table-row-properties style:row-height="34.5pt" style:use-optimal-row-height="false" fo:break-before="auto"/>
    </style:style>
    <style:style style:name="ro20" style:family="table-row">
      <style:table-row-properties style:row-height="15pt" style:use-optimal-row-height="true" fo:break-before="auto"/>
    </style:style>
    <style:style style:name="ro21" style:family="table-row">
      <style:table-row-properties style:row-height="89.25pt" style:use-optimal-row-height="true" fo:break-before="auto"/>
    </style:style>
    <style:style style:name="ro22" style:family="table-row">
      <style:table-row-properties style:row-height="21.75pt" style:use-optimal-row-height="false" fo:break-before="auto"/>
    </style:style>
    <style:style style:name="ro23" style:family="table-row">
      <style:table-row-properties style:row-height="20.25pt" style:use-optimal-row-height="false" fo:break-before="auto"/>
    </style:style>
    <style:style style:name="ro24" style:family="table-row">
      <style:table-row-properties style:row-height="45pt" style:use-optimal-row-height="true" fo:break-before="auto"/>
    </style:style>
    <style:style style:name="ro25" style:family="table-row">
      <style:table-row-properties style:row-height="30pt" style:use-optimal-row-height="true" fo:break-before="auto"/>
    </style:style>
    <style:style style:name="ro26" style:family="table-row">
      <style:table-row-properties style:row-height="30pt" style:use-optimal-row-height="false" fo:break-before="auto"/>
    </style:style>
    <style:style style:name="ro27" style:family="table-row">
      <style:table-row-properties style:row-height="26.25pt" style:use-optimal-row-height="true" fo:break-before="auto"/>
    </style:style>
    <style:style style:name="ro28" style:family="table-row">
      <style:table-row-properties style:row-height="60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75pt" style:use-optimal-row-height="true" fo:break-before="auto"/>
    </style:style>
    <style:style style:name="ro31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ce23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05:.$A$105]; [.A105])+COUNTIF([.$A$111:.$A$111]; [.A105])+COUNTIF([.$A$127:.$A$127]; [.A105])+COUNTIF([.$A$133:.$A$133]; [.A105])+COUNTIF([.$A$148:.$A$148]; [.A105])+COUNTIF([.$A$151:.$A$151]; [.A105])+COUNTIF([.$A$157:.$A$157]; [.A105])+COUNTIF([.$A$185:.$A$185]; [.A105])+COUNTIF([.$A$206:.$A$206]; [.A105])+COUNTIF([.$A$213:.$A$213]; [.A105])+COUNTIF([.$A$220:.$A$220]; [.A105])+COUNTIF([.$A$223:.$A$223]; [.A105])+COUNTIF([.$A$246:.$A$246]; [.A105])&gt;1;NOT(ISBLANK([.A105]))))" style:apply-style-name="cf1" style:base-cell-address="TS_ALUNO_5EF.A105"/>
    </style:style>
    <style:style style:name="ce23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13:.$A$113]; [.A113])&gt;1;NOT(ISBLANK([.A113]))))" style:apply-style-name="cf1" style:base-cell-address="TS_ALUNO_5EF.A113"/>
    </style:style>
    <style:style style:name="ce24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15:.$A$115]; [.A115])&gt;1;NOT(ISBLANK([.A115]))))" style:apply-style-name="cf1" style:base-cell-address="TS_ALUNO_5EF.A115"/>
    </style:style>
    <style:style style:name="ce24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17:.$A$117]; [.A117])&gt;1;NOT(ISBLANK([.A117]))))" style:apply-style-name="cf1" style:base-cell-address="TS_ALUNO_5EF.A117"/>
    </style:style>
    <style:style style:name="ce24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19:.$A$119]; [.A119])&gt;1;NOT(ISBLANK([.A119]))))" style:apply-style-name="cf1" style:base-cell-address="TS_ALUNO_5EF.A119"/>
    </style:style>
    <style:style style:name="ce24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21:.$A$121]; [.A121])&gt;1;NOT(ISBLANK([.A121]))))" style:apply-style-name="cf1" style:base-cell-address="TS_ALUNO_5EF.A121"/>
    </style:style>
    <style:style style:name="ce24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36:.$A$136]; [.A136])&gt;1;NOT(ISBLANK([.A136]))))" style:apply-style-name="cf1" style:base-cell-address="TS_ALUNO_5EF.A136"/>
    </style:style>
    <style:style style:name="ce24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39:.$A$139]; [.A139])&gt;1;NOT(ISBLANK([.A139]))))" style:apply-style-name="cf1" style:base-cell-address="TS_ALUNO_5EF.A139"/>
    </style:style>
    <style:style style:name="ce24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42:.$A$142]; [.A142])&gt;1;NOT(ISBLANK([.A142]))))" style:apply-style-name="cf1" style:base-cell-address="TS_ALUNO_5EF.A142"/>
    </style:style>
    <style:style style:name="ce24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45:.$A$145]; [.A145])&gt;1;NOT(ISBLANK([.A145]))))" style:apply-style-name="cf1" style:base-cell-address="TS_ALUNO_5EF.A145"/>
    </style:style>
    <style:style style:name="ce24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53:.$A$153]; [.A153])&gt;1;NOT(ISBLANK([.A153]))))" style:apply-style-name="cf1" style:base-cell-address="TS_ALUNO_5EF.A153"/>
    </style:style>
    <style:style style:name="ce24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55:.$A$155]; [.A155])&gt;1;NOT(ISBLANK([.A155]))))" style:apply-style-name="cf1" style:base-cell-address="TS_ALUNO_5EF.A155"/>
    </style:style>
    <style:style style:name="ce25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1:.$A$161]; [.A161])&gt;1;NOT(ISBLANK([.A161]))))" style:apply-style-name="cf1" style:base-cell-address="TS_ALUNO_5EF.A161"/>
    </style:style>
    <style:style style:name="ce25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5:.$A$165]; [.A165])&gt;1;NOT(ISBLANK([.A165]))))" style:apply-style-name="cf1" style:base-cell-address="TS_ALUNO_5EF.A165"/>
    </style:style>
    <style:style style:name="ce25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9:.$A$169]; [.A169])&gt;1;NOT(ISBLANK([.A169]))))" style:apply-style-name="cf1" style:base-cell-address="TS_ALUNO_5EF.A169"/>
    </style:style>
    <style:style style:name="ce25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3:.$A$173]; [.A173])&gt;1;NOT(ISBLANK([.A173]))))" style:apply-style-name="cf1" style:base-cell-address="TS_ALUNO_5EF.A173"/>
    </style:style>
    <style:style style:name="ce25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7:.$A$177]; [.A177])&gt;1;NOT(ISBLANK([.A177]))))" style:apply-style-name="cf1" style:base-cell-address="TS_ALUNO_5EF.A177"/>
    </style:style>
    <style:style style:name="ce25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1:.$A$181]; [.A181])&gt;1;NOT(ISBLANK([.A181]))))" style:apply-style-name="cf1" style:base-cell-address="TS_ALUNO_5EF.A181"/>
    </style:style>
    <style:style style:name="ce25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7:.$A$187]; [.A187])&gt;1;NOT(ISBLANK([.A187]))))" style:apply-style-name="cf1" style:base-cell-address="TS_ALUNO_5EF.A187"/>
    </style:style>
    <style:style style:name="ce25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9:.$A$189]; [.A189])&gt;1;NOT(ISBLANK([.A189]))))" style:apply-style-name="cf1" style:base-cell-address="TS_ALUNO_5EF.A189"/>
    </style:style>
    <style:style style:name="ce25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1:.$A$191]; [.A191])&gt;1;NOT(ISBLANK([.A191]))))" style:apply-style-name="cf1" style:base-cell-address="TS_ALUNO_5EF.A191"/>
    </style:style>
    <style:style style:name="ce25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3:.$A$193]; [.A193])&gt;1;NOT(ISBLANK([.A193]))))" style:apply-style-name="cf1" style:base-cell-address="TS_ALUNO_5EF.A193"/>
    </style:style>
    <style:style style:name="ce26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26:.$A$226]; [.A226])&gt;1;NOT(ISBLANK([.A226]))))" style:apply-style-name="cf1" style:base-cell-address="TS_ALUNO_5EF.A226"/>
    </style:style>
    <style:style style:name="ce26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0:.$A$230]; [.A230])&gt;1;NOT(ISBLANK([.A230]))))" style:apply-style-name="cf1" style:base-cell-address="TS_ALUNO_5EF.A230"/>
    </style:style>
    <style:style style:name="ce26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17:.$A$217]; [.A217])&gt;1;NOT(ISBLANK([.A217]))))" style:apply-style-name="cf1" style:base-cell-address="TS_ALUNO_5EF.A217"/>
    </style:style>
    <style:style style:name="ce26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5:.$A$195]; [.A195])&gt;1;NOT(ISBLANK([.A195]))))" style:apply-style-name="cf1" style:base-cell-address="TS_ALUNO_5EF.A195"/>
    </style:style>
    <style:style style:name="ce26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7:.$A$197]; [.A197])&gt;1;NOT(ISBLANK([.A197]))))" style:apply-style-name="cf1" style:base-cell-address="TS_ALUNO_5EF.A197"/>
    </style:style>
    <style:style style:name="ce26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9:.$A$199]; [.A199])&gt;1;NOT(ISBLANK([.A199]))))" style:apply-style-name="cf1" style:base-cell-address="TS_ALUNO_5EF.A199"/>
    </style:style>
    <style:style style:name="ce26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1:.$A$201]; [.A201])&gt;1;NOT(ISBLANK([.A201]))))" style:apply-style-name="cf1" style:base-cell-address="TS_ALUNO_5EF.A201"/>
    </style:style>
    <style:style style:name="ce26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3:.$A$203]; [.A203])&gt;1;NOT(ISBLANK([.A203]))))" style:apply-style-name="cf1" style:base-cell-address="TS_ALUNO_5EF.A203"/>
    </style:style>
    <style:style style:name="ce26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4:.$A$234]; [.A234])&gt;1;NOT(ISBLANK([.A234]))))" style:apply-style-name="cf1" style:base-cell-address="TS_ALUNO_5EF.A234"/>
    </style:style>
    <style:style style:name="ce26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8:.$A$238]; [.A238])&gt;1;NOT(ISBLANK([.A238]))))" style:apply-style-name="cf1" style:base-cell-address="TS_ALUNO_5EF.A238"/>
    </style:style>
    <style:style style:name="ce27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2:.$A$242]; [.A242])&gt;1;NOT(ISBLANK([.A242]))))" style:apply-style-name="cf1" style:base-cell-address="TS_ALUNO_5EF.A242"/>
    </style:style>
    <style:style style:name="ce27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9:.$A$249]; [.A249])&gt;1;NOT(ISBLANK([.A249]))))" style:apply-style-name="cf1" style:base-cell-address="TS_ALUNO_5EF.A249"/>
    </style:style>
    <style:style style:name="ce27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52:.$A$252]; [.A252])&gt;1;NOT(ISBLANK([.A252]))))" style:apply-style-name="cf1" style:base-cell-address="TS_ALUNO_5EF.A252"/>
    </style:style>
    <style:style style:name="ce27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4:.$A$244]; [.A244])&gt;1;NOT(ISBLANK([.A244]))))" style:apply-style-name="cf1" style:base-cell-address="TS_ALUNO_9EF.A244"/>
    </style:style>
    <style:style style:name="ce27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6:.$A$246]; [.A246])&gt;1;NOT(ISBLANK([.A246]))))" style:apply-style-name="cf1" style:base-cell-address="TS_ALUNO_9EF.A246"/>
    </style:style>
    <style:style style:name="ce27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8:.$A$248]; [.A248])&gt;1;NOT(ISBLANK([.A248]))))" style:apply-style-name="cf1" style:base-cell-address="TS_ALUNO_9EF.A248"/>
    </style:style>
    <style:style style:name="ce27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50:.$A$250]; [.A250])&gt;1;NOT(ISBLANK([.A250]))))" style:apply-style-name="cf1" style:base-cell-address="TS_ALUNO_9EF.A250"/>
    </style:style>
    <style:style style:name="ce27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52:.$A$252]; [.A252])&gt;1;NOT(ISBLANK([.A252]))))" style:apply-style-name="cf1" style:base-cell-address="TS_ALUNO_9EF.A252"/>
    </style:style>
    <style:style style:name="ce27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54:.$A$154]; [.A154])+COUNTIF([.$A$160:.$A$160]; [.A154])+COUNTIF([.$A$176:.$A$176]; [.A154])+COUNTIF([.$A$182:.$A$182]; [.A154])+COUNTIF([.$A$197:.$A$197]; [.A154])+COUNTIF([.$A$200:.$A$200]; [.A154])+COUNTIF([.$A$206:.$A$206]; [.A154])+COUNTIF([.$A$234:.$A$234]; [.A154])+COUNTIF([.$A$255:.$A$255]; [.A154])+COUNTIF([.$A$262:.$A$262]; [.A154])+COUNTIF([.$A$269:.$A$269]; [.A154])+COUNTIF([.$A$272:.$A$272]; [.A154])+COUNTIF([.$A$295:.$A$295]; [.A154])&gt;1;NOT(ISBLANK([.A154]))))" style:apply-style-name="cf1" style:base-cell-address="TS_ALUNO_9EF.A154"/>
    </style:style>
    <style:style style:name="ce27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6:.$A$236]; [.A236])&gt;1;NOT(ISBLANK([.A236]))))" style:apply-style-name="cf1" style:base-cell-address="TS_ALUNO_9EF.A236"/>
    </style:style>
    <style:style style:name="ce28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8:.$A$238]; [.A238])&gt;1;NOT(ISBLANK([.A238]))))" style:apply-style-name="cf1" style:base-cell-address="TS_ALUNO_9EF.A238"/>
    </style:style>
    <style:style style:name="ce28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0:.$A$240]; [.A240])&gt;1;NOT(ISBLANK([.A240]))))" style:apply-style-name="cf1" style:base-cell-address="TS_ALUNO_9EF.A240"/>
    </style:style>
    <style:style style:name="ce28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2:.$A$242]; [.A242])&gt;1;NOT(ISBLANK([.A242]))))" style:apply-style-name="cf1" style:base-cell-address="TS_ALUNO_9EF.A242"/>
    </style:style>
    <style:style style:name="ce28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2:.$A$202]; [.A202])&gt;1;NOT(ISBLANK([.A202]))))" style:apply-style-name="cf1" style:base-cell-address="TS_ALUNO_9EF.A202"/>
    </style:style>
    <style:style style:name="ce28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4:.$A$204]; [.A204])&gt;1;NOT(ISBLANK([.A204]))))" style:apply-style-name="cf1" style:base-cell-address="TS_ALUNO_9EF.A204"/>
    </style:style>
    <style:style style:name="ce28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10:.$A$210]; [.A210])&gt;1;NOT(ISBLANK([.A210]))))" style:apply-style-name="cf1" style:base-cell-address="TS_ALUNO_9EF.A210"/>
    </style:style>
    <style:style style:name="ce28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14:.$A$214]; [.A214])&gt;1;NOT(ISBLANK([.A214]))))" style:apply-style-name="cf1" style:base-cell-address="TS_ALUNO_9EF.A214"/>
    </style:style>
    <style:style style:name="ce28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18:.$A$218]; [.A218])&gt;1;NOT(ISBLANK([.A218]))))" style:apply-style-name="cf1" style:base-cell-address="TS_ALUNO_9EF.A218"/>
    </style:style>
    <style:style style:name="ce28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22:.$A$222]; [.A222])&gt;1;NOT(ISBLANK([.A222]))))" style:apply-style-name="cf1" style:base-cell-address="TS_ALUNO_9EF.A222"/>
    </style:style>
    <style:style style:name="ce28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26:.$A$226]; [.A226])&gt;1;NOT(ISBLANK([.A226]))))" style:apply-style-name="cf1" style:base-cell-address="TS_ALUNO_9EF.A226"/>
    </style:style>
    <style:style style:name="ce29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0:.$A$230]; [.A230])&gt;1;NOT(ISBLANK([.A230]))))" style:apply-style-name="cf1" style:base-cell-address="TS_ALUNO_9EF.A230"/>
    </style:style>
    <style:style style:name="ce29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5:.$A$185]; [.A185])&gt;1;NOT(ISBLANK([.A185]))))" style:apply-style-name="cf1" style:base-cell-address="TS_ALUNO_9EF.A185"/>
    </style:style>
    <style:style style:name="ce29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8:.$A$188]; [.A188])&gt;1;NOT(ISBLANK([.A188]))))" style:apply-style-name="cf1" style:base-cell-address="TS_ALUNO_9EF.A188"/>
    </style:style>
    <style:style style:name="ce29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1:.$A$191]; [.A191])&gt;1;NOT(ISBLANK([.A191]))))" style:apply-style-name="cf1" style:base-cell-address="TS_ALUNO_9EF.A191"/>
    </style:style>
    <style:style style:name="ce29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4:.$A$194]; [.A194])&gt;1;NOT(ISBLANK([.A194]))))" style:apply-style-name="cf1" style:base-cell-address="TS_ALUNO_9EF.A194"/>
    </style:style>
    <style:style style:name="ce29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2:.$A$162]; [.A162])&gt;1;NOT(ISBLANK([.A162]))))" style:apply-style-name="cf1" style:base-cell-address="TS_ALUNO_9EF.A162"/>
    </style:style>
    <style:style style:name="ce29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4:.$A$164]; [.A164])&gt;1;NOT(ISBLANK([.A164]))))" style:apply-style-name="cf1" style:base-cell-address="TS_ALUNO_9EF.A164"/>
    </style:style>
    <style:style style:name="ce29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6:.$A$166]; [.A166])&gt;1;NOT(ISBLANK([.A166]))))" style:apply-style-name="cf1" style:base-cell-address="TS_ALUNO_9EF.A166"/>
    </style:style>
    <style:style style:name="ce29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8:.$A$168]; [.A168])&gt;1;NOT(ISBLANK([.A168]))))" style:apply-style-name="cf1" style:base-cell-address="TS_ALUNO_9EF.A168"/>
    </style:style>
    <style:style style:name="ce29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0:.$A$170]; [.A170])&gt;1;NOT(ISBLANK([.A170]))))" style:apply-style-name="cf1" style:base-cell-address="TS_ALUNO_9EF.A170"/>
    </style:style>
    <style:style style:name="ce30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301:.$A$301]; [.A301])&gt;1;NOT(ISBLANK([.A301]))))" style:apply-style-name="cf1" style:base-cell-address="TS_ALUNO_9EF.A301"/>
    </style:style>
    <style:style style:name="ce30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98:.$A$298]; [.A298])&gt;1;NOT(ISBLANK([.A298]))))" style:apply-style-name="cf1" style:base-cell-address="TS_ALUNO_9EF.A298"/>
    </style:style>
    <style:style style:name="ce30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91:.$A$291]; [.A291])&gt;1;NOT(ISBLANK([.A291]))))" style:apply-style-name="cf1" style:base-cell-address="TS_ALUNO_9EF.A291"/>
    </style:style>
    <style:style style:name="ce30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87:.$A$287]; [.A287])&gt;1;NOT(ISBLANK([.A287]))))" style:apply-style-name="cf1" style:base-cell-address="TS_ALUNO_9EF.A287"/>
    </style:style>
    <style:style style:name="ce30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83:.$A$283]; [.A283])&gt;1;NOT(ISBLANK([.A283]))))" style:apply-style-name="cf1" style:base-cell-address="TS_ALUNO_9EF.A283"/>
    </style:style>
    <style:style style:name="ce30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75:.$A$275]; [.A275])&gt;1;NOT(ISBLANK([.A275]))))" style:apply-style-name="cf1" style:base-cell-address="TS_ALUNO_9EF.A275"/>
    </style:style>
    <style:style style:name="ce30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79:.$A$279]; [.A279])&gt;1;NOT(ISBLANK([.A279]))))" style:apply-style-name="cf1" style:base-cell-address="TS_ALUNO_9EF.A279"/>
    </style:style>
    <style:style style:name="ce30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66:.$A$266]; [.A266])&gt;1;NOT(ISBLANK([.A266]))))" style:apply-style-name="cf1" style:base-cell-address="TS_ALUNO_9EF.A266"/>
    </style:style>
    <style:style style:name="ce30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06:.$A$106]; [.A106])+COUNTIF([.$A$112:.$A$112]; [.A106])+COUNTIF([.$A$128:.$A$128]; [.A106])+COUNTIF([.$A$134:.$A$134]; [.A106])+COUNTIF([.$A$149:.$A$149]; [.A106])+COUNTIF([.$A$152:.$A$152]; [.A106])+COUNTIF([.$A$158:.$A$158]; [.A106])+COUNTIF([.$A$186:.$A$186]; [.A106])+COUNTIF([.$A$207:.$A$207]; [.A106])+COUNTIF([.$A$214:.$A$214]; [.A106])+COUNTIF([.$A$221:.$A$221]; [.A106])+COUNTIF([.$A$224:.$A$224]; [.A106])+COUNTIF([.$A$247:.$A$247]; [.A106])&gt;1;NOT(ISBLANK([.A106]))))" style:apply-style-name="cf1" style:base-cell-address="TS_ALUNO_34EM.A106"/>
    </style:style>
    <style:style style:name="ce30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14:.$A$114]; [.A114])&gt;1;NOT(ISBLANK([.A114]))))" style:apply-style-name="cf1" style:base-cell-address="TS_ALUNO_34EM.A114"/>
    </style:style>
    <style:style style:name="ce31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16:.$A$116]; [.A116])&gt;1;NOT(ISBLANK([.A116]))))" style:apply-style-name="cf1" style:base-cell-address="TS_ALUNO_34EM.A116"/>
    </style:style>
    <style:style style:name="ce31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18:.$A$118]; [.A118])&gt;1;NOT(ISBLANK([.A118]))))" style:apply-style-name="cf1" style:base-cell-address="TS_ALUNO_34EM.A118"/>
    </style:style>
    <style:style style:name="ce31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20:.$A$120]; [.A120])&gt;1;NOT(ISBLANK([.A120]))))" style:apply-style-name="cf1" style:base-cell-address="TS_ALUNO_34EM.A120"/>
    </style:style>
    <style:style style:name="ce31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22:.$A$122]; [.A122])&gt;1;NOT(ISBLANK([.A122]))))" style:apply-style-name="cf1" style:base-cell-address="TS_ALUNO_34EM.A122"/>
    </style:style>
    <style:style style:name="ce31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37:.$A$137]; [.A137])&gt;1;NOT(ISBLANK([.A137]))))" style:apply-style-name="cf1" style:base-cell-address="TS_ALUNO_34EM.A137"/>
    </style:style>
    <style:style style:name="ce31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40:.$A$140]; [.A140])&gt;1;NOT(ISBLANK([.A140]))))" style:apply-style-name="cf1" style:base-cell-address="TS_ALUNO_34EM.A140"/>
    </style:style>
    <style:style style:name="ce31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43:.$A$143]; [.A143])&gt;1;NOT(ISBLANK([.A143]))))" style:apply-style-name="cf1" style:base-cell-address="TS_ALUNO_34EM.A143"/>
    </style:style>
    <style:style style:name="ce31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46:.$A$146]; [.A146])&gt;1;NOT(ISBLANK([.A146]))))" style:apply-style-name="cf1" style:base-cell-address="TS_ALUNO_34EM.A146"/>
    </style:style>
    <style:style style:name="ce31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53:.$A$253]; [.A253])&gt;1;NOT(ISBLANK([.A253]))))" style:apply-style-name="cf1" style:base-cell-address="TS_ALUNO_34EM.A253"/>
    </style:style>
    <style:style style:name="ce31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50:.$A$250]; [.A250])&gt;1;NOT(ISBLANK([.A250]))))" style:apply-style-name="cf1" style:base-cell-address="TS_ALUNO_34EM.A250"/>
    </style:style>
    <style:style style:name="ce32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43:.$A$243]; [.A243])&gt;1;NOT(ISBLANK([.A243]))))" style:apply-style-name="cf1" style:base-cell-address="TS_ALUNO_34EM.A243"/>
    </style:style>
    <style:style style:name="ce32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9:.$A$239]; [.A239])&gt;1;NOT(ISBLANK([.A239]))))" style:apply-style-name="cf1" style:base-cell-address="TS_ALUNO_34EM.A239"/>
    </style:style>
    <style:style style:name="ce32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5:.$A$235]; [.A235])&gt;1;NOT(ISBLANK([.A235]))))" style:apply-style-name="cf1" style:base-cell-address="TS_ALUNO_34EM.A235"/>
    </style:style>
    <style:style style:name="ce32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54:.$A$154]; [.A154])&gt;1;NOT(ISBLANK([.A154]))))" style:apply-style-name="cf1" style:base-cell-address="TS_ALUNO_34EM.A154"/>
    </style:style>
    <style:style style:name="ce32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56:.$A$156]; [.A156])&gt;1;NOT(ISBLANK([.A156]))))" style:apply-style-name="cf1" style:base-cell-address="TS_ALUNO_34EM.A156"/>
    </style:style>
    <style:style style:name="ce32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2:.$A$162]; [.A162])&gt;1;NOT(ISBLANK([.A162]))))" style:apply-style-name="cf1" style:base-cell-address="TS_ALUNO_34EM.A162"/>
    </style:style>
    <style:style style:name="ce32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66:.$A$166]; [.A166])&gt;1;NOT(ISBLANK([.A166]))))" style:apply-style-name="cf1" style:base-cell-address="TS_ALUNO_34EM.A166"/>
    </style:style>
    <style:style style:name="ce32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0:.$A$170]; [.A170])&gt;1;NOT(ISBLANK([.A170]))))" style:apply-style-name="cf1" style:base-cell-address="TS_ALUNO_34EM.A170"/>
    </style:style>
    <style:style style:name="ce32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4:.$A$174]; [.A174])&gt;1;NOT(ISBLANK([.A174]))))" style:apply-style-name="cf1" style:base-cell-address="TS_ALUNO_34EM.A174"/>
    </style:style>
    <style:style style:name="ce32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78:.$A$178]; [.A178])&gt;1;NOT(ISBLANK([.A178]))))" style:apply-style-name="cf1" style:base-cell-address="TS_ALUNO_34EM.A178"/>
    </style:style>
    <style:style style:name="ce33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2:.$A$182]; [.A182])&gt;1;NOT(ISBLANK([.A182]))))" style:apply-style-name="cf1" style:base-cell-address="TS_ALUNO_34EM.A182"/>
    </style:style>
    <style:style style:name="ce33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88:.$A$188]; [.A188])&gt;1;NOT(ISBLANK([.A188]))))" style:apply-style-name="cf1" style:base-cell-address="TS_ALUNO_34EM.A188"/>
    </style:style>
    <style:style style:name="ce33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0:.$A$190]; [.A190])&gt;1;NOT(ISBLANK([.A190]))))" style:apply-style-name="cf1" style:base-cell-address="TS_ALUNO_34EM.A190"/>
    </style:style>
    <style:style style:name="ce333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2:.$A$192]; [.A192])&gt;1;NOT(ISBLANK([.A192]))))" style:apply-style-name="cf1" style:base-cell-address="TS_ALUNO_34EM.A192"/>
    </style:style>
    <style:style style:name="ce334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4:.$A$194]; [.A194])&gt;1;NOT(ISBLANK([.A194]))))" style:apply-style-name="cf1" style:base-cell-address="TS_ALUNO_34EM.A194"/>
    </style:style>
    <style:style style:name="ce335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6:.$A$196]; [.A196])&gt;1;NOT(ISBLANK([.A196]))))" style:apply-style-name="cf1" style:base-cell-address="TS_ALUNO_34EM.A196"/>
    </style:style>
    <style:style style:name="ce336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198:.$A$198]; [.A198])&gt;1;NOT(ISBLANK([.A198]))))" style:apply-style-name="cf1" style:base-cell-address="TS_ALUNO_34EM.A198"/>
    </style:style>
    <style:style style:name="ce337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0:.$A$200]; [.A200])&gt;1;NOT(ISBLANK([.A200]))))" style:apply-style-name="cf1" style:base-cell-address="TS_ALUNO_34EM.A200"/>
    </style:style>
    <style:style style:name="ce338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2:.$A$202]; [.A202])&gt;1;NOT(ISBLANK([.A202]))))" style:apply-style-name="cf1" style:base-cell-address="TS_ALUNO_34EM.A202"/>
    </style:style>
    <style:style style:name="ce339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04:.$A$204]; [.A204])&gt;1;NOT(ISBLANK([.A204]))))" style:apply-style-name="cf1" style:base-cell-address="TS_ALUNO_34EM.A204"/>
    </style:style>
    <style:style style:name="ce340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27:.$A$227]; [.A227])&gt;1;NOT(ISBLANK([.A227]))))" style:apply-style-name="cf1" style:base-cell-address="TS_ALUNO_34EM.A227"/>
    </style:style>
    <style:style style:name="ce341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31:.$A$231]; [.A231])&gt;1;NOT(ISBLANK([.A231]))))" style:apply-style-name="cf1" style:base-cell-address="TS_ALUNO_34EM.A231"/>
    </style:style>
    <style:style style:name="ce342" style:family="table-cell" style:parent-style-name="Normal_32_2" style:data-style-name="N0">
      <style:table-cell-properties fo:border="thin solid #000000" style:vertical-align="middle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  <style:map style:condition="of:is-true-formula(AND(COUNTIF([.$A$218:.$A$218]; [.A218])&gt;1;NOT(ISBLANK([.A218]))))" style:apply-style-name="cf1" style:base-cell-address="TS_ALUNO_34EM.A21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Índ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2" table:number-rows-spanned="1" table:style-name="ce109">
            <text:p>MICRODADOS - SAEB 2021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6">
            <text:p>Tabela</text:p>
          </table:table-cell>
          <table:table-cell office:value-type="string" table:style-name="ce16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ALUNO_2EF</text:p>
          </table:table-cell>
          <table:table-cell office:value-type="string" table:style-name="ce20">
            <text:p>Informações das respostas à prova do SAEB e das proficiências dos alunos do 2º ano EF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ALUNO_5EF</text:p>
          </table:table-cell>
          <table:table-cell office:value-type="string" table:style-name="ce20">
            <text:p>Informações das respostas ao questionário, à prova do SAEBe das proficiências dos alunos do 5º ano EF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ALUNO_9EF</text:p>
          </table:table-cell>
          <table:table-cell office:value-type="string" table:style-name="ce20">
            <text:p>Informações das respostas ao questionário, à prova do SAEB e das proficiências dos alunos do 9º ano EF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ALUNO_34EM</text:p>
          </table:table-cell>
          <table:table-cell office:value-type="string" table:style-name="ce24">
            <text:p>Informações das respostas ao questionário, à prova do SAEB e das proficiências dos alunos da 3ª/4ª série do EM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 ESCOLA</text:p>
          </table:table-cell>
          <table:table-cell office:value-type="string" table:style-name="ce7">
            <text:p>Resultados do SAEB e indicadores por Escol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PROFESSOR</text:p>
          </table:table-cell>
          <table:table-cell office:value-type="string" table:style-name="ce21">
            <text:p>Resposta do questionário aplicado ao Professor de cada disciplina de cada série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DIRETOR</text:p>
          </table:table-cell>
          <table:table-cell office:value-type="string" table:style-name="ce21">
            <text:p>Resposta do questionário aplicado ao Diretor de cada escola - Coletado por meio de aplicação eletrônic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SECRETARIO_MUNICIPAL</text:p>
          </table:table-cell>
          <table:table-cell office:value-type="string" table:style-name="ce21">
            <text:p>Resposta do questionário aplicado aos Secretários Municipais de Educação - Coletado por meio de aplicação eletrônica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S_ITEM</text:p>
          </table:table-cell>
          <table:table-cell office:value-type="string" table:style-name="ce7">
            <text:p>Informações dos itens da prova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TS_ALUNO_2EF" table:style-name="ta2">
        <table:table-column table:style-name="co5" table:default-cell-style-name="ce36"/>
        <table:table-column table:style-name="co6" table:default-cell-style-name="ce36"/>
        <table:table-column table:style-name="co7" table:default-cell-style-name="ce40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3" table:number-columns-repeated="3" table:default-cell-style-name="ce36"/>
        <table:table-column table:style-name="co11" table:default-cell-style-name="ce36"/>
        <table:table-column table:style-name="co3" table:number-columns-repeated="6" table:default-cell-style-name="ce36"/>
        <table:table-column table:style-name="co12" table:default-cell-style-name="ce36"/>
        <table:table-column table:style-name="co3" table:number-columns-repeated="16367" table:default-cell-style-name="ce36"/>
        <table:table-row table:style-name="ro3">
          <table:table-cell office:value-type="string" table:number-columns-spanned="5" table:number-rows-spanned="1" table:style-name="ce123">
            <text:p>TS_ALUNO_2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37">
            <text:p>Descrição</text:p>
          </table:table-cell>
          <table:table-cell office:value-type="string" table:style-name="ce37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1" table:style-name="ce24">
            <text:p>202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19">
            <text:p>ID_REGIAO</text:p>
          </table:table-cell>
          <table:table-cell office:value-type="string" table:number-columns-spanned="1" table:number-rows-spanned="5" table:style-name="ce120">
            <text:p>Num</text:p>
          </table:table-cell>
          <table:table-cell office:value-type="float" office:value="1" table:number-columns-spanned="1" table:number-rows-spanned="5" table:style-name="ce120">
            <text:p>1</text:p>
          </table:table-cell>
          <table:table-cell office:value-type="string" table:number-columns-spanned="1" table:number-rows-spanned="5" table:style-name="ce121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19">
            <text:p>ID_UF</text:p>
          </table:table-cell>
          <table:table-cell office:value-type="string" table:number-columns-spanned="1" table:number-rows-spanned="27" table:style-name="ce121">
            <text:p>Num</text:p>
          </table:table-cell>
          <table:table-cell office:value-type="float" office:value="2" table:number-columns-spanned="1" table:number-rows-spanned="27" table:style-name="ce120">
            <text:p>2</text:p>
          </table:table-cell>
          <table:table-cell office:value-type="string" table:number-columns-spanned="1" table:number-rows-spanned="27" table:style-name="ce121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ARE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N_PUBLIC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LOCALIZACA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22">
            <text:p>ID_TURMA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Código da turma no Saeb</text:p>
          </table:table-cell>
          <table:table-cell table:style-name="ce22"/>
          <table:table-cell table:number-columns-repeated="16379" table:style-name="ce36"/>
        </table:table-row>
        <table:table-row table:style-name="ro4">
          <table:table-cell office:value-type="string" table:style-name="ce22">
            <text:p>ID_SERIE</text:p>
          </table:table-cell>
          <table:table-cell office:value-type="string" table:style-name="ce25">
            <text:p>Num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Ano Escolar</text:p>
          </table:table-cell>
          <table:table-cell office:value-type="string" table:style-name="ce20">
            <text:p>2 - 2º ano do Ensino Fundamental</text:p>
          </table:table-cell>
          <table:table-cell table:style-name="ce38"/>
          <table:table-cell table:number-columns-repeated="16378"/>
        </table:table-row>
        <table:table-row table:style-name="ro4">
          <table:table-cell office:value-type="string" table:style-name="ce22">
            <text:p>ID_ALUNO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Código do aluno no Saeb</text:p>
          </table:table-cell>
          <table:table-cell table:style-name="ce22"/>
          <table:table-cell table:number-columns-repeated="16379" table:style-name="ce36"/>
        </table:table-row>
        <table:table-row table:style-name="ro6">
          <table:table-cell office:value-type="string" table:number-columns-spanned="1" table:number-rows-spanned="2" table:style-name="ce119">
            <text:p>IN_SITUACAO_CENS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consistência entre os dados da aplicação do Saeb 2021 com o Censo da Educação Básica 2021 finalizado</text:p>
          </table:table-cell>
          <table:table-cell office:value-type="string" table:style-name="ce24">
            <text:p>0 - Não consistente</text:p>
          </table:table-cell>
          <table:table-cell table:number-columns-repeated="16379" table:style-name="ce36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24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ENCHIMENTO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a prova de Língua Portugues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ENCHIMENTO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a prova de Matemátic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Língua Portugues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Matemátic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D_CADERNO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de Língua Portugues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1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Língua Portuguesa<text:s/></text:p>
          </table:table-cell>
          <table:table-cell office:value-type="string" table:style-name="ce2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2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Língua Portuguesa<text:s/></text:p>
          </table:table-cell>
          <table:table-cell office:value-type="string" table:style-name="ce20">
            <text:p>De 1 a 7 (9 no macrotipo 18 - caderno 22)</text:p>
          </table:table-cell>
          <table:table-cell table:number-columns-repeated="16379"/>
        </table:table-row>
        <table:table-row table:style-name="ro5">
          <table:table-cell office:value-type="string" table:style-name="ce39">
            <text:p>NU_BLOCO_1_ABERTA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resposta construída em Língua Portuguesa<text:s/>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9">
            <text:p>NU_BLOCO_2_ABERTA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resposta construída em Língua Portuguesa<text:s/>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D_CADERNO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de Matemátic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1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Matemática</text:p>
          </table:table-cell>
          <table:table-cell office:value-type="string" table:style-name="ce2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2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Matemática</text:p>
          </table:table-cell>
          <table:table-cell office:value-type="string" table:style-name="ce20">
            <text:p>De 1 a 7 (9 no macrotipo 18 - 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NU_BLOCO_1_ABERTA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resposta construída em Matemática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NU_BLOCO_2_ABERTA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resposta construída em Matemática</text:p>
          </table:table-cell>
          <table:table-cell office:value-type="string" table:style-name="ce20">
            <text:p>De 1 a 7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1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8</text:p>
          </table:table-cell>
          <table:table-cell office:value-type="string" table:style-name="ce21">
            <text:p>Resposta do aluno ao Bloco 1 da prova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2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8</text:p>
          </table:table-cell>
          <table:table-cell office:value-type="string" table:style-name="ce21">
            <text:p>Resposta do aluno ao Bloco 2 da prova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32">
            <text:p>CO_CONCEITO_Q1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2</text:p>
          </table:table-cell>
          <table:table-cell office:value-type="string" table:style-name="ce21">
            <text:p>Resposta do aluno ao Bloco 2 da prova de Língua Portuguesa</text:p>
          </table:table-cell>
          <table:table-cell office:value-type="string" table:style-name="ce41">
            <text:p>A – Escrita ortográfica</text:p>
            <text:p>B – Escrita alfabética</text:p>
            <text:p>C – Escrita silábico-alfabética ou silábica com valor sonoro</text:p>
            <text:p>D – Branco e nulo</text:p>
            <text:p>IP – Imagem com problema</text:p>
          </table:table-cell>
          <table:table-cell table:number-columns-repeated="16379"/>
        </table:table-row>
        <table:table-row table:style-name="ro7">
          <table:table-cell office:value-type="string" table:style-name="ce32">
            <text:p>CO_CONCEITO_Q2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2</text:p>
          </table:table-cell>
          <table:table-cell office:value-type="string" table:style-name="ce21">
            <text:p>Conceito obtido na questão 2 de resposta construída em Língua Portuguesa</text:p>
          </table:table-cell>
          <table:table-cell office:value-type="string" table:style-name="ce41">
            <text:p>A – Escrita ortográfica</text:p>
            <text:p>B – Escrita alfabética</text:p>
            <text:p>C – Escrita silábico-alfabética ou silábica com valor sonoro</text:p>
            <text:p>D – Branco e nulo</text:p>
            <text:p>IP – Imagem com problema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CO_RESPOSTA_TEXTO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2</text:p>
          </table:table-cell>
          <table:table-cell office:value-type="string" table:style-name="ce21">
            <text:p>Análise da Produção Textual</text:p>
          </table:table-cell>
          <table:table-cell office:value-type="string" table:style-name="ce41">
            <text:p>BR - Branco</text:p>
            <text:p>NL - Nulo</text:p>
            <text:p>TX - Texto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CO_CONCEITO_PROPOSITO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para propósito na produção de texto em Língua Portuguesa</text:p>
          </table:table-cell>
          <table:table-cell office:value-type="string" table:style-name="ce34">
            <text:p>A, B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CO_CONCEITO_ELEMENTO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para elemento na produção de texto em Língua Portuguesa</text:p>
          </table:table-cell>
          <table:table-cell office:value-type="string" table:style-name="ce34">
            <text:p>A, B, C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CO_CONCEITO_SEGMENTACAO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para segmentação na produção de texto em Língua Portuguesa</text:p>
          </table:table-cell>
          <table:table-cell office:value-type="string" table:style-name="ce34">
            <text:p>A, B, C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CO_TEXTO_GRAFIA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para grafia na produção de texto em Língua Portuguesa</text:p>
          </table:table-cell>
          <table:table-cell office:value-type="string" table:style-name="ce34">
            <text:p>A, B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1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1 da prova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2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2 da prova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CO_CONCEITO_Q1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2</text:p>
          </table:table-cell>
          <table:table-cell office:value-type="string" table:style-name="ce21">
            <text:p>Conceito obtido na questão 1 de resposta construída em Matemática</text:p>
          </table:table-cell>
          <table:table-cell office:value-type="string" table:style-name="ce41">
            <text:p>2, 20, 21, 22, 23, 24 – Crédito completo</text:p>
            <text:p>11, 12, 13 – Crédito parcial<text:s/></text:p>
            <text:p>0 - Nenhum crédito</text:p>
            <text:p>7 - Erros de impressão ou digitalização</text:p>
            <text:p><text:s/>. - Em branc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CO_CONCEITO_Q2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2</text:p>
          </table:table-cell>
          <table:table-cell office:value-type="string" table:style-name="ce21">
            <text:p>Conceito obtido na questão 2 de resposta construída em Matemática</text:p>
          </table:table-cell>
          <table:table-cell office:value-type="string" table:style-name="ce41">
            <text:p>2, 20, 21, 22, 23, 24 – Crédito completo</text:p>
            <text:p>11, 12, 13 – Crédito parcial<text:s/></text:p>
            <text:p>0 - Nenhum crédito</text:p>
            <text:p>7 - Erros de impressão ou digitalização</text:p>
            <text:p><text:s/>. - Em branco</text:p>
          </table:table-cell>
          <table:table-cell table:number-columns-repeated="16379"/>
        </table:table-row>
        <table:table-row table:style-name="ro10">
          <table:table-cell office:value-type="string" table:number-columns-spanned="1" table:number-rows-spanned="2" table:style-name="ce122">
            <text:p>IN_PROFICIENCIA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 de Língua Portugues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2" table:style-name="ce122">
            <text:p>IN_PROFICIENCIA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 d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22">
            <text:p>IN_AMOSTR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articipação da amostra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9">
          <table:table-cell office:value-type="string" table:style-name="ce15">
            <text:p>ESTRATO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. Para mais detalhes consulte o Relatório de Amostragem do Saeb 2021.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LP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2">
          <table:table-cell office:value-type="string" table:style-name="ce22">
            <text:p>PROFICIENCIA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Língua Portugues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LP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em Língua Portuguesa transformada na escala única do SAEB, com média = 750, desvio = 50 (do SAEB/19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MT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2">
          <table:table-cell office:value-type="string" table:style-name="ce22">
            <text:p>PROFICIENCIA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Matemátic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ERRO_PADRAO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MT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Matemática transformada na escala única do SAEB, com média = 750, desvio = 50 (do SAEB/19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MT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number-rows-repeated="1048477" table:style-name="ro4">
          <table:table-cell table:number-columns-repeated="16384"/>
        </table:table-row>
      </table:table>
      <table:table table:name="TS_ALUNO_5EF" table:style-name="ta3">
        <table:table-column table:style-name="co5" table:default-cell-style-name="ce36"/>
        <table:table-column table:style-name="co6" table:default-cell-style-name="ce40"/>
        <table:table-column table:style-name="co13" table:default-cell-style-name="ce40"/>
        <table:table-column table:style-name="co8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3" table:number-columns-repeated="16377" table:default-cell-style-name="ce36"/>
        <table:table-row table:style-name="ro3">
          <table:table-cell office:value-type="string" table:number-columns-spanned="5" table:number-rows-spanned="1" table:style-name="ce123">
            <text:p>TS_ALUNO_5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37">
            <text:p>Descrição</text:p>
          </table:table-cell>
          <table:table-cell office:value-type="string" table:style-name="ce37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1" table:style-name="ce24">
            <text:p>202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19">
            <text:p>ID_REGIAO</text:p>
          </table:table-cell>
          <table:table-cell office:value-type="string" table:number-columns-spanned="1" table:number-rows-spanned="5" table:style-name="ce120">
            <text:p>Num</text:p>
          </table:table-cell>
          <table:table-cell office:value-type="float" office:value="1" table:number-columns-spanned="1" table:number-rows-spanned="5" table:style-name="ce120">
            <text:p>1</text:p>
          </table:table-cell>
          <table:table-cell office:value-type="string" table:number-columns-spanned="1" table:number-rows-spanned="5" table:style-name="ce121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19">
            <text:p>ID_UF</text:p>
          </table:table-cell>
          <table:table-cell office:value-type="string" table:number-columns-spanned="1" table:number-rows-spanned="27" table:style-name="ce121">
            <text:p>Num</text:p>
          </table:table-cell>
          <table:table-cell office:value-type="float" office:value="2" table:number-columns-spanned="1" table:number-rows-spanned="27" table:style-name="ce120">
            <text:p>2</text:p>
          </table:table-cell>
          <table:table-cell office:value-type="string" table:number-columns-spanned="1" table:number-rows-spanned="27" table:style-name="ce121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ARE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N_PUBLIC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LOCALIZACA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22">
            <text:p>ID_TURMA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Código da turma no Saeb</text:p>
          </table:table-cell>
          <table:table-cell table:style-name="ce22"/>
          <table:table-cell table:number-columns-repeated="16379" table:style-name="ce36"/>
        </table:table-row>
        <table:table-row table:style-name="ro4">
          <table:table-cell office:value-type="string" table:style-name="ce22">
            <text:p>ID_SERIE</text:p>
          </table:table-cell>
          <table:table-cell office:value-type="string" table:style-name="ce25">
            <text:p>Num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Ano Escolar</text:p>
          </table:table-cell>
          <table:table-cell office:value-type="string" table:style-name="ce20">
            <text:p>5 - 5º ano do Ensino Fundamental</text:p>
          </table:table-cell>
          <table:table-cell table:style-name="ce38"/>
          <table:table-cell table:number-columns-repeated="16378"/>
        </table:table-row>
        <table:table-row table:style-name="ro4">
          <table:table-cell office:value-type="string" table:style-name="ce22">
            <text:p>ID_ALUNO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Código do aluno no Saeb</text:p>
          </table:table-cell>
          <table:table-cell table:style-name="ce22"/>
          <table:table-cell table:number-columns-repeated="16379" table:style-name="ce36"/>
        </table:table-row>
        <table:table-row table:style-name="ro13">
          <table:table-cell office:value-type="string" table:number-columns-spanned="1" table:number-rows-spanned="2" table:style-name="ce119">
            <text:p>IN_SITUACAO_CENS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consistência entre os dados da aplicação do Saeb 2021 com o Censo da Educação Básica 2021 finalizado</text:p>
          </table:table-cell>
          <table:table-cell office:value-type="string" table:style-name="ce24">
            <text:p>0 - Não consistente</text:p>
          </table:table-cell>
          <table:table-cell table:number-columns-repeated="16379" table:style-name="ce36"/>
        </table:table-row>
        <table:table-row table:style-name="ro13">
          <table:covered-table-cell/>
          <table:covered-table-cell/>
          <table:covered-table-cell/>
          <table:covered-table-cell/>
          <table:table-cell office:value-type="string" table:style-name="ce24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ENCHIMENTO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a prova de Língua Portugues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ENCHIMENTO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a prova de Matemátic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Língua Portugues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Matemátic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D_CADERNO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de Língua Portugues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1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Língua Portuguesa<text:s/></text:p>
          </table:table-cell>
          <table:table-cell office:value-type="string" table:style-name="ce2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2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Língua Portuguesa<text:s/></text:p>
          </table:table-cell>
          <table:table-cell office:value-type="string" table:style-name="ce20">
            <text:p>De 1 a 7 (9 no macrotipo 18 - caderno 22)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D_CADERNO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de Matemátic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1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Matemática</text:p>
          </table:table-cell>
          <table:table-cell office:value-type="string" table:style-name="ce2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2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Matemática</text:p>
          </table:table-cell>
          <table:table-cell office:value-type="string" table:style-name="ce20">
            <text:p>De 1 a 7 (9 no macrotipo 18 - 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1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1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2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2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TX_RESP_BLOCO1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1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TX_RESP_BLOCO2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2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14">
          <table:table-cell office:value-type="string" table:number-columns-spanned="1" table:number-rows-spanned="2" table:style-name="ce122">
            <text:p>IN_PROFICIENCIA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s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4">
          <table:table-cell office:value-type="string" table:number-columns-spanned="1" table:number-rows-spanned="2" table:style-name="ce122">
            <text:p>IN_PROFICIENCIA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s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22">
            <text:p>IN_AMOSTR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articipação da amostra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5">
          <table:table-cell office:value-type="string" table:style-name="ce15">
            <text:p>ESTRATO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. Para mais detalhes consulte o Relatório de Amostragem do Saeb 2019.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LP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2">
          <table:table-cell office:value-type="string" table:style-name="ce22">
            <text:p>PROFICIENCIA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Língua Portugues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LP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em Língua Portugues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MT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2">
          <table:table-cell office:value-type="string" table:style-name="ce22">
            <text:p>PROFICIENCIA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Matemátic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ERRO_PADRAO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MT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Matemátic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MT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6">
          <table:table-cell office:value-type="string" table:number-columns-spanned="1" table:number-rows-spanned="2" table:style-name="ce119">
            <text:p>IN_PREENCHIMENTO_QUESTIONARI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o questionário</text:p>
          </table:table-cell>
          <table:table-cell office:value-type="string" table:style-name="ce21">
            <text:p>0 - Não preenchido</text:p>
          </table:table-cell>
          <table:table-cell table:number-columns-repeated="16379" table:style-name="ce5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style-name="ce41">
            <text:p>1 - Preenchido parcial ou totalmente</text:p>
          </table:table-cell>
          <table:table-cell table:number-columns-repeated="16379" table:style-name="ce5"/>
        </table:table-row>
        <table:table-row table:style-name="ro18">
          <table:table-cell office:value-type="string" table:number-columns-spanned="1" table:number-rows-spanned="2" table:style-name="ce122">
            <text:p>IN_INSE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o INSE (São considerados válidos os estudantes que responderam pelo menos 8 itens, dentre os 17 utilizados para o cálculo do indicador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8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4">
          <table:table-cell office:value-type="string" table:style-name="ce15">
            <text:p>INSE_ALUNO</text:p>
          </table:table-cell>
          <table:table-cell office:value-type="string" table:style-name="ce24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Resultado individual do INSE para o aluno</text:p>
          </table:table-cell>
          <table:table-cell table:style-name="ce24"/>
          <table:table-cell table:number-columns-repeated="16379"/>
        </table:table-row>
        <table:table-row table:style-name="ro14">
          <table:table-cell office:value-type="string" table:number-columns-spanned="1" table:number-rows-spanned="8" table:style-name="ce122">
            <text:p>NU_TIPO_NIVEL_INSE</text:p>
          </table:table-cell>
          <table:table-cell office:value-type="string" table:number-columns-spanned="1" table:number-rows-spanned="8" table:style-name="ce120">
            <text:p>Num</text:p>
          </table:table-cell>
          <table:table-cell office:value-type="float" office:value="1" table:number-columns-spanned="1" table:number-rows-spanned="8" table:style-name="ce120">
            <text:p>1</text:p>
          </table:table-cell>
          <table:table-cell office:value-type="string" table:number-columns-spanned="1" table:number-rows-spanned="8" table:style-name="ce121">
            <text:p>Classificação do Indicador de Nível Socioeconômico em 8 Grupos (para melhor entendimento dos grupos, consultar a nota técnica disponível no portal do Inep em &lt;https://www.gov.br/inep/pt-br/acesso-a-informacao/dados-abertos/indicadores-educacionais/nivel-socioeconomico&gt;)</text:p>
          </table:table-cell>
          <table:table-cell office:value-type="string" table:style-name="ce24">
            <text:p>1 - Nível 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2 <text:s/>- Nível I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3 - Nível II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4 - Nível IV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5 - Nível V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6 - Nível VI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7 - Nível VII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8 - Nível VIII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15">
            <text:p>PESO_ALUNO_INSE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para cálculo do INSE 2021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36"/>
        </table:table-row>
        <table:table-row table:style-name="ro19">
          <table:table-cell office:value-type="string" table:style-name="ce84">
            <text:p>Variável</text:p>
          </table:table-cell>
          <table:table-cell office:value-type="string" table:style-name="ce84">
            <text:p>Tipo</text:p>
          </table:table-cell>
          <table:table-cell office:value-type="string" table:style-name="ce84">
            <text:p>Tamanho</text:p>
          </table:table-cell>
          <table:table-cell office:value-type="string" table:style-name="ce84">
            <text:p>Código da Questão</text:p>
          </table:table-cell>
          <table:table-cell office:value-type="string" table:style-name="ce42">
            <text:p>Descrição (texto da pergunta)</text:p>
          </table:table-cell>
          <table:table-cell office:value-type="string" table:style-name="ce43">
            <text:p>Código da opção de resposta</text:p>
          </table:table-cell>
          <table:table-cell office:value-type="string" table:style-name="ce42">
            <text:p>Texto da opção de resposta</text:p>
          </table:table-cell>
          <table:table-cell table:number-columns-repeated="16377" table:style-name="ce5"/>
        </table:table-row>
        <table:table-row table:style-name="ro16">
          <table:table-cell office:value-type="string" table:number-columns-spanned="1" table:number-rows-spanned="4" table:style-name="ce124">
            <text:p>TX_RESP_Q01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7">
            <text:p>Qual é o seu sexo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Masculi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Feminino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24" table:style-name="ce124">
            <text:p>TX_RESP_Q02</text:p>
          </table:table-cell>
          <table:table-cell office:value-type="string" table:number-columns-spanned="1" table:number-rows-spanned="24" table:style-name="ce125">
            <text:p>Char</text:p>
          </table:table-cell>
          <table:table-cell office:value-type="float" office:value="1" table:number-columns-spanned="1" table:number-rows-spanned="24" table:style-name="ce126">
            <text:p>1</text:p>
          </table:table-cell>
          <table:table-cell office:value-type="float" office:value="2" table:number-columns-spanned="1" table:number-rows-spanned="24" table:style-name="ce126">
            <text:p>2</text:p>
          </table:table-cell>
          <table:table-cell office:value-type="string" table:number-columns-spanned="1" table:number-rows-spanned="8" table:style-name="ce127">
            <text:p>Qual é a sua idade?</text:p>
            <text:p>(Questionário de aluno do 5º an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3">
            <text:p>9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3">
            <text:p>10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3">
            <text:p>11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3">
            <text:p>12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3">
            <text:p>13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3">
            <text:p>14 anos ou mai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27">
            <text:p>Qual é a sua idade?</text:p>
            <text:p>(Questionário de aluno do 9º an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3">
            <text:p>13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3">
            <text:p>14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3">
            <text:p>15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3">
            <text:p>16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3">
            <text:p>17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3">
            <text:p>18 anos ou mai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27">
            <text:p>Qual é a sua idade?</text:p>
            <text:p>(Questionário de aluno do Ensino Médi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16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7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18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19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20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21 anos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3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3" table:number-columns-spanned="1" table:number-rows-spanned="5" table:style-name="ce126">
            <text:p>3</text:p>
          </table:table-cell>
          <table:table-cell office:value-type="string" table:number-columns-spanned="1" table:number-rows-spanned="5" table:style-name="ce127">
            <text:p>Qual língua que seus pais falam com mais frequência em cas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Portuguê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spanho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Outra língua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4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4" table:number-columns-spanned="1" table:number-rows-spanned="8" table:style-name="ce126">
            <text:p>4</text:p>
          </table:table-cell>
          <table:table-cell office:value-type="string" table:number-columns-spanned="1" table:number-rows-spanned="8" table:style-name="ce127">
            <text:p>Qual é a sua cor ou raç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Bra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Pret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Pard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Amarel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Indígen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quero declarar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5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5" table:number-columns-spanned="1" table:number-rows-spanned="4" table:style-name="ce126">
            <text:p>5</text:p>
          </table:table-cell>
          <table:table-cell office:value-type="string" table:number-columns-spanned="1" table:number-rows-spanned="4" table:style-name="ce127">
            <text:p>Você possui algum tipo de necessidade especial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a</text:p>
          </table:table-cell>
          <table:table-cell office:value-type="string" table:number-columns-spanned="1" table:number-rows-spanned="4" table:style-name="ce127">
            <text:p>Normalmente, quem mora na sua casa? - Mãe ou madrast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238">
            <text:p>TX_RESP_Q06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b</text:p>
          </table:table-cell>
          <table:table-cell office:value-type="string" table:number-columns-spanned="1" table:number-rows-spanned="4" table:style-name="ce127">
            <text:p>Normalmente, quem mora na sua casa? - Pai ou padras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249">
            <text:p>TX_RESP_Q06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c</text:p>
          </table:table-cell>
          <table:table-cell office:value-type="string" table:number-columns-spanned="1" table:number-rows-spanned="4" table:style-name="ce127">
            <text:p>Normalmente, quem mora na sua casa? - Irmão(s) ou irmã(s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d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d</text:p>
          </table:table-cell>
          <table:table-cell office:value-type="string" table:number-columns-spanned="1" table:number-rows-spanned="4" table:style-name="ce127">
            <text:p>Normalmente, quem mora na sua casa? - Avô ou avó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e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e</text:p>
          </table:table-cell>
          <table:table-cell office:value-type="string" table:number-columns-spanned="1" table:number-rows-spanned="4" table:style-name="ce127">
            <text:p>Normalmente, quem mora na sua casa? - Outros (tios, primos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7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7" table:number-columns-spanned="1" table:number-rows-spanned="8" table:style-name="ce126">
            <text:p>7</text:p>
          </table:table-cell>
          <table:table-cell office:value-type="string" table:number-columns-spanned="1" table:number-rows-spanned="8" table:style-name="ce127">
            <text:p>Qual é a maior escolaridade da sua mãe (ou mulher responsável por você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sei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8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8" table:number-columns-spanned="1" table:number-rows-spanned="8" table:style-name="ce126">
            <text:p>8</text:p>
          </table:table-cell>
          <table:table-cell office:value-type="string" table:number-columns-spanned="1" table:number-rows-spanned="8" table:style-name="ce127">
            <text:p>Qual é a maior escolaridade de seu pai (ou homem responsável por você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sei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a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a</text:p>
          </table:table-cell>
          <table:table-cell office:value-type="string" table:number-columns-spanned="1" table:number-rows-spanned="5" table:style-name="ce127">
            <text:p>Com que frequência seus pais ou responsáveis costumam: - Ler em cas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b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b</text:p>
          </table:table-cell>
          <table:table-cell office:value-type="string" table:number-columns-spanned="1" table:number-rows-spanned="5" table:style-name="ce127">
            <text:p>Com que frequência seus pais ou responsáveis costumam: - Conversar com você sobre o que acontece na escol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259">
            <text:p>TX_RESP_Q09c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c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estuda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d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d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fazer a tarefa de cas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267">
            <text:p>TX_RESP_Q09e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e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comparecer às aul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f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f</text:p>
          </table:table-cell>
          <table:table-cell office:value-type="string" table:number-columns-spanned="1" table:number-rows-spanned="5" table:style-name="ce127">
            <text:p>Com que frequência seus pais ou responsáveis costumam: - Ir às reuniões de pais na escol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238">
            <text:p>TX_RESP_Q10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a</text:p>
          </table:table-cell>
          <table:table-cell office:value-type="string" table:number-columns-spanned="1" table:number-rows-spanned="4" table:style-name="ce127">
            <text:p>Na rua em que você mora tem: - Asfalto ou calçamen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262">
            <text:p>TX_RESP_Q10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b</text:p>
          </table:table-cell>
          <table:table-cell office:value-type="string" table:number-columns-spanned="1" table:number-rows-spanned="4" table:style-name="ce127">
            <text:p>Na rua em que você mora tem: - Água tratad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10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c</text:p>
          </table:table-cell>
          <table:table-cell office:value-type="string" table:number-columns-spanned="1" table:number-rows-spanned="4" table:style-name="ce127">
            <text:p>Na rua em que você mora tem: - Iluminaçã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a</text:p>
          </table:table-cell>
          <table:table-cell office:value-type="string" table:number-columns-spanned="1" table:number-rows-spanned="6" table:style-name="ce127">
            <text:p>Dos itens relacionados abaixo, quantos existem na sua casa? - Geladeir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b</text:p>
          </table:table-cell>
          <table:table-cell office:value-type="string" table:number-columns-spanned="1" table:number-rows-spanned="6" table:style-name="ce127">
            <text:p>Dos itens relacionados abaixo, quantos existem na sua casa? - Tablet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c</text:p>
          </table:table-cell>
          <table:table-cell office:value-type="string" table:number-columns-spanned="1" table:number-rows-spanned="6" table:style-name="ce127">
            <text:p>Dos itens relacionados abaixo, quantos existem na sua casa? - Computador (ou notebook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d</text:p>
          </table:table-cell>
          <table:table-cell office:value-type="string" table:number-columns-spanned="1" table:number-rows-spanned="6" table:style-name="ce127">
            <text:p>Dos itens relacionados abaixo, quantos existem na sua casa? - Quartos para dormi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271">
            <text:p>TX_RESP_Q11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e</text:p>
          </table:table-cell>
          <table:table-cell office:value-type="string" table:number-columns-spanned="1" table:number-rows-spanned="6" table:style-name="ce127">
            <text:p>Dos itens relacionados abaixo, quantos existem na sua casa? - Televisã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f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f</text:p>
          </table:table-cell>
          <table:table-cell office:value-type="string" table:number-columns-spanned="1" table:number-rows-spanned="6" table:style-name="ce127">
            <text:p>Dos itens relacionados abaixo, quantos existem na sua casa? - Banheir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g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g</text:p>
          </table:table-cell>
          <table:table-cell office:value-type="string" table:number-columns-spanned="1" table:number-rows-spanned="6" table:style-name="ce127">
            <text:p>Dos itens relacionados abaixo, quantos existem na sua casa? - Carr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h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h</text:p>
          </table:table-cell>
          <table:table-cell office:value-type="string" table:number-columns-spanned="1" table:number-rows-spanned="6" table:style-name="ce127">
            <text:p>Dos itens relacionados abaixo, quantos existem na sua casa? - Celular com internet (smartphone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12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a</text:p>
          </table:table-cell>
          <table:table-cell office:value-type="string" table:number-columns-spanned="1" table:number-rows-spanned="4" table:style-name="ce127">
            <text:p>Na sua casa tem: - Tv por internet (Netflix, GloboPlay,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b</text:p>
          </table:table-cell>
          <table:table-cell office:value-type="string" table:number-columns-spanned="1" table:number-rows-spanned="4" table:style-name="ce127">
            <text:p>Na sua casa tem: - Rede Wi-Fi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c</text:p>
          </table:table-cell>
          <table:table-cell office:value-type="string" table:number-columns-spanned="1" table:number-rows-spanned="4" table:style-name="ce127">
            <text:p>Na sua casa tem: - Um quarto só seu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d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d</text:p>
          </table:table-cell>
          <table:table-cell office:value-type="string" table:number-columns-spanned="1" table:number-rows-spanned="4" table:style-name="ce127">
            <text:p>Na sua casa tem: - Mesa para estuda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e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e</text:p>
          </table:table-cell>
          <table:table-cell office:value-type="string" table:number-columns-spanned="1" table:number-rows-spanned="4" table:style-name="ce127">
            <text:p>Na sua casa tem: - Forno de microond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f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f</text:p>
          </table:table-cell>
          <table:table-cell office:value-type="string" table:number-columns-spanned="1" table:number-rows-spanned="4" table:style-name="ce127">
            <text:p>Na sua casa tem: - Aspirador de pó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g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g</text:p>
          </table:table-cell>
          <table:table-cell office:value-type="string" table:number-columns-spanned="1" table:number-rows-spanned="4" table:style-name="ce127">
            <text:p>Na sua casa tem: - Máquina de lavar roup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h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h</text:p>
          </table:table-cell>
          <table:table-cell office:value-type="string" table:number-columns-spanned="1" table:number-rows-spanned="4" table:style-name="ce127">
            <text:p>Na sua casa tem: - Freezer (independente ou segunda porta da geladeira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i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i</text:p>
          </table:table-cell>
          <table:table-cell office:value-type="string" table:number-columns-spanned="1" table:number-rows-spanned="4" table:style-name="ce127">
            <text:p>Na sua casa tem: - Garagem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3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3" table:number-columns-spanned="1" table:number-rows-spanned="5" table:style-name="ce126">
            <text:p>13</text:p>
          </table:table-cell>
          <table:table-cell office:value-type="string" table:number-columns-spanned="1" table:number-rows-spanned="5" table:style-name="ce127">
            <text:p>Quanto tempo você demora para chegar à su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Menos de 30 minut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tre 30 minutos e uma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Mais de uma hora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9" table:style-name="ce124">
            <text:p>TX_RESP_Q14</text:p>
          </table:table-cell>
          <table:table-cell office:value-type="string" table:number-columns-spanned="1" table:number-rows-spanned="9" table:style-name="ce125">
            <text:p>Char</text:p>
          </table:table-cell>
          <table:table-cell office:value-type="float" office:value="1" table:number-columns-spanned="1" table:number-rows-spanned="9" table:style-name="ce126">
            <text:p>1</text:p>
          </table:table-cell>
          <table:table-cell office:value-type="float" office:value="14" table:number-columns-spanned="1" table:number-rows-spanned="9" table:style-name="ce126">
            <text:p>14</text:p>
          </table:table-cell>
          <table:table-cell office:value-type="string" table:number-columns-spanned="1" table:number-rows-spanned="9" table:style-name="ce127">
            <text:p>Considerando a maior distância percorrida, normalmente de que forma você chega à su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À pé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biciclet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De Van (ou Kombi)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De ônibu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De metrô (ou trem urbano)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De carr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G</text:p>
          </table:table-cell>
          <table:table-cell office:value-type="string" table:style-name="ce82">
            <text:p>Outros meios de transporte (barco, motocicleta, etc.)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5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15" table:number-columns-spanned="1" table:number-rows-spanned="4" table:style-name="ce126">
            <text:p>15</text:p>
          </table:table-cell>
          <table:table-cell office:value-type="string" table:number-columns-spanned="1" table:number-rows-spanned="4" table:style-name="ce127">
            <text:p>Você se utiliza de transporte escolar, ou passe escolar, para ir à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16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float" office:value="16" table:number-columns-spanned="1" table:number-rows-spanned="6" table:style-name="ce126">
            <text:p>16</text:p>
          </table:table-cell>
          <table:table-cell office:value-type="string" table:number-columns-spanned="1" table:number-rows-spanned="6" table:style-name="ce127">
            <text:p>Com que idade você entrou n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3 anos ou me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4 ou 5 a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6 ou 7 a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8 ano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7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7" table:number-columns-spanned="1" table:number-rows-spanned="5" table:style-name="ce126">
            <text:p>17</text:p>
          </table:table-cell>
          <table:table-cell office:value-type="string" table:number-columns-spanned="1" table:number-rows-spanned="5" table:style-name="ce127">
            <text:p>A partir do primeiro ano do ensino fundamental, em que tipo de escola você estudou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Somente em escola públi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omente em escola particular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m escola pública e em escola particular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8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8" table:number-columns-spanned="1" table:number-rows-spanned="5" table:style-name="ce126">
            <text:p>18</text:p>
          </table:table-cell>
          <table:table-cell office:value-type="string" table:number-columns-spanned="1" table:number-rows-spanned="5" table:style-name="ce127">
            <text:p>Você já foi reprovado(a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im, duas veze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9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9" table:number-columns-spanned="1" table:number-rows-spanned="5" table:style-name="ce126">
            <text:p>19</text:p>
          </table:table-cell>
          <table:table-cell office:value-type="string" table:number-columns-spanned="1" table:number-rows-spanned="5" table:style-name="ce127">
            <text:p>Alguma vez você abandonou a escola deixando de frequentá-la até o final do ano escolar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im, duas veze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a</text:p>
          </table:table-cell>
          <table:table-cell office:value-type="string" table:number-columns-spanned="1" table:number-rows-spanned="6" table:style-name="ce127">
            <text:p>Fora da escola em dias de aula, quanto tempo você usa para: - Estudar (lição de casa, trabalhos escolares,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b</text:p>
          </table:table-cell>
          <table:table-cell office:value-type="string" table:number-columns-spanned="1" table:number-rows-spanned="6" table:style-name="ce127">
            <text:p>Fora da escola em dias de aula, quanto tempo você usa para: - Fazer curso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c</text:p>
          </table:table-cell>
          <table:table-cell office:value-type="string" table:number-columns-spanned="1" table:number-rows-spanned="6" table:style-name="ce127">
            <text:p>Fora da escola em dias de aula, quanto tempo você usa para: - Trabalhar em casa (lavar louça, limpar quintal, cuidar dos irmãos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d</text:p>
          </table:table-cell>
          <table:table-cell office:value-type="string" table:number-columns-spanned="1" table:number-rows-spanned="6" table:style-name="ce127">
            <text:p>Fora da escola em dias de aula, quanto tempo você usa para: - Trabalhar fora de casa (recebendo ou não um salário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e</text:p>
          </table:table-cell>
          <table:table-cell office:value-type="string" table:number-columns-spanned="1" table:number-rows-spanned="6" table:style-name="ce127">
            <text:p>Fora da escola em dias de aula, quanto tempo você usa para: - Lazer (TV, internet, brincar, música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a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possuía equipamento adequado para acompanhar o ensino remo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b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tive conexão de internet adequada para acesso à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c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Tive facilidade em usar os programas de comunicação na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d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Recebi material impresso da escola (livros, apostilas, atividades em folha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e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Os professores me auxiliaram a entender o conteúd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f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f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compreendi o conteúdo da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g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g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m casa havia um lugar tranquilo para eu assistir às aul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h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h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Meus familiares apoiaram o meu estud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i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1i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Meus colegas me apoiaram durante o ensino remo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number-rows-repeated="1048145" table:style-name="ro4">
          <table:table-cell table:number-columns-repeated="16384"/>
        </table:table-row>
        <table:named-expressions>
          <table:named-range table:name="Print_Area" table:cell-range-address="TS_ALUNO_5EF.$A$185:TS_ALUNO_5EF.$D$256" table:base-cell-address="TS_ALUNO_5EF.$A$1"/>
        </table:named-expressions>
      </table:table>
      <table:table table:name="TS_ALUNO_9EF" table:style-name="ta4">
        <table:table-column table:style-name="co5" table:default-cell-style-name="ce36"/>
        <table:table-column table:style-name="co6" table:default-cell-style-name="ce40"/>
        <table:table-column table:style-name="co17" table:default-cell-style-name="ce40"/>
        <table:table-column table:style-name="co18" table:default-cell-style-name="ce36"/>
        <table:table-column table:style-name="co19" table:default-cell-style-name="ce5"/>
        <table:table-column table:style-name="co20" table:default-cell-style-name="ce36"/>
        <table:table-column table:style-name="co21" table:default-cell-style-name="ce36"/>
        <table:table-column table:style-name="co3" table:number-columns-repeated="16377" table:default-cell-style-name="ce36"/>
        <table:table-row table:style-name="ro3">
          <table:table-cell office:value-type="string" table:number-columns-spanned="5" table:number-rows-spanned="1" table:style-name="ce123">
            <text:p>TS_ALUNO_9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37">
            <text:p>Descrição</text:p>
          </table:table-cell>
          <table:table-cell office:value-type="string" table:style-name="ce37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1" table:style-name="ce24">
            <text:p>202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19">
            <text:p>ID_REGIAO</text:p>
          </table:table-cell>
          <table:table-cell office:value-type="string" table:number-columns-spanned="1" table:number-rows-spanned="5" table:style-name="ce120">
            <text:p>Num</text:p>
          </table:table-cell>
          <table:table-cell office:value-type="float" office:value="1" table:number-columns-spanned="1" table:number-rows-spanned="5" table:style-name="ce120">
            <text:p>1</text:p>
          </table:table-cell>
          <table:table-cell office:value-type="string" table:number-columns-spanned="1" table:number-rows-spanned="5" table:style-name="ce121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19">
            <text:p>ID_UF</text:p>
          </table:table-cell>
          <table:table-cell office:value-type="string" table:number-columns-spanned="1" table:number-rows-spanned="27" table:style-name="ce120">
            <text:p>Num</text:p>
          </table:table-cell>
          <table:table-cell office:value-type="float" office:value="2" table:number-columns-spanned="1" table:number-rows-spanned="27" table:style-name="ce120">
            <text:p>2</text:p>
          </table:table-cell>
          <table:table-cell office:value-type="string" table:number-columns-spanned="1" table:number-rows-spanned="27" table:style-name="ce121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ARE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N_PUBLIC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LOCALIZACA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22">
            <text:p>ID_TURMA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Código da turma no Saeb</text:p>
          </table:table-cell>
          <table:table-cell table:style-name="ce22"/>
          <table:table-cell table:number-columns-repeated="16379" table:style-name="ce36"/>
        </table:table-row>
        <table:table-row table:style-name="ro4">
          <table:table-cell office:value-type="string" table:style-name="ce22">
            <text:p>ID_SERIE</text:p>
          </table:table-cell>
          <table:table-cell office:value-type="string" table:style-name="ce25">
            <text:p>Num</text:p>
          </table:table-cell>
          <table:table-cell office:value-type="float" office:value="1" table:style-name="ce25">
            <text:p>1</text:p>
          </table:table-cell>
          <table:table-cell office:value-type="string" table:style-name="ce24">
            <text:p>Ano Escolar</text:p>
          </table:table-cell>
          <table:table-cell office:value-type="string" table:style-name="ce20">
            <text:p>9 - 9º ano do Ensino Fundamental</text:p>
          </table:table-cell>
          <table:table-cell table:style-name="ce38"/>
          <table:table-cell table:number-columns-repeated="16378"/>
        </table:table-row>
        <table:table-row table:style-name="ro4">
          <table:table-cell office:value-type="string" table:style-name="ce22">
            <text:p>ID_ALUNO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Código do aluno no Saeb</text:p>
          </table:table-cell>
          <table:table-cell table:style-name="ce22"/>
          <table:table-cell table:number-columns-repeated="16379" table:style-name="ce36"/>
        </table:table-row>
        <table:table-row table:style-name="ro13">
          <table:table-cell office:value-type="string" table:number-columns-spanned="1" table:number-rows-spanned="2" table:style-name="ce119">
            <text:p>IN_SITUACAO_CENS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consistência entre os dados da aplicação do Saeb 2021 com o Censo da Educação Básica 2021 finalizado</text:p>
          </table:table-cell>
          <table:table-cell office:value-type="string" table:style-name="ce24">
            <text:p>0 - Não consistente</text:p>
          </table:table-cell>
          <table:table-cell table:number-columns-repeated="16379" table:style-name="ce36"/>
        </table:table-row>
        <table:table-row table:style-name="ro13">
          <table:covered-table-cell/>
          <table:covered-table-cell/>
          <table:covered-table-cell/>
          <table:covered-table-cell/>
          <table:table-cell office:value-type="string" table:style-name="ce24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ENCHIMENTO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a prova de Língua Portugues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ENCHIMENTO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a prova de Matemátic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19">
            <text:p>IN_PREENCHIMENTO_CH</text:p>
          </table:table-cell>
          <table:table-cell office:value-type="string" table:number-columns-spanned="1" table:number-rows-spanned="3" table:style-name="ce120">
            <text:p>Num</text:p>
          </table:table-cell>
          <table:table-cell office:value-type="float" office:value="1" table:number-columns-spanned="1" table:number-rows-spanned="3" table:style-name="ce120">
            <text:p>1</text:p>
          </table:table-cell>
          <table:table-cell office:value-type="string" table:number-columns-spanned="1" table:number-rows-spanned="3" table:style-name="ce121">
            <text:p>Indicador de preenchimento da prova de Ciências Humanas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Vazio - Não selecionado para a amostra de CH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19">
            <text:p>IN_PREENCHIMENTO_CN</text:p>
          </table:table-cell>
          <table:table-cell office:value-type="string" table:number-columns-spanned="1" table:number-rows-spanned="3" table:style-name="ce120">
            <text:p>Num</text:p>
          </table:table-cell>
          <table:table-cell office:value-type="float" office:value="1" table:number-columns-spanned="1" table:number-rows-spanned="3" table:style-name="ce120">
            <text:p>1</text:p>
          </table:table-cell>
          <table:table-cell office:value-type="string" table:number-columns-spanned="1" table:number-rows-spanned="3" table:style-name="ce121">
            <text:p>Indicador de preenchimento da prova de Ciências da Naturez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Vazio - Não selecionado para a amostra de CN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Língua Portugues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Matemátic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CH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Ciências Humanas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CN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Ciências da Naturez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D_CADERNO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Língua Portugues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1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Língua Portuguesa<text:s/></text:p>
          </table:table-cell>
          <table:table-cell office:value-type="string" table:style-name="ce2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2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Língua Portuguesa<text:s/></text:p>
          </table:table-cell>
          <table:table-cell office:value-type="string" table:style-name="ce20">
            <text:p>De 1 a 7 (9 no macrotipo 18 - caderno 22)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D_CADERNO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de Matemátic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1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Matemática</text:p>
          </table:table-cell>
          <table:table-cell office:value-type="string" table:style-name="ce2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2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Matemática</text:p>
          </table:table-cell>
          <table:table-cell office:value-type="string" table:style-name="ce20">
            <text:p>De 1 a 7 (9 no macrotipo 18 - caderno 22)</text:p>
          </table:table-cell>
          <table:table-cell table:number-columns-repeated="16379" table:style-name="ce46"/>
        </table:table-row>
        <table:table-row table:style-name="ro4">
          <table:table-cell office:value-type="string" table:number-columns-spanned="1" table:number-rows-spanned="2" table:style-name="ce119">
            <text:p>ID_CADERNO_CH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de Ciências Humanas</text:p>
          </table:table-cell>
          <table:table-cell office:value-type="string" table:style-name="ce24">
            <text:p>Prova Regular (Cadernos 1 a 26)</text:p>
          </table:table-cell>
          <table:table-cell table:number-columns-repeated="16379" table:style-name="ce4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Macrotipo 18 (Caderno 27)</text:p>
          </table:table-cell>
          <table:table-cell table:number-columns-repeated="16379" table:style-name="ce46"/>
        </table:table-row>
        <table:table-row table:style-name="ro4">
          <table:table-cell office:value-type="string" table:style-name="ce32">
            <text:p>ID_BLOCO_1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Ciências Humanas</text:p>
          </table:table-cell>
          <table:table-cell office:value-type="string" table:style-name="ce20">
            <text:p>De 1 a 13</text:p>
          </table:table-cell>
          <table:table-cell table:number-columns-repeated="16379" table:style-name="ce46"/>
        </table:table-row>
        <table:table-row table:style-name="ro4">
          <table:table-cell office:value-type="string" table:style-name="ce32">
            <text:p>ID_BLOCO_2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Ciências Humanas</text:p>
          </table:table-cell>
          <table:table-cell office:value-type="string" table:style-name="ce20">
            <text:p>De 1 a 13</text:p>
          </table:table-cell>
          <table:table-cell table:number-columns-repeated="16379" table:style-name="ce46"/>
        </table:table-row>
        <table:table-row table:style-name="ro4">
          <table:table-cell office:value-type="string" table:style-name="ce32">
            <text:p>ID_BLOCO_3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3 de Ciências Humanas</text:p>
          </table:table-cell>
          <table:table-cell office:value-type="string" table:style-name="ce20">
            <text:p>De 1 a 13</text:p>
          </table:table-cell>
          <table:table-cell table:number-columns-repeated="16379" table:style-name="ce46"/>
        </table:table-row>
        <table:table-row table:style-name="ro5">
          <table:table-cell office:value-type="string" table:style-name="ce39">
            <text:p>NU_BLOCO_1_ABERTA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resposta construída em Ciências Humanas</text:p>
          </table:table-cell>
          <table:table-cell office:value-type="string" table:style-name="ce20">
            <text:p>De 1 a 6</text:p>
          </table:table-cell>
          <table:table-cell table:number-columns-repeated="16379" table:style-name="ce46"/>
        </table:table-row>
        <table:table-row table:style-name="ro5">
          <table:table-cell office:value-type="string" table:style-name="ce39">
            <text:p>NU_BLOCO_2_ABERTA_CH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resposta construída em Ciências Humanas</text:p>
          </table:table-cell>
          <table:table-cell office:value-type="string" table:style-name="ce20">
            <text:p>De 1 a 6</text:p>
          </table:table-cell>
          <table:table-cell table:number-columns-repeated="16379" table:style-name="ce46"/>
        </table:table-row>
        <table:table-row table:style-name="ro4">
          <table:table-cell office:value-type="string" table:number-columns-spanned="1" table:number-rows-spanned="2" table:style-name="ce119">
            <text:p>ID_CADERNO_CN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6" table:number-columns-spanned="1" table:number-rows-spanned="2" table:style-name="ce120">
            <text:p>6</text:p>
          </table:table-cell>
          <table:table-cell office:value-type="string" table:number-columns-spanned="1" table:number-rows-spanned="2" table:style-name="ce121">
            <text:p>Número do caderno de prova de Ciências da Natureza</text:p>
          </table:table-cell>
          <table:table-cell office:value-type="string" table:style-name="ce24">
            <text:p>Prova Regular (Cadernos 1 a 14)</text:p>
          </table:table-cell>
          <table:table-cell table:number-columns-repeated="16379" table:style-name="ce4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Macrotipo 18 (Caderno 15)</text:p>
          </table:table-cell>
          <table:table-cell table:number-columns-repeated="16379" table:style-name="ce46"/>
        </table:table-row>
        <table:table-row table:style-name="ro4">
          <table:table-cell office:value-type="string" table:style-name="ce32">
            <text:p>ID_BLOCO_1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Ciências da Natureza</text:p>
          </table:table-cell>
          <table:table-cell office:value-type="string" table:style-name="ce20">
            <text:p>De 1 a 7</text:p>
          </table:table-cell>
          <table:table-cell table:number-columns-repeated="16379" table:style-name="ce46"/>
        </table:table-row>
        <table:table-row table:style-name="ro4">
          <table:table-cell office:value-type="string" table:style-name="ce32">
            <text:p>ID_BLOCO_2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Ciências da Natureza</text:p>
          </table:table-cell>
          <table:table-cell office:value-type="string" table:style-name="ce20">
            <text:p>De 1 a 7</text:p>
          </table:table-cell>
          <table:table-cell table:number-columns-repeated="16379" table:style-name="ce46"/>
        </table:table-row>
        <table:table-row table:style-name="ro4">
          <table:table-cell office:value-type="string" table:style-name="ce32">
            <text:p>ID_BLOCO_3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3 de Ciências da Natureza</text:p>
          </table:table-cell>
          <table:table-cell office:value-type="string" table:style-name="ce20">
            <text:p>De 1 a 7</text:p>
          </table:table-cell>
          <table:table-cell table:number-columns-repeated="16379" table:style-name="ce46"/>
        </table:table-row>
        <table:table-row table:style-name="ro5">
          <table:table-cell office:value-type="string" table:style-name="ce39">
            <text:p>NU_BLOCO_1_ABERTA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resposta construída em Ciências da Natureza</text:p>
          </table:table-cell>
          <table:table-cell office:value-type="string" table:style-name="ce20">
            <text:p>De 1 a 3</text:p>
          </table:table-cell>
          <table:table-cell table:number-columns-repeated="16379" table:style-name="ce46"/>
        </table:table-row>
        <table:table-row table:style-name="ro5">
          <table:table-cell office:value-type="string" table:style-name="ce39">
            <text:p>NU_BLOCO_2_ABERTA_CN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resposta construída em Ciências da Natureza</text:p>
          </table:table-cell>
          <table:table-cell office:value-type="string" table:style-name="ce20">
            <text:p>De 1 a 3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1_LP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3</text:p>
          </table:table-cell>
          <table:table-cell office:value-type="string" table:style-name="ce21">
            <text:p>Resposta do aluno ao Bloco 1 da prova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2_LP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3</text:p>
          </table:table-cell>
          <table:table-cell office:value-type="string" table:style-name="ce21">
            <text:p>Resposta do aluno ao Bloco 2 da prova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1_MT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3</text:p>
          </table:table-cell>
          <table:table-cell office:value-type="string" table:style-name="ce21">
            <text:p>Resposta do aluno ao Bloco 1 da prova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2_MT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3</text:p>
          </table:table-cell>
          <table:table-cell office:value-type="string" table:style-name="ce21">
            <text:p>Resposta do aluno ao Bloco 2 da prova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1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0</text:p>
          </table:table-cell>
          <table:table-cell office:value-type="string" table:style-name="ce21">
            <text:p>Resposta do aluno ao Bloco 1 da prova de Ciências Humanas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2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0</text:p>
          </table:table-cell>
          <table:table-cell office:value-type="string" table:style-name="ce21">
            <text:p>Resposta do aluno ao Bloco 2 da prova de Ciências Humanas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3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0</text:p>
          </table:table-cell>
          <table:table-cell office:value-type="string" table:style-name="ce21">
            <text:p>Resposta do aluno ao Bloco 2 da prova de Ciências Humanas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CO_CONCEITO_Q1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1 de resposta construída em Ciências Humanas</text:p>
          </table:table-cell>
          <table:table-cell office:value-type="string" table:style-name="ce41">
            <text:p>0 - Nenhum crédito</text:p>
            <text:p>1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CO_CONCEITO_Q2_CH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2 de resposta construída em Ciências Humanas</text:p>
          </table:table-cell>
          <table:table-cell office:value-type="string" table:style-name="ce41">
            <text:p>0 - Nenhum crédito</text:p>
            <text:p>1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1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1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2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2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3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9</text:p>
          </table:table-cell>
          <table:table-cell office:value-type="string" table:style-name="ce21">
            <text:p>Resposta do aluno ao Bloco 2 da prova de Ciências da Naturez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CO_CONCEITO_Q1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1 de resposta construída em Ciências da Natureza</text:p>
          </table:table-cell>
          <table:table-cell office:value-type="string" table:style-name="ce41">
            <text:p>0 - Nenhum crédito</text:p>
            <text:p>1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CO_CONCEITO_Q2_CN</text:p>
          </table:table-cell>
          <table:table-cell office:value-type="string" table:style-name="ce35">
            <text:p>Char</text:p>
          </table:table-cell>
          <table:table-cell office:value-type="string" table:style-name="ce31">
            <text:p>1</text:p>
          </table:table-cell>
          <table:table-cell office:value-type="string" table:style-name="ce21">
            <text:p>Conceito obtido na questão 2 de resposta construída em Ciências da Natureza</text:p>
          </table:table-cell>
          <table:table-cell office:value-type="string" table:style-name="ce41">
            <text:p>0 - Nenhum crédito</text:p>
            <text:p>1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14">
          <table:table-cell office:value-type="string" table:number-columns-spanned="1" table:number-rows-spanned="2" table:style-name="ce122">
            <text:p>IN_PROFICIENCIA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s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4">
          <table:table-cell office:value-type="string" table:number-columns-spanned="1" table:number-rows-spanned="2" table:style-name="ce122">
            <text:p>IN_PROFICIENCIA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s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4">
          <table:table-cell office:value-type="string" table:number-columns-spanned="1" table:number-rows-spanned="2" table:style-name="ce122">
            <text:p>IN_PROFICIENCIA_CH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 de Ciências Humanas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4">
          <table:table-cell office:value-type="string" table:number-columns-spanned="1" table:number-rows-spanned="2" table:style-name="ce122">
            <text:p>IN_PROFICIENCIA_CN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 de Ciências da Naturez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22">
            <text:p>IN_AMOSTR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articipação da amostra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21">
          <table:table-cell office:value-type="string" table:style-name="ce15">
            <text:p>ESTRATO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 para Língua portuguesa e Matemática. Para mais detalhes consulte o Relatório de Amostragem do Saeb 2021.</text:p>
          </table:table-cell>
          <table:table-cell table:number-columns-repeated="16379" table:style-name="ce46"/>
        </table:table-row>
        <table:table-row table:style-name="ro21">
          <table:table-cell office:value-type="string" table:style-name="ce15">
            <text:p>ESTRATO_CIENCIAS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 para amostra de Ciências Humanas e Ciências da Natureza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 para Ciências Humanas e Ciências da Natureza. Para mais detalhes consulte o Relatório de Amostragem do Saeb 2019.</text:p>
          </table:table-cell>
          <table:table-cell table:number-columns-repeated="16379" table:style-name="ce46"/>
        </table:table-row>
        <table:table-row table:style-name="ro4">
          <table:table-cell office:value-type="string" table:style-name="ce15">
            <text:p>PESO_ALUNO_LP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Língua Portugues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LP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em Língua Portugues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Desvio padrão da proficiência transformad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MT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Matemátic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ERRO_PADRAO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Desvio padrão da proficiênci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MT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Matemátic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MT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Desvio padrão da proficiência transformad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CH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CH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Ciências Humanas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CH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CH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Ciências Humanas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CH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Ciências Humanas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CN</text:p>
          </table:table-cell>
          <table:table-cell office:value-type="string" table:style-name="ce2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CN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Ciências da Naturez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CN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CN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Ciências da Naturez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CN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Ciências da Naturez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6">
          <table:table-cell office:value-type="string" table:number-columns-spanned="1" table:number-rows-spanned="2" table:style-name="ce119">
            <text:p>IN_PREENCHIMENTO_QUESTIONARI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o questionário</text:p>
          </table:table-cell>
          <table:table-cell office:value-type="string" table:style-name="ce21">
            <text:p>0 - Não preenchido</text:p>
          </table:table-cell>
          <table:table-cell table:number-columns-repeated="16379" table:style-name="ce5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style-name="ce41">
            <text:p>1 - Preenchido parcial ou totalmente</text:p>
          </table:table-cell>
          <table:table-cell table:number-columns-repeated="16379" table:style-name="ce5"/>
        </table:table-row>
        <table:table-row table:style-name="ro18">
          <table:table-cell office:value-type="string" table:number-columns-spanned="1" table:number-rows-spanned="2" table:style-name="ce122">
            <text:p>IN_INSE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o INSE (São considerados válidos os estudantes que responderam pelo menos 8 itens, dentre os 17 utilizados para o cálculo do indicador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8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4">
          <table:table-cell office:value-type="string" table:style-name="ce15">
            <text:p>INSE_ALUNO</text:p>
          </table:table-cell>
          <table:table-cell office:value-type="string" table:style-name="ce24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Resultado individual do INSE para o aluno</text:p>
          </table:table-cell>
          <table:table-cell table:style-name="ce24"/>
          <table:table-cell table:number-columns-repeated="16379"/>
        </table:table-row>
        <table:table-row table:style-name="ro14">
          <table:table-cell office:value-type="string" table:number-columns-spanned="1" table:number-rows-spanned="8" table:style-name="ce122">
            <text:p>NU_TIPO_NIVEL_INSE</text:p>
          </table:table-cell>
          <table:table-cell office:value-type="string" table:number-columns-spanned="1" table:number-rows-spanned="8" table:style-name="ce120">
            <text:p>Num</text:p>
          </table:table-cell>
          <table:table-cell office:value-type="float" office:value="1" table:number-columns-spanned="1" table:number-rows-spanned="8" table:style-name="ce120">
            <text:p>1</text:p>
          </table:table-cell>
          <table:table-cell office:value-type="string" table:number-columns-spanned="1" table:number-rows-spanned="8" table:style-name="ce121">
            <text:p>Classificação do Indicador de Nível Socioeconômico em 8 Grupos (para melhor entendimento dos grupos, consultar a nota técnica disponível no portal do Inep em &lt;https://www.gov.br/inep/pt-br/acesso-a-informacao/dados-abertos/indicadores-educacionais/nivel-socioeconomico&gt;)</text:p>
          </table:table-cell>
          <table:table-cell office:value-type="string" table:style-name="ce24">
            <text:p>1 - Nível 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2 <text:s/>- Nível I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3 - Nível II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4 - Nível IV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5 - Nível V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6 - Nível VI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7 - Nível VII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8 - Nível VIII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15">
            <text:p>PESO_ALUNO_INSE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para cálculo do INSE 2021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36"/>
        </table:table-row>
        <table:table-row table:style-name="ro19">
          <table:table-cell office:value-type="string" table:style-name="ce84">
            <text:p>Variável</text:p>
          </table:table-cell>
          <table:table-cell office:value-type="string" table:style-name="ce84">
            <text:p>Tipo</text:p>
          </table:table-cell>
          <table:table-cell office:value-type="string" table:style-name="ce84">
            <text:p>Tamanho</text:p>
          </table:table-cell>
          <table:table-cell office:value-type="string" table:style-name="ce84">
            <text:p>Código da Questão</text:p>
          </table:table-cell>
          <table:table-cell office:value-type="string" table:style-name="ce42">
            <text:p>Descrição (texto da pergunta)</text:p>
          </table:table-cell>
          <table:table-cell office:value-type="string" table:style-name="ce43">
            <text:p>Código da opção de resposta</text:p>
          </table:table-cell>
          <table:table-cell office:value-type="string" table:style-name="ce42">
            <text:p>Texto da opção de resposta</text:p>
          </table:table-cell>
          <table:table-cell table:number-columns-repeated="16377" table:style-name="ce5"/>
        </table:table-row>
        <table:table-row table:style-name="ro16">
          <table:table-cell office:value-type="string" table:number-columns-spanned="1" table:number-rows-spanned="4" table:style-name="ce124">
            <text:p>TX_RESP_Q01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7">
            <text:p>Qual é o seu sexo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Masculi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Feminino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24" table:style-name="ce124">
            <text:p>TX_RESP_Q02</text:p>
          </table:table-cell>
          <table:table-cell office:value-type="string" table:number-columns-spanned="1" table:number-rows-spanned="24" table:style-name="ce125">
            <text:p>Char</text:p>
          </table:table-cell>
          <table:table-cell office:value-type="float" office:value="1" table:number-columns-spanned="1" table:number-rows-spanned="24" table:style-name="ce126">
            <text:p>1</text:p>
          </table:table-cell>
          <table:table-cell office:value-type="float" office:value="2" table:number-columns-spanned="1" table:number-rows-spanned="24" table:style-name="ce126">
            <text:p>2</text:p>
          </table:table-cell>
          <table:table-cell office:value-type="string" table:number-columns-spanned="1" table:number-rows-spanned="8" table:style-name="ce127">
            <text:p>Qual é a sua idade?</text:p>
            <text:p>(Questionário de aluno do 5º an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3">
            <text:p>9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3">
            <text:p>10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3">
            <text:p>11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3">
            <text:p>12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3">
            <text:p>13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3">
            <text:p>14 anos ou mai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27">
            <text:p>Qual é a sua idade?</text:p>
            <text:p>(Questionário de aluno do 9º an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3">
            <text:p>13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3">
            <text:p>14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3">
            <text:p>15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3">
            <text:p>16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3">
            <text:p>17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3">
            <text:p>18 anos ou mai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27">
            <text:p>Qual é a sua idade?</text:p>
            <text:p>(Questionário de aluno do Ensino Médi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16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7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18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19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20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21 anos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3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3" table:number-columns-spanned="1" table:number-rows-spanned="5" table:style-name="ce126">
            <text:p>3</text:p>
          </table:table-cell>
          <table:table-cell office:value-type="string" table:number-columns-spanned="1" table:number-rows-spanned="5" table:style-name="ce127">
            <text:p>Qual língua que seus pais falam com mais frequência em cas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Portuguê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spanho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Outra língua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4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4" table:number-columns-spanned="1" table:number-rows-spanned="8" table:style-name="ce126">
            <text:p>4</text:p>
          </table:table-cell>
          <table:table-cell office:value-type="string" table:number-columns-spanned="1" table:number-rows-spanned="8" table:style-name="ce127">
            <text:p>Qual é a sua cor ou raç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Bra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Pret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Pard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Amarel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Indígen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quero declarar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5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5" table:number-columns-spanned="1" table:number-rows-spanned="4" table:style-name="ce126">
            <text:p>5</text:p>
          </table:table-cell>
          <table:table-cell office:value-type="string" table:number-columns-spanned="1" table:number-rows-spanned="4" table:style-name="ce127">
            <text:p>Você possui algum tipo de necessidade especial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a</text:p>
          </table:table-cell>
          <table:table-cell office:value-type="string" table:number-columns-spanned="1" table:number-rows-spanned="4" table:style-name="ce127">
            <text:p>Normalmente, quem mora na sua casa? - Mãe ou madrast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278">
            <text:p>TX_RESP_Q06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b</text:p>
          </table:table-cell>
          <table:table-cell office:value-type="string" table:number-columns-spanned="1" table:number-rows-spanned="4" table:style-name="ce127">
            <text:p>Normalmente, quem mora na sua casa? - Pai ou padras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284">
            <text:p>TX_RESP_Q06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c</text:p>
          </table:table-cell>
          <table:table-cell office:value-type="string" table:number-columns-spanned="1" table:number-rows-spanned="4" table:style-name="ce127">
            <text:p>Normalmente, quem mora na sua casa? - Irmão(s) ou irmã(s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d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d</text:p>
          </table:table-cell>
          <table:table-cell office:value-type="string" table:number-columns-spanned="1" table:number-rows-spanned="4" table:style-name="ce127">
            <text:p>Normalmente, quem mora na sua casa? - Avô ou avó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e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e</text:p>
          </table:table-cell>
          <table:table-cell office:value-type="string" table:number-columns-spanned="1" table:number-rows-spanned="4" table:style-name="ce127">
            <text:p>Normalmente, quem mora na sua casa? - Outros (tios, primos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7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7" table:number-columns-spanned="1" table:number-rows-spanned="8" table:style-name="ce126">
            <text:p>7</text:p>
          </table:table-cell>
          <table:table-cell office:value-type="string" table:number-columns-spanned="1" table:number-rows-spanned="8" table:style-name="ce127">
            <text:p>Qual é a maior escolaridade da sua mãe (ou mulher responsável por você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sei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8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8" table:number-columns-spanned="1" table:number-rows-spanned="8" table:style-name="ce126">
            <text:p>8</text:p>
          </table:table-cell>
          <table:table-cell office:value-type="string" table:number-columns-spanned="1" table:number-rows-spanned="8" table:style-name="ce127">
            <text:p>Qual é a maior escolaridade de seu pai (ou homem responsável por você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sei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a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a</text:p>
          </table:table-cell>
          <table:table-cell office:value-type="string" table:number-columns-spanned="1" table:number-rows-spanned="5" table:style-name="ce127">
            <text:p>Com que frequência seus pais ou responsáveis costumam: - Ler em cas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b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b</text:p>
          </table:table-cell>
          <table:table-cell office:value-type="string" table:number-columns-spanned="1" table:number-rows-spanned="5" table:style-name="ce127">
            <text:p>Com que frequência seus pais ou responsáveis costumam: - Conversar com você sobre o que acontece na escol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282">
            <text:p>TX_RESP_Q09c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c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estuda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d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d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fazer a tarefa de cas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277">
            <text:p>TX_RESP_Q09e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e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comparecer às aul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f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f</text:p>
          </table:table-cell>
          <table:table-cell office:value-type="string" table:number-columns-spanned="1" table:number-rows-spanned="5" table:style-name="ce127">
            <text:p>Com que frequência seus pais ou responsáveis costumam: - Ir às reuniões de pais na escol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278">
            <text:p>TX_RESP_Q10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a</text:p>
          </table:table-cell>
          <table:table-cell office:value-type="string" table:number-columns-spanned="1" table:number-rows-spanned="4" table:style-name="ce127">
            <text:p>Na rua em que você mora tem: - Asfalto ou calçamen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307">
            <text:p>TX_RESP_Q10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b</text:p>
          </table:table-cell>
          <table:table-cell office:value-type="string" table:number-columns-spanned="1" table:number-rows-spanned="4" table:style-name="ce127">
            <text:p>Na rua em que você mora tem: - Água tratad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10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c</text:p>
          </table:table-cell>
          <table:table-cell office:value-type="string" table:number-columns-spanned="1" table:number-rows-spanned="4" table:style-name="ce127">
            <text:p>Na rua em que você mora tem: - Iluminaçã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a</text:p>
          </table:table-cell>
          <table:table-cell office:value-type="string" table:number-columns-spanned="1" table:number-rows-spanned="6" table:style-name="ce127">
            <text:p>Dos itens relacionados abaixo, quantos existem na sua casa? - Geladeir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b</text:p>
          </table:table-cell>
          <table:table-cell office:value-type="string" table:number-columns-spanned="1" table:number-rows-spanned="6" table:style-name="ce127">
            <text:p>Dos itens relacionados abaixo, quantos existem na sua casa? - Tablet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c</text:p>
          </table:table-cell>
          <table:table-cell office:value-type="string" table:number-columns-spanned="1" table:number-rows-spanned="6" table:style-name="ce127">
            <text:p>Dos itens relacionados abaixo, quantos existem na sua casa? - Computador (ou notebook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d</text:p>
          </table:table-cell>
          <table:table-cell office:value-type="string" table:number-columns-spanned="1" table:number-rows-spanned="6" table:style-name="ce127">
            <text:p>Dos itens relacionados abaixo, quantos existem na sua casa? - Quartos para dormi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301">
            <text:p>TX_RESP_Q11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e</text:p>
          </table:table-cell>
          <table:table-cell office:value-type="string" table:number-columns-spanned="1" table:number-rows-spanned="6" table:style-name="ce127">
            <text:p>Dos itens relacionados abaixo, quantos existem na sua casa? - Televisã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f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f</text:p>
          </table:table-cell>
          <table:table-cell office:value-type="string" table:number-columns-spanned="1" table:number-rows-spanned="6" table:style-name="ce127">
            <text:p>Dos itens relacionados abaixo, quantos existem na sua casa? - Banheir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g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g</text:p>
          </table:table-cell>
          <table:table-cell office:value-type="string" table:number-columns-spanned="1" table:number-rows-spanned="6" table:style-name="ce127">
            <text:p>Dos itens relacionados abaixo, quantos existem na sua casa? - Carr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h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h</text:p>
          </table:table-cell>
          <table:table-cell office:value-type="string" table:number-columns-spanned="1" table:number-rows-spanned="6" table:style-name="ce127">
            <text:p>Dos itens relacionados abaixo, quantos existem na sua casa? - Celular com internet (smartphone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12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a</text:p>
          </table:table-cell>
          <table:table-cell office:value-type="string" table:number-columns-spanned="1" table:number-rows-spanned="4" table:style-name="ce127">
            <text:p>Na sua casa tem: - Tv por internet (Netflix, GloboPlay,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b</text:p>
          </table:table-cell>
          <table:table-cell office:value-type="string" table:number-columns-spanned="1" table:number-rows-spanned="4" table:style-name="ce127">
            <text:p>Na sua casa tem: - Rede Wi-Fi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c</text:p>
          </table:table-cell>
          <table:table-cell office:value-type="string" table:number-columns-spanned="1" table:number-rows-spanned="4" table:style-name="ce127">
            <text:p>Na sua casa tem: - Um quarto só seu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d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d</text:p>
          </table:table-cell>
          <table:table-cell office:value-type="string" table:number-columns-spanned="1" table:number-rows-spanned="4" table:style-name="ce127">
            <text:p>Na sua casa tem: - Mesa para estuda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e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e</text:p>
          </table:table-cell>
          <table:table-cell office:value-type="string" table:number-columns-spanned="1" table:number-rows-spanned="4" table:style-name="ce127">
            <text:p>Na sua casa tem: - Forno de microond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f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f</text:p>
          </table:table-cell>
          <table:table-cell office:value-type="string" table:number-columns-spanned="1" table:number-rows-spanned="4" table:style-name="ce127">
            <text:p>Na sua casa tem: - Aspirador de pó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g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g</text:p>
          </table:table-cell>
          <table:table-cell office:value-type="string" table:number-columns-spanned="1" table:number-rows-spanned="4" table:style-name="ce127">
            <text:p>Na sua casa tem: - Máquina de lavar roup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h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h</text:p>
          </table:table-cell>
          <table:table-cell office:value-type="string" table:number-columns-spanned="1" table:number-rows-spanned="4" table:style-name="ce127">
            <text:p>Na sua casa tem: - Freezer (independente ou segunda porta da geladeira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i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i</text:p>
          </table:table-cell>
          <table:table-cell office:value-type="string" table:number-columns-spanned="1" table:number-rows-spanned="4" table:style-name="ce127">
            <text:p>Na sua casa tem: - Garagem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3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3" table:number-columns-spanned="1" table:number-rows-spanned="5" table:style-name="ce126">
            <text:p>13</text:p>
          </table:table-cell>
          <table:table-cell office:value-type="string" table:number-columns-spanned="1" table:number-rows-spanned="5" table:style-name="ce127">
            <text:p>Quanto tempo você demora para chegar à su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Menos de 30 minut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tre 30 minutos e uma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Mais de uma hora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9" table:style-name="ce124">
            <text:p>TX_RESP_Q14</text:p>
          </table:table-cell>
          <table:table-cell office:value-type="string" table:number-columns-spanned="1" table:number-rows-spanned="9" table:style-name="ce125">
            <text:p>Char</text:p>
          </table:table-cell>
          <table:table-cell office:value-type="float" office:value="1" table:number-columns-spanned="1" table:number-rows-spanned="9" table:style-name="ce126">
            <text:p>1</text:p>
          </table:table-cell>
          <table:table-cell office:value-type="float" office:value="14" table:number-columns-spanned="1" table:number-rows-spanned="9" table:style-name="ce126">
            <text:p>14</text:p>
          </table:table-cell>
          <table:table-cell office:value-type="string" table:number-columns-spanned="1" table:number-rows-spanned="9" table:style-name="ce127">
            <text:p>Considerando a maior distância percorrida, normalmente de que forma você chega à su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À pé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biciclet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De Van (ou Kombi)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De ônibu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De metrô (ou trem urbano)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De carr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G</text:p>
          </table:table-cell>
          <table:table-cell office:value-type="string" table:style-name="ce82">
            <text:p>Outros meios de transporte (barco, motocicleta, etc.)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5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15" table:number-columns-spanned="1" table:number-rows-spanned="4" table:style-name="ce126">
            <text:p>15</text:p>
          </table:table-cell>
          <table:table-cell office:value-type="string" table:number-columns-spanned="1" table:number-rows-spanned="4" table:style-name="ce127">
            <text:p>Você se utiliza de transporte escolar, ou passe escolar, para ir à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16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float" office:value="16" table:number-columns-spanned="1" table:number-rows-spanned="6" table:style-name="ce126">
            <text:p>16</text:p>
          </table:table-cell>
          <table:table-cell office:value-type="string" table:number-columns-spanned="1" table:number-rows-spanned="6" table:style-name="ce127">
            <text:p>Com que idade você entrou n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3 anos ou me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4 ou 5 a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6 ou 7 a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8 ano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7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7" table:number-columns-spanned="1" table:number-rows-spanned="5" table:style-name="ce126">
            <text:p>17</text:p>
          </table:table-cell>
          <table:table-cell office:value-type="string" table:number-columns-spanned="1" table:number-rows-spanned="5" table:style-name="ce127">
            <text:p>A partir do primeiro ano do ensino fundamental, em que tipo de escola você estudou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Somente em escola públi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omente em escola particular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m escola pública e em escola particular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8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8" table:number-columns-spanned="1" table:number-rows-spanned="5" table:style-name="ce126">
            <text:p>18</text:p>
          </table:table-cell>
          <table:table-cell office:value-type="string" table:number-columns-spanned="1" table:number-rows-spanned="5" table:style-name="ce127">
            <text:p>Você já foi reprovado(a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im, duas veze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9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9" table:number-columns-spanned="1" table:number-rows-spanned="5" table:style-name="ce126">
            <text:p>19</text:p>
          </table:table-cell>
          <table:table-cell office:value-type="string" table:number-columns-spanned="1" table:number-rows-spanned="5" table:style-name="ce127">
            <text:p>Alguma vez você abandonou a escola deixando de frequentá-la até o final do ano escolar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im, duas veze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a</text:p>
          </table:table-cell>
          <table:table-cell office:value-type="string" table:number-columns-spanned="1" table:number-rows-spanned="6" table:style-name="ce127">
            <text:p>Fora da escola em dias de aula, quanto tempo você usa para: - Estudar (lição de casa, trabalhos escolares,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b</text:p>
          </table:table-cell>
          <table:table-cell office:value-type="string" table:number-columns-spanned="1" table:number-rows-spanned="6" table:style-name="ce127">
            <text:p>Fora da escola em dias de aula, quanto tempo você usa para: - Fazer curso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c</text:p>
          </table:table-cell>
          <table:table-cell office:value-type="string" table:number-columns-spanned="1" table:number-rows-spanned="6" table:style-name="ce127">
            <text:p>Fora da escola em dias de aula, quanto tempo você usa para: - Trabalhar em casa (lavar louça, limpar quintal, cuidar dos irmãos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d</text:p>
          </table:table-cell>
          <table:table-cell office:value-type="string" table:number-columns-spanned="1" table:number-rows-spanned="6" table:style-name="ce127">
            <text:p>Fora da escola em dias de aula, quanto tempo você usa para: - Trabalhar fora de casa (recebendo ou não um salário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e</text:p>
          </table:table-cell>
          <table:table-cell office:value-type="string" table:number-columns-spanned="1" table:number-rows-spanned="6" table:style-name="ce127">
            <text:p>Fora da escola em dias de aula, quanto tempo você usa para: - Lazer (TV, internet, brincar, música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float" office:value="21" table:number-columns-spanned="1" table:number-rows-spanned="6" table:style-name="ce126">
            <text:p>21</text:p>
          </table:table-cell>
          <table:table-cell office:value-type="string" table:number-columns-spanned="1" table:number-rows-spanned="6" table:style-name="ce127">
            <text:p>Quando terminar o Ensino Fundamental você pretende:</text:p>
            <text:p>(Questionário de aluno do 9º an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Somente continuar estud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omente trabalhar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Continuar estudando e trabalhar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Ainda não sei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a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possuía equipamento adequado para acompanhar o ensino remo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b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tive conexão de internet adequada para acesso à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c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Tive facilidade em usar os programas de comunicação na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d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Recebi material impresso da escola (livros, apostilas, atividades em folha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e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Os professores me auxiliaram a entender o conteúd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f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f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compreendi o conteúdo da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g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g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m casa havia um lugar tranquilo para eu assistir às aul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h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h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Meus familiares apoiaram o meu estud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2i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2i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Meus colegas me apoiaram durante o ensino remo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number-rows-repeated="1048090" table:style-name="ro4">
          <table:table-cell table:number-columns-repeated="16384"/>
        </table:table-row>
      </table:table>
      <table:table table:name="TS_ALUNO_34EM" table:style-name="ta5"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45"/>
        <table:table-column table:style-name="co22" table:default-cell-style-name="ce36"/>
        <table:table-column table:style-name="co20" table:default-cell-style-name="ce36"/>
        <table:table-column table:style-name="co23" table:default-cell-style-name="ce36"/>
        <table:table-column table:style-name="co3" table:number-columns-repeated="10" table:default-cell-style-name="ce36"/>
        <table:table-column table:style-name="co24" table:default-cell-style-name="ce36"/>
        <table:table-column table:style-name="co3" table:number-columns-repeated="16366" table:default-cell-style-name="ce36"/>
        <table:table-row table:style-name="ro3">
          <table:table-cell office:value-type="string" table:number-columns-spanned="5" table:number-rows-spanned="1" table:style-name="ce123">
            <text:p>TS_ALUNO_34EM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7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44">
            <text:p>Descrição</text:p>
          </table:table-cell>
          <table:table-cell office:value-type="string" table:style-name="ce37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1" table:style-name="ce24">
            <text:p>202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19">
            <text:p>ID_REGIAO</text:p>
          </table:table-cell>
          <table:table-cell office:value-type="string" table:number-columns-spanned="1" table:number-rows-spanned="5" table:style-name="ce120">
            <text:p>Num</text:p>
          </table:table-cell>
          <table:table-cell office:value-type="float" office:value="1" table:number-columns-spanned="1" table:number-rows-spanned="5" table:style-name="ce120">
            <text:p>1</text:p>
          </table:table-cell>
          <table:table-cell office:value-type="string" table:number-columns-spanned="1" table:number-rows-spanned="5" table:style-name="ce121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19">
            <text:p>ID_UF</text:p>
          </table:table-cell>
          <table:table-cell office:value-type="string" table:number-columns-spanned="1" table:number-rows-spanned="27" table:style-name="ce121">
            <text:p>Num</text:p>
          </table:table-cell>
          <table:table-cell office:value-type="float" office:value="2" table:number-columns-spanned="1" table:number-rows-spanned="27" table:style-name="ce120">
            <text:p>2</text:p>
          </table:table-cell>
          <table:table-cell office:value-type="string" table:number-columns-spanned="1" table:number-rows-spanned="27" table:style-name="ce121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ARE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N_PUBLIC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LOCALIZACA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22">
            <text:p>ID_TURMA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Código da turma no Saeb</text:p>
          </table:table-cell>
          <table:table-cell table:style-name="ce22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SERIE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Ano Escolar</text:p>
          </table:table-cell>
          <table:table-cell office:value-type="string" table:style-name="ce20">
            <text:p>12 - 3ª/4ª séries do Ensino Médio Tradicional</text:p>
          </table:table-cell>
          <table:table-cell table:style-name="ce38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 - 3ª/4ª séries do Ensino Médio Integrado</text:p>
          </table:table-cell>
          <table:table-cell table:style-name="ce38"/>
          <table:table-cell table:number-columns-repeated="16378"/>
        </table:table-row>
        <table:table-row table:style-name="ro4">
          <table:table-cell office:value-type="string" table:style-name="ce22">
            <text:p>ID_ALUNO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Código do aluno no Saeb</text:p>
          </table:table-cell>
          <table:table-cell table:style-name="ce22"/>
          <table:table-cell table:number-columns-repeated="16379" table:style-name="ce36"/>
        </table:table-row>
        <table:table-row table:style-name="ro22">
          <table:table-cell office:value-type="string" table:number-columns-spanned="1" table:number-rows-spanned="2" table:style-name="ce119">
            <text:p>IN_SITUACAO_CENS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consistência entre os dados da aplicação do Saeb 2021 com o Censo da Educação Básica 2021 finalizado</text:p>
          </table:table-cell>
          <table:table-cell office:value-type="string" table:style-name="ce24">
            <text:p>0 - Não consistente</text:p>
          </table:table-cell>
          <table:table-cell table:number-columns-repeated="16379"/>
        </table:table-row>
        <table:table-row table:style-name="ro22">
          <table:covered-table-cell/>
          <table:covered-table-cell/>
          <table:covered-table-cell/>
          <table:covered-table-cell/>
          <table:table-cell office:value-type="string" table:style-name="ce24">
            <text:p>1 - Consist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ENCHIMENTO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a prova de Língua Portugues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ENCHIMENTO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a prova de Matemática</text:p>
          </table:table-cell>
          <table:table-cell office:value-type="string" table:style-name="ce24">
            <text:p>0 - Prova não preenchid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ova preenchi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Língua Portugues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N_PRESENCA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sença na prova de Matemática</text:p>
          </table:table-cell>
          <table:table-cell office:value-type="string" table:style-name="ce24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D_CADERNO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de Língua Portugues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1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Língua Portuguesa<text:s/></text:p>
          </table:table-cell>
          <table:table-cell office:value-type="string" table:style-name="ce2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2_LP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Língua Portuguesa<text:s/></text:p>
          </table:table-cell>
          <table:table-cell office:value-type="string" table:style-name="ce20">
            <text:p>De 1 a 7 (9 no macrotipo 18 - caderno 22)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9">
            <text:p>ID_CADERNO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2" table:number-columns-spanned="1" table:number-rows-spanned="2" table:style-name="ce120">
            <text:p>2</text:p>
          </table:table-cell>
          <table:table-cell office:value-type="string" table:number-columns-spanned="1" table:number-rows-spanned="2" table:style-name="ce121">
            <text:p>Número do caderno de prova de Matemática</text:p>
          </table:table-cell>
          <table:table-cell office:value-type="string" table:style-name="ce28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8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1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1 de Matemática</text:p>
          </table:table-cell>
          <table:table-cell office:value-type="string" table:style-name="ce2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ID_BLOCO_2_MT</text:p>
          </table:table-cell>
          <table:table-cell office:value-type="string" table:style-name="ce35">
            <text:p>Num</text:p>
          </table:table-cell>
          <table:table-cell office:value-type="float" office:value="1" table:style-name="ce35">
            <text:p>1</text:p>
          </table:table-cell>
          <table:table-cell office:value-type="string" table:style-name="ce21">
            <text:p>Identificador do Bloco 2 de Matemática</text:p>
          </table:table-cell>
          <table:table-cell office:value-type="string" table:style-name="ce20">
            <text:p>De 1 a 7 (9 no macrotipo 18 - caderno 22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1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1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5">
          <table:table-cell office:value-type="string" table:style-name="ce32">
            <text:p>TX_RESP_BLOCO_2_LP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2 de Língua Portugues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TX_RESP_BLOCO_1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1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4">
          <table:table-cell office:value-type="string" table:style-name="ce32">
            <text:p>TX_RESP_BLOCO_2_MT</text:p>
          </table:table-cell>
          <table:table-cell office:value-type="string" table:style-name="ce33">
            <text:p>Char</text:p>
          </table:table-cell>
          <table:table-cell office:value-type="string" table:style-name="ce31">
            <text:p>11</text:p>
          </table:table-cell>
          <table:table-cell office:value-type="string" table:style-name="ce21">
            <text:p>Resposta do aluno ao Bloco 2 de Matemática</text:p>
          </table:table-cell>
          <table:table-cell office:value-type="string" table:style-name="ce34">
            <text:p>A, B, C, D, . (branco), * (nulo)</text:p>
          </table:table-cell>
          <table:table-cell table:number-columns-repeated="16379"/>
        </table:table-row>
        <table:table-row table:style-name="ro23">
          <table:table-cell office:value-type="string" table:number-columns-spanned="1" table:number-rows-spanned="2" table:style-name="ce122">
            <text:p>IN_PROFICIENCIA_LP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23">
          <table:table-cell office:value-type="string" table:number-columns-spanned="1" table:number-rows-spanned="2" table:style-name="ce122">
            <text:p>IN_PROFICIENCIA_MT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a proficiência (no mínimo três itens respondidos no caderno de prova de Língua Portuguesa e Matemática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22">
            <text:p>IN_AMOSTR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articipação da amostra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9">
          <table:table-cell office:value-type="string" table:style-name="ce15">
            <text:p>ESTRATO</text:p>
          </table:table-cell>
          <table:table-cell office:value-type="string" table:style-name="ce25">
            <text:p>Char</text:p>
          </table:table-cell>
          <table:table-cell office:value-type="float" office:value="14" table:style-name="ce25">
            <text:p>14</text:p>
          </table:table-cell>
          <table:table-cell office:value-type="string" table:style-name="ce24">
            <text:p>Descrição dos estratos</text:p>
          </table:table-cell>
          <table:table-cell office:value-type="string" table:style-name="ce24">
            <text:p>Os estratos são compostos por características da participação da escola na avaliação e representam agrupamentos para os quais a avaliação fornece resultados confiáveis. Para mais detalhes consulte o Relatório de Amostragem do Saeb 2021.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LP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2">
          <table:table-cell office:value-type="string" table:style-name="ce22">
            <text:p>PROFICIENCIA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Língua Portugues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LP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em Língua Portugues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22">
            <text:p>ERRO_PADRAO_LP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Língua Portugues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PESO_ALUNO_MT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2">
          <table:table-cell office:value-type="string" table:style-name="ce22">
            <text:p>PROFICIENCIA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Proficiência do aluno em Matemática calculada na escala única do SAEB, com média = 0 e desvio = 1 na população de referênci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ERRO_PADRAO_MT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8">
          <table:table-cell office:value-type="string" table:style-name="ce22">
            <text:p>PROFICIENCIA_MT_SAEB</text:p>
          </table:table-cell>
          <table:table-cell office:value-type="string" table:style-name="ce35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roficiência do aluno em Matemática transformada na escala única do SAEB, com média = 250, desvio = 50 (do SAEB/97)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5">
          <table:table-cell office:value-type="string" table:style-name="ce15">
            <text:p>ERRO_PADRAO_MT_SAEB</text:p>
          </table:table-cell>
          <table:table-cell office:value-type="string" table:style-name="ce35">
            <text:p>Num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Erro padrão da proficiência transformada em Matemática</text:p>
          </table:table-cell>
          <table:table-cell office:value-type="string" table:style-name="ce24">
            <text:p>Valor com 7 casas decimais</text:p>
          </table:table-cell>
          <table:table-cell table:number-columns-repeated="16379"/>
        </table:table-row>
        <table:table-row table:style-name="ro16">
          <table:table-cell office:value-type="string" table:number-columns-spanned="1" table:number-rows-spanned="2" table:style-name="ce119">
            <text:p>IN_PREENCHIMENTO_QUESTIONARI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o questionário</text:p>
          </table:table-cell>
          <table:table-cell office:value-type="string" table:style-name="ce21">
            <text:p>0 - Não preenchido</text:p>
          </table:table-cell>
          <table:table-cell table:number-columns-repeated="16379" table:style-name="ce5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style-name="ce41">
            <text:p>1 - Preenchido parcial ou totalmente</text:p>
          </table:table-cell>
          <table:table-cell table:number-columns-repeated="16379" table:style-name="ce5"/>
        </table:table-row>
        <table:table-row table:style-name="ro18">
          <table:table-cell office:value-type="string" table:number-columns-spanned="1" table:number-rows-spanned="2" table:style-name="ce122">
            <text:p>IN_INSE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para cálculo do INSE (São considerados válidos os estudantes que responderam pelo menos 8 itens, dentre os 17 utilizados para o cálculo do indicador)</text:p>
          </table:table-cell>
          <table:table-cell office:value-type="string" table:style-name="ce24">
            <text:p>0 - Não<text:s text:c="2"/></text:p>
          </table:table-cell>
          <table:table-cell table:number-columns-repeated="16379"/>
        </table:table-row>
        <table:table-row table:style-name="ro18">
          <table:covered-table-cell/>
          <table:covered-table-cell/>
          <table:covered-table-cell/>
          <table:covered-table-cell/>
          <table:table-cell office:value-type="string" table:style-name="ce24">
            <text:p>1 - Sim</text:p>
          </table:table-cell>
          <table:table-cell table:number-columns-repeated="16379"/>
        </table:table-row>
        <table:table-row table:style-name="ro14">
          <table:table-cell office:value-type="string" table:style-name="ce15">
            <text:p>INSE_ALUNO</text:p>
          </table:table-cell>
          <table:table-cell office:value-type="string" table:style-name="ce24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Resultado individual do INSE para o aluno</text:p>
          </table:table-cell>
          <table:table-cell table:style-name="ce24"/>
          <table:table-cell table:number-columns-repeated="16379"/>
        </table:table-row>
        <table:table-row table:style-name="ro14">
          <table:table-cell office:value-type="string" table:number-columns-spanned="1" table:number-rows-spanned="8" table:style-name="ce122">
            <text:p>NU_TIPO_NIVEL_INSE</text:p>
          </table:table-cell>
          <table:table-cell office:value-type="string" table:number-columns-spanned="1" table:number-rows-spanned="8" table:style-name="ce120">
            <text:p>Num</text:p>
          </table:table-cell>
          <table:table-cell office:value-type="float" office:value="1" table:number-columns-spanned="1" table:number-rows-spanned="8" table:style-name="ce120">
            <text:p>1</text:p>
          </table:table-cell>
          <table:table-cell office:value-type="string" table:number-columns-spanned="1" table:number-rows-spanned="8" table:style-name="ce121">
            <text:p>Classificação do Indicador de Nível Socioeconômico em 8 Grupos (para melhor entendimento dos grupos, consultar a nota técnica disponível no portal do Inep em &lt;https://www.gov.br/inep/pt-br/acesso-a-informacao/dados-abertos/indicadores-educacionais/nivel-socioeconomico&gt;)</text:p>
          </table:table-cell>
          <table:table-cell office:value-type="string" table:style-name="ce24">
            <text:p>1 - Nível 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2 <text:s/>- Nível I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3 - Nível III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4 - Nível IV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5 - Nível V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6 - Nível VI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7 - Nível VII</text:p>
          </table:table-cell>
          <table:table-cell table:number-columns-repeated="16379" table:style-name="ce36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24">
            <text:p>8 - Nível VIII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15">
            <text:p>PESO_ALUNO_INSE</text:p>
          </table:table-cell>
          <table:table-cell office:value-type="string" table:style-name="ce24">
            <text:p>Num</text:p>
          </table:table-cell>
          <table:table-cell office:value-type="float" office:value="12" table:style-name="ce25">
            <text:p>12</text:p>
          </table:table-cell>
          <table:table-cell office:value-type="string" table:style-name="ce24">
            <text:p>Peso do Aluno para cálculo do INSE 2021</text:p>
          </table:table-cell>
          <table:table-cell office:value-type="string" table:style-name="ce24">
            <text:p>Valor com 7 casas decimais</text:p>
          </table:table-cell>
          <table:table-cell table:number-columns-repeated="16379" table:style-name="ce36"/>
        </table:table-row>
        <table:table-row table:style-name="ro19">
          <table:table-cell office:value-type="string" table:style-name="ce84">
            <text:p>Variável</text:p>
          </table:table-cell>
          <table:table-cell office:value-type="string" table:style-name="ce84">
            <text:p>Tipo</text:p>
          </table:table-cell>
          <table:table-cell office:value-type="string" table:style-name="ce84">
            <text:p>Tamanho</text:p>
          </table:table-cell>
          <table:table-cell office:value-type="string" table:style-name="ce84">
            <text:p>Código da Questão</text:p>
          </table:table-cell>
          <table:table-cell office:value-type="string" table:style-name="ce42">
            <text:p>Descrição (texto da pergunta)</text:p>
          </table:table-cell>
          <table:table-cell office:value-type="string" table:style-name="ce43">
            <text:p>Código da opção de resposta</text:p>
          </table:table-cell>
          <table:table-cell office:value-type="string" table:style-name="ce42">
            <text:p>Texto da opção de resposta</text:p>
          </table:table-cell>
          <table:table-cell table:number-columns-repeated="16377" table:style-name="ce5"/>
        </table:table-row>
        <table:table-row table:style-name="ro16">
          <table:table-cell office:value-type="string" table:number-columns-spanned="1" table:number-rows-spanned="4" table:style-name="ce124">
            <text:p>TX_RESP_Q01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7">
            <text:p>Qual é o seu sexo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Masculi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Feminino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24" table:style-name="ce124">
            <text:p>TX_RESP_Q02</text:p>
          </table:table-cell>
          <table:table-cell office:value-type="string" table:number-columns-spanned="1" table:number-rows-spanned="24" table:style-name="ce125">
            <text:p>Char</text:p>
          </table:table-cell>
          <table:table-cell office:value-type="float" office:value="1" table:number-columns-spanned="1" table:number-rows-spanned="24" table:style-name="ce126">
            <text:p>1</text:p>
          </table:table-cell>
          <table:table-cell office:value-type="float" office:value="2" table:number-columns-spanned="1" table:number-rows-spanned="24" table:style-name="ce126">
            <text:p>2</text:p>
          </table:table-cell>
          <table:table-cell office:value-type="string" table:number-columns-spanned="1" table:number-rows-spanned="8" table:style-name="ce127">
            <text:p>Qual é a sua idade?</text:p>
            <text:p>(Questionário de aluno do 5º an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3">
            <text:p>9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3">
            <text:p>10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3">
            <text:p>11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3">
            <text:p>12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3">
            <text:p>13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3">
            <text:p>14 anos ou mai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27">
            <text:p>Qual é a sua idade?</text:p>
            <text:p>(Questionário de aluno do 9º an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3">
            <text:p>13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3">
            <text:p>14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3">
            <text:p>15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3">
            <text:p>16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3">
            <text:p>17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3">
            <text:p>18 anos ou mai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27">
            <text:p>Qual é a sua idade?</text:p>
            <text:p>(Questionário de aluno do Ensino Médi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16 anos ou me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7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18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19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20 ano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21 anos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3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3" table:number-columns-spanned="1" table:number-rows-spanned="5" table:style-name="ce126">
            <text:p>3</text:p>
          </table:table-cell>
          <table:table-cell office:value-type="string" table:number-columns-spanned="1" table:number-rows-spanned="5" table:style-name="ce127">
            <text:p>Qual língua que seus pais falam com mais frequência em cas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Português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spanho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Outra língua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4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4" table:number-columns-spanned="1" table:number-rows-spanned="8" table:style-name="ce126">
            <text:p>4</text:p>
          </table:table-cell>
          <table:table-cell office:value-type="string" table:number-columns-spanned="1" table:number-rows-spanned="8" table:style-name="ce127">
            <text:p>Qual é a sua cor ou raç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Bra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Pret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Pard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Amarel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Indígen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quero declarar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5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5" table:number-columns-spanned="1" table:number-rows-spanned="4" table:style-name="ce126">
            <text:p>5</text:p>
          </table:table-cell>
          <table:table-cell office:value-type="string" table:number-columns-spanned="1" table:number-rows-spanned="4" table:style-name="ce127">
            <text:p>Você possui algum tipo de necessidade especial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a</text:p>
          </table:table-cell>
          <table:table-cell office:value-type="string" table:number-columns-spanned="1" table:number-rows-spanned="4" table:style-name="ce127">
            <text:p>Normalmente, quem mora na sua casa? - Mãe ou madrast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308">
            <text:p>TX_RESP_Q06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b</text:p>
          </table:table-cell>
          <table:table-cell office:value-type="string" table:number-columns-spanned="1" table:number-rows-spanned="4" table:style-name="ce127">
            <text:p>Normalmente, quem mora na sua casa? - Pai ou padras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324">
            <text:p>TX_RESP_Q06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c</text:p>
          </table:table-cell>
          <table:table-cell office:value-type="string" table:number-columns-spanned="1" table:number-rows-spanned="4" table:style-name="ce127">
            <text:p>Normalmente, quem mora na sua casa? - Irmão(s) ou irmã(s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d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d</text:p>
          </table:table-cell>
          <table:table-cell office:value-type="string" table:number-columns-spanned="1" table:number-rows-spanned="4" table:style-name="ce127">
            <text:p>Normalmente, quem mora na sua casa? - Avô ou avó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06e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6e</text:p>
          </table:table-cell>
          <table:table-cell office:value-type="string" table:number-columns-spanned="1" table:number-rows-spanned="4" table:style-name="ce127">
            <text:p>Normalmente, quem mora na sua casa? - Outros (tios, primos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7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7" table:number-columns-spanned="1" table:number-rows-spanned="8" table:style-name="ce126">
            <text:p>7</text:p>
          </table:table-cell>
          <table:table-cell office:value-type="string" table:number-columns-spanned="1" table:number-rows-spanned="8" table:style-name="ce127">
            <text:p>Qual é a maior escolaridade da sua mãe (ou mulher responsável por você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sei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8" table:style-name="ce124">
            <text:p>TX_RESP_Q08</text:p>
          </table:table-cell>
          <table:table-cell office:value-type="string" table:number-columns-spanned="1" table:number-rows-spanned="8" table:style-name="ce125">
            <text:p>Char</text:p>
          </table:table-cell>
          <table:table-cell office:value-type="float" office:value="1" table:number-columns-spanned="1" table:number-rows-spanned="8" table:style-name="ce126">
            <text:p>1</text:p>
          </table:table-cell>
          <table:table-cell office:value-type="float" office:value="8" table:number-columns-spanned="1" table:number-rows-spanned="8" table:style-name="ce126">
            <text:p>8</text:p>
          </table:table-cell>
          <table:table-cell office:value-type="string" table:number-columns-spanned="1" table:number-rows-spanned="8" table:style-name="ce127">
            <text:p>Qual é a maior escolaridade de seu pai (ou homem responsável por você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Não sei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a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a</text:p>
          </table:table-cell>
          <table:table-cell office:value-type="string" table:number-columns-spanned="1" table:number-rows-spanned="5" table:style-name="ce127">
            <text:p>Com que frequência seus pais ou responsáveis costumam: - Ler em cas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b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b</text:p>
          </table:table-cell>
          <table:table-cell office:value-type="string" table:number-columns-spanned="1" table:number-rows-spanned="5" table:style-name="ce127">
            <text:p>Com que frequência seus pais ou responsáveis costumam: - Conversar com você sobre o que acontece na escol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334">
            <text:p>TX_RESP_Q09c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c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estuda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d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d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fazer a tarefa de cas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339">
            <text:p>TX_RESP_Q09e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e</text:p>
          </table:table-cell>
          <table:table-cell office:value-type="string" table:number-columns-spanned="1" table:number-rows-spanned="5" table:style-name="ce127">
            <text:p>Com que frequência seus pais ou responsáveis costumam: - Incentivar você a comparecer às aul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5" table:style-name="ce124">
            <text:p>TX_RESP_Q09f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string" table:number-columns-spanned="1" table:number-rows-spanned="5" table:style-name="ce125">
            <text:p>9f</text:p>
          </table:table-cell>
          <table:table-cell office:value-type="string" table:number-columns-spanned="1" table:number-rows-spanned="5" table:style-name="ce127">
            <text:p>Com que frequência seus pais ou responsáveis costumam: - Ir às reuniões de pais na escol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empre ou quase sempre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308">
            <text:p>TX_RESP_Q10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a</text:p>
          </table:table-cell>
          <table:table-cell office:value-type="string" table:number-columns-spanned="1" table:number-rows-spanned="4" table:style-name="ce127">
            <text:p>Na rua em que você mora tem: - Asfalto ou calçamen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342">
            <text:p>TX_RESP_Q10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b</text:p>
          </table:table-cell>
          <table:table-cell office:value-type="string" table:number-columns-spanned="1" table:number-rows-spanned="4" table:style-name="ce127">
            <text:p>Na rua em que você mora tem: - Água tratad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10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0c</text:p>
          </table:table-cell>
          <table:table-cell office:value-type="string" table:number-columns-spanned="1" table:number-rows-spanned="4" table:style-name="ce127">
            <text:p>Na rua em que você mora tem: - Iluminaçã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a</text:p>
          </table:table-cell>
          <table:table-cell office:value-type="string" table:number-columns-spanned="1" table:number-rows-spanned="6" table:style-name="ce127">
            <text:p>Dos itens relacionados abaixo, quantos existem na sua casa? - Geladeir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b</text:p>
          </table:table-cell>
          <table:table-cell office:value-type="string" table:number-columns-spanned="1" table:number-rows-spanned="6" table:style-name="ce127">
            <text:p>Dos itens relacionados abaixo, quantos existem na sua casa? - Tablet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c</text:p>
          </table:table-cell>
          <table:table-cell office:value-type="string" table:number-columns-spanned="1" table:number-rows-spanned="6" table:style-name="ce127">
            <text:p>Dos itens relacionados abaixo, quantos existem na sua casa? - Computador (ou notebook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d</text:p>
          </table:table-cell>
          <table:table-cell office:value-type="string" table:number-columns-spanned="1" table:number-rows-spanned="6" table:style-name="ce127">
            <text:p>Dos itens relacionados abaixo, quantos existem na sua casa? - Quartos para dormi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319">
            <text:p>TX_RESP_Q11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e</text:p>
          </table:table-cell>
          <table:table-cell office:value-type="string" table:number-columns-spanned="1" table:number-rows-spanned="6" table:style-name="ce127">
            <text:p>Dos itens relacionados abaixo, quantos existem na sua casa? - Televisã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f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f</text:p>
          </table:table-cell>
          <table:table-cell office:value-type="string" table:number-columns-spanned="1" table:number-rows-spanned="6" table:style-name="ce127">
            <text:p>Dos itens relacionados abaixo, quantos existem na sua casa? - Banheir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g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g</text:p>
          </table:table-cell>
          <table:table-cell office:value-type="string" table:number-columns-spanned="1" table:number-rows-spanned="6" table:style-name="ce127">
            <text:p>Dos itens relacionados abaixo, quantos existem na sua casa? - Carr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6" table:style-name="ce124">
            <text:p>TX_RESP_Q11h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11h</text:p>
          </table:table-cell>
          <table:table-cell office:value-type="string" table:number-columns-spanned="1" table:number-rows-spanned="6" table:style-name="ce127">
            <text:p>Dos itens relacionados abaixo, quantos existem na sua casa? - Celular com internet (smartphone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enhum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1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2.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3 ou mais.</text:p>
          </table:table-cell>
          <table:table-cell table:number-columns-repeated="16377"/>
        </table:table-row>
        <table:table-row table:style-name="ro16">
          <table:table-cell office:value-type="string" table:number-columns-spanned="1" table:number-rows-spanned="4" table:style-name="ce124">
            <text:p>TX_RESP_Q12a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a</text:p>
          </table:table-cell>
          <table:table-cell office:value-type="string" table:number-columns-spanned="1" table:number-rows-spanned="4" table:style-name="ce127">
            <text:p>Na sua casa tem: - Tv por internet (Netflix, GloboPlay,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16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b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b</text:p>
          </table:table-cell>
          <table:table-cell office:value-type="string" table:number-columns-spanned="1" table:number-rows-spanned="4" table:style-name="ce127">
            <text:p>Na sua casa tem: - Rede Wi-Fi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c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c</text:p>
          </table:table-cell>
          <table:table-cell office:value-type="string" table:number-columns-spanned="1" table:number-rows-spanned="4" table:style-name="ce127">
            <text:p>Na sua casa tem: - Um quarto só seu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d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d</text:p>
          </table:table-cell>
          <table:table-cell office:value-type="string" table:number-columns-spanned="1" table:number-rows-spanned="4" table:style-name="ce127">
            <text:p>Na sua casa tem: - Mesa para estudar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e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e</text:p>
          </table:table-cell>
          <table:table-cell office:value-type="string" table:number-columns-spanned="1" table:number-rows-spanned="4" table:style-name="ce127">
            <text:p>Na sua casa tem: - Forno de microond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f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f</text:p>
          </table:table-cell>
          <table:table-cell office:value-type="string" table:number-columns-spanned="1" table:number-rows-spanned="4" table:style-name="ce127">
            <text:p>Na sua casa tem: - Aspirador de pó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g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g</text:p>
          </table:table-cell>
          <table:table-cell office:value-type="string" table:number-columns-spanned="1" table:number-rows-spanned="4" table:style-name="ce127">
            <text:p>Na sua casa tem: - Máquina de lavar roupa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h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h</text:p>
          </table:table-cell>
          <table:table-cell office:value-type="string" table:number-columns-spanned="1" table:number-rows-spanned="4" table:style-name="ce127">
            <text:p>Na sua casa tem: - Freezer (independente ou segunda porta da geladeira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2i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string" table:number-columns-spanned="1" table:number-rows-spanned="4" table:style-name="ce125">
            <text:p>12i</text:p>
          </table:table-cell>
          <table:table-cell office:value-type="string" table:number-columns-spanned="1" table:number-rows-spanned="4" table:style-name="ce127">
            <text:p>Na sua casa tem: - Garagem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3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3" table:number-columns-spanned="1" table:number-rows-spanned="5" table:style-name="ce126">
            <text:p>13</text:p>
          </table:table-cell>
          <table:table-cell office:value-type="string" table:number-columns-spanned="1" table:number-rows-spanned="5" table:style-name="ce127">
            <text:p>Quanto tempo você demora para chegar à su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Menos de 30 minut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Entre 30 minutos e uma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Mais de uma hora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9" table:style-name="ce124">
            <text:p>TX_RESP_Q14</text:p>
          </table:table-cell>
          <table:table-cell office:value-type="string" table:number-columns-spanned="1" table:number-rows-spanned="9" table:style-name="ce125">
            <text:p>Char</text:p>
          </table:table-cell>
          <table:table-cell office:value-type="float" office:value="1" table:number-columns-spanned="1" table:number-rows-spanned="9" table:style-name="ce126">
            <text:p>1</text:p>
          </table:table-cell>
          <table:table-cell office:value-type="float" office:value="14" table:number-columns-spanned="1" table:number-rows-spanned="9" table:style-name="ce126">
            <text:p>14</text:p>
          </table:table-cell>
          <table:table-cell office:value-type="string" table:number-columns-spanned="1" table:number-rows-spanned="9" table:style-name="ce127">
            <text:p>Considerando a maior distância percorrida, normalmente de que forma você chega à su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À pé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biciclet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De Van (ou Kombi)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De ônibu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E</text:p>
          </table:table-cell>
          <table:table-cell office:value-type="string" table:style-name="ce82">
            <text:p>De metrô (ou trem urbano)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F</text:p>
          </table:table-cell>
          <table:table-cell office:value-type="string" table:style-name="ce82">
            <text:p>De carr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G</text:p>
          </table:table-cell>
          <table:table-cell office:value-type="string" table:style-name="ce82">
            <text:p>Outros meios de transporte (barco, motocicleta, etc.)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15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15" table:number-columns-spanned="1" table:number-rows-spanned="4" table:style-name="ce126">
            <text:p>15</text:p>
          </table:table-cell>
          <table:table-cell office:value-type="string" table:number-columns-spanned="1" table:number-rows-spanned="4" table:style-name="ce127">
            <text:p>Você se utiliza de transporte escolar, ou passe escolar, para ir à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16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float" office:value="16" table:number-columns-spanned="1" table:number-rows-spanned="6" table:style-name="ce126">
            <text:p>16</text:p>
          </table:table-cell>
          <table:table-cell office:value-type="string" table:number-columns-spanned="1" table:number-rows-spanned="6" table:style-name="ce127">
            <text:p>Com que idade você entrou na escola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3 anos ou me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4 ou 5 a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6 ou 7 ano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8 ano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7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7" table:number-columns-spanned="1" table:number-rows-spanned="5" table:style-name="ce126">
            <text:p>17</text:p>
          </table:table-cell>
          <table:table-cell office:value-type="string" table:number-columns-spanned="1" table:number-rows-spanned="5" table:style-name="ce127">
            <text:p>A partir do primeiro ano do ensino fundamental, em que tipo de escola você estudou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Somente em escola públi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omente em escola particular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m escola pública e em escola particular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8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8" table:number-columns-spanned="1" table:number-rows-spanned="5" table:style-name="ce126">
            <text:p>18</text:p>
          </table:table-cell>
          <table:table-cell office:value-type="string" table:number-columns-spanned="1" table:number-rows-spanned="5" table:style-name="ce127">
            <text:p>Você já foi reprovado(a)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im, duas veze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5" table:style-name="ce124">
            <text:p>TX_RESP_Q19</text:p>
          </table:table-cell>
          <table:table-cell office:value-type="string" table:number-columns-spanned="1" table:number-rows-spanned="5" table:style-name="ce125">
            <text:p>Char</text:p>
          </table:table-cell>
          <table:table-cell office:value-type="float" office:value="1" table:number-columns-spanned="1" table:number-rows-spanned="5" table:style-name="ce126">
            <text:p>1</text:p>
          </table:table-cell>
          <table:table-cell office:value-type="float" office:value="19" table:number-columns-spanned="1" table:number-rows-spanned="5" table:style-name="ce126">
            <text:p>19</text:p>
          </table:table-cell>
          <table:table-cell office:value-type="string" table:number-columns-spanned="1" table:number-rows-spanned="5" table:style-name="ce127">
            <text:p>Alguma vez você abandonou a escola deixando de frequentá-la até o final do ano escolar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Sim, duas vezes ou mai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a</text:p>
          </table:table-cell>
          <table:table-cell office:value-type="string" table:number-columns-spanned="1" table:number-rows-spanned="6" table:style-name="ce127">
            <text:p>Fora da escola em dias de aula, quanto tempo você usa para: - Estudar (lição de casa, trabalhos escolares,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b</text:p>
          </table:table-cell>
          <table:table-cell office:value-type="string" table:number-columns-spanned="1" table:number-rows-spanned="6" table:style-name="ce127">
            <text:p>Fora da escola em dias de aula, quanto tempo você usa para: - Fazer curso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c</text:p>
          </table:table-cell>
          <table:table-cell office:value-type="string" table:number-columns-spanned="1" table:number-rows-spanned="6" table:style-name="ce127">
            <text:p>Fora da escola em dias de aula, quanto tempo você usa para: - Trabalhar em casa (lavar louça, limpar quintal, cuidar dos irmãos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d</text:p>
          </table:table-cell>
          <table:table-cell office:value-type="string" table:number-columns-spanned="1" table:number-rows-spanned="6" table:style-name="ce127">
            <text:p>Fora da escola em dias de aula, quanto tempo você usa para: - Trabalhar fora de casa (recebendo ou não um salário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0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0e</text:p>
          </table:table-cell>
          <table:table-cell office:value-type="string" table:number-columns-spanned="1" table:number-rows-spanned="6" table:style-name="ce127">
            <text:p>Fora da escola em dias de aula, quanto tempo você usa para: - Lazer (TV, internet, brincar, música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 uso meu tempo para iss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Menos de 1 hor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Entre 1 e 2 horas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Mais de 2 horas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1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float" office:value="21" table:number-columns-spanned="1" table:number-rows-spanned="6" table:style-name="ce126">
            <text:p>21</text:p>
          </table:table-cell>
          <table:table-cell office:value-type="string" table:number-columns-spanned="1" table:number-rows-spanned="6" table:style-name="ce127">
            <text:p>Quando terminar o Ensino Médio você pretende:</text:p>
            <text:p>(Questionário de aluno do Ensino Médio)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Somente continuar estud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omente trabalhar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Continuar estudando e trabalhar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Ainda não sei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4" table:style-name="ce124">
            <text:p>TX_RESP_Q22</text:p>
          </table:table-cell>
          <table:table-cell office:value-type="string" table:number-columns-spanned="1" table:number-rows-spanned="4" table:style-name="ce125">
            <text:p>Char</text:p>
          </table:table-cell>
          <table:table-cell office:value-type="float" office:value="1" table:number-columns-spanned="1" table:number-rows-spanned="4" table:style-name="ce126">
            <text:p>1</text:p>
          </table:table-cell>
          <table:table-cell office:value-type="float" office:value="22" table:number-columns-spanned="1" table:number-rows-spanned="4" table:style-name="ce126">
            <text:p>22</text:p>
          </table:table-cell>
          <table:table-cell office:value-type="string" table:number-columns-spanned="1" table:number-rows-spanned="4" table:style-name="ce127">
            <text:p>Você concluiu o Ensino Fundamental na Educação de Jovens e Adultos (EJA), antigo supletivo?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Sim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a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a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possuía equipamento adequado para acompanhar o ensino remo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b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b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tive conexão de internet adequada para acesso à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c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c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Tive facilidade em usar os programas de comunicação na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d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d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Recebi material impresso da escola (livros, apostilas, atividades em folha etc.)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e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e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Os professores me auxiliaram a entender o conteúd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f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f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u compreendi o conteúdo das aulas remot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g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g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Em casa havia um lugar tranquilo para eu assistir às aulas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h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h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Meus familiares apoiaram o meu estud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style-name="ro20">
          <table:table-cell office:value-type="string" table:number-columns-spanned="1" table:number-rows-spanned="6" table:style-name="ce124">
            <text:p>TX_RESP_Q23i</text:p>
          </table:table-cell>
          <table:table-cell office:value-type="string" table:number-columns-spanned="1" table:number-rows-spanned="6" table:style-name="ce125">
            <text:p>Char</text:p>
          </table:table-cell>
          <table:table-cell office:value-type="float" office:value="1" table:number-columns-spanned="1" table:number-rows-spanned="6" table:style-name="ce126">
            <text:p>1</text:p>
          </table:table-cell>
          <table:table-cell office:value-type="string" table:number-columns-spanned="1" table:number-rows-spanned="6" table:style-name="ce125">
            <text:p>23i</text:p>
          </table:table-cell>
          <table:table-cell office:value-type="string" table:number-columns-spanned="1" table:number-rows-spanned="6" table:style-name="ce127">
            <text:p>Durante a pandemia, indique a frequência com que os seguintes fatos ocorreram: - Meus colegas me apoiaram durante o ensino remoto.</text:p>
          </table:table-cell>
          <table:table-cell office:value-type="string" table:style-name="ce81">
            <text:p>*</text:p>
          </table:table-cell>
          <table:table-cell office:value-type="string" table:style-name="ce82">
            <text:p>Nul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.</text:p>
          </table:table-cell>
          <table:table-cell office:value-type="string" table:style-name="ce82">
            <text:p>Branco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A</text:p>
          </table:table-cell>
          <table:table-cell office:value-type="string" table:style-name="ce82">
            <text:p>Nunca ou quase nunca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B</text:p>
          </table:table-cell>
          <table:table-cell office:value-type="string" table:style-name="ce82">
            <text:p>De vez em quando.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82">
            <text:p>Várias vezes</text:p>
          </table:table-cell>
          <table:table-cell table:number-columns-repeated="16377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D</text:p>
          </table:table-cell>
          <table:table-cell office:value-type="string" table:style-name="ce82">
            <text:p>Sempre.</text:p>
          </table:table-cell>
          <table:table-cell table:number-columns-repeated="16377"/>
        </table:table-row>
        <table:table-row table:number-rows-repeated="1048134" table:style-name="ro4">
          <table:table-cell table:number-columns-repeated="16384"/>
        </table:table-row>
      </table:table>
      <table:table table:name="TS_ESCOLA" table:style-name="ta6">
        <table:table-column table:style-name="co25" table:default-cell-style-name="ce2"/>
        <table:table-column table:style-name="co6" table:default-cell-style-name="ce3"/>
        <table:table-column table:style-name="co7" table:default-cell-style-name="ce3"/>
        <table:table-column table:style-name="co26" table:default-cell-style-name="ce3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" table:default-cell-style-name="ce2"/>
        <table:table-column table:style-name="co30" table:default-cell-style-name="ce2"/>
        <table:table-column table:style-name="co31" table:default-cell-style-name="ce2"/>
        <table:table-column table:style-name="co7" table:number-columns-repeated="16373" table:default-cell-style-name="ce2"/>
        <table:table-row table:style-name="ro3">
          <table:table-cell office:value-type="string" table:number-columns-spanned="5" table:number-rows-spanned="1" table:style-name="ce140">
            <text:p>TS_ESCOLA</text:p>
          </table:table-cell>
          <table:covered-table-cell table:number-columns-repeated="4"/>
          <table:table-cell table:style-name="ce17"/>
          <table:table-cell table:number-columns-repeated="16378"/>
        </table:table-row>
        <table:table-row table:style-name="ro3">
          <table:table-cell table:number-columns-repeated="6" table:style-name="ce6"/>
          <table:table-cell table:number-columns-repeated="16378"/>
        </table:table-row>
        <table:table-row table:style-name="ro4">
          <table:table-cell office:value-type="string" table:style-name="ce23">
            <text:p>Variável</text:p>
          </table:table-cell>
          <table:table-cell office:value-type="string" table:style-name="ce23">
            <text:p>Tipo</text:p>
          </table:table-cell>
          <table:table-cell office:value-type="string" table:style-name="ce23">
            <text:p>Tamanho</text:p>
          </table:table-cell>
          <table:table-cell office:value-type="string" table:style-name="ce23">
            <text:p>Descrição</text:p>
          </table:table-cell>
          <table:table-cell office:value-type="string" table:style-name="ce23">
            <text:p>Código de Preenchimento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1" table:style-name="ce24">
            <text:p>2021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5" table:style-name="ce119">
            <text:p>ID_REGIAO</text:p>
          </table:table-cell>
          <table:table-cell office:value-type="string" table:number-columns-spanned="1" table:number-rows-spanned="5" table:style-name="ce120">
            <text:p>Num</text:p>
          </table:table-cell>
          <table:table-cell office:value-type="float" office:value="1" table:number-columns-spanned="1" table:number-rows-spanned="5" table:style-name="ce120">
            <text:p>1</text:p>
          </table:table-cell>
          <table:table-cell office:value-type="string" table:number-columns-spanned="1" table:number-rows-spanned="5" table:style-name="ce121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7" table:style-name="ce119">
            <text:p>ID_UF</text:p>
          </table:table-cell>
          <table:table-cell office:value-type="string" table:number-columns-spanned="1" table:number-rows-spanned="27" table:style-name="ce121">
            <text:p>Num</text:p>
          </table:table-cell>
          <table:table-cell office:value-type="float" office:value="2" table:number-columns-spanned="1" table:number-rows-spanned="27" table:style-name="ce120">
            <text:p>2</text:p>
          </table:table-cell>
          <table:table-cell office:value-type="string" table:number-columns-spanned="1" table:number-rows-spanned="27" table:style-name="ce121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1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ARE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1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1">
            <text:p>2 - Interior</text:p>
          </table:table-cell>
          <table:table-cell table:number-columns-repeated="16379" table:style-name="ce36"/>
        </table:table-row>
        <table:table-row table:style-name="ro5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1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N_PUBLIC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 se a escola é pública ou não</text:p>
          </table:table-cell>
          <table:table-cell office:value-type="string" table:style-name="ce24">
            <text:p>0 - Privad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LOCALIZACA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8">
          <table:table-cell office:value-type="string" table:style-name="ce22">
            <text:p>PC_FORMACAO_DOCENTE_INICIAL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Indicador de Adequação da Formação Docente (Informação referente ao Grupo 1, para os Anos Iniciais do EF)</text:p>
          </table:table-cell>
          <table:table-cell table:style-name="ce24"/>
          <table:table-cell table:number-columns-repeated="16379" table:style-name="ce4"/>
        </table:table-row>
        <table:table-row table:style-name="ro8">
          <table:table-cell office:value-type="string" table:style-name="ce22">
            <text:p>PC_FORMACAO_DOCENTE_FINAL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Indicador de Adequação da Formação Docente (Informação referente ao Grupo 1, para os Anos Finais do EF)</text:p>
          </table:table-cell>
          <table:table-cell table:style-name="ce24"/>
          <table:table-cell table:number-columns-repeated="16379" table:style-name="ce4"/>
        </table:table-row>
        <table:table-row table:style-name="ro8">
          <table:table-cell office:value-type="string" table:style-name="ce29">
            <text:p>PC_FORMACAO_DOCENTE_MEDIO</text:p>
          </table:table-cell>
          <table:table-cell office:value-type="string" table:style-name="ce30">
            <text:p>Num</text:p>
          </table:table-cell>
          <table:table-cell office:value-type="float" office:value="5" table:style-name="ce30">
            <text:p>5</text:p>
          </table:table-cell>
          <table:table-cell office:value-type="string" table:style-name="ce24">
            <text:p>Indicador de Adequação da Formação Docente (Informação referente ao Grupo 1, para o Ensino Médio)</text:p>
          </table:table-cell>
          <table:table-cell table:style-name="ce24"/>
          <table:table-cell table:number-columns-repeated="16379" table:style-name="ce4"/>
        </table:table-row>
        <table:table-row table:style-name="ro4">
          <table:table-cell office:value-type="string" table:number-columns-spanned="1" table:number-rows-spanned="8" table:style-name="ce119">
            <text:p>NIVEL_SOCIO_ECONOMICO</text:p>
          </table:table-cell>
          <table:table-cell office:value-type="string" table:number-columns-spanned="1" table:number-rows-spanned="8" table:style-name="ce120">
            <text:p>Char</text:p>
          </table:table-cell>
          <table:table-cell office:value-type="float" office:value="9" table:number-columns-spanned="1" table:number-rows-spanned="8" table:style-name="ce120">
            <text:p>9</text:p>
          </table:table-cell>
          <table:table-cell office:value-type="string" table:number-columns-spanned="1" table:number-rows-spanned="8" table:style-name="ce120">
            <text:p>Indicador de Nível Socioeconômico (Inse)</text:p>
          </table:table-cell>
          <table:table-cell office:value-type="string" table:style-name="ce24">
            <text:p>Nível 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I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II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IV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V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V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VII</text:p>
          </table:table-cell>
          <table:table-cell table:number-columns-repeated="16379" table:style-name="ce4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Nível VIII</text:p>
          </table:table-cell>
          <table:table-cell table:number-columns-repeated="16379" table:style-name="ce4"/>
        </table:table-row>
        <table:table-row table:style-name="ro5">
          <table:table-cell office:value-type="string" table:style-name="ce22">
            <text:p>NU_MATRICULADOS_CENSO_5EF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o 5º ano no censo 2021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5EF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9">
          <table:table-cell office:value-type="string" table:style-name="ce22">
            <text:p>TAXA_PARTICIPACAO_5EF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5EF) e o total de alunos cadastrados no Censo Escolar que são público alvo do SAEB (NU_MATRICULADOS_CENSO_5EF)</text:p>
          </table:table-cell>
          <table:table-cell table:style-name="ce26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125)</text:p>
          </table:table-cell>
          <table:table-cell table:style-name="ce26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25;1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50;1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75;2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9_LP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1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25;1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50;1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175;2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9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0_MT5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MATRICULADOS_CENSO_9EF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o 9º ano no censo 2021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9EF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9">
          <table:table-cell office:value-type="string" table:style-name="ce22">
            <text:p>TAXA_PARTICIPACAO_9EF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9EF) e o total de alunos cadastrados no Censo Escolar que são público alvo do SAEB (NU_MATRICULADOS_CENSO_9EF</text:p>
          </table:table-cell>
          <table:table-cell table:style-name="ce26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LP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9_MT9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8">
          <table:table-cell office:value-type="string" table:style-name="ce22">
            <text:p>NU_MATRICULADOS_CENSO_EMT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a 3ª/4ª série do ensino médio tradicional no censo 2021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EMT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9">
          <table:table-cell office:value-type="string" table:style-name="ce22">
            <text:p>TAXA_PARTICIPACAO_E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EMT) e o total de alunos cadastrados no Censo Escolar que são público alvo do SAEB (NU_MATRICULADOS_CENSO_EMT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LP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4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9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25;4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0_MTEMT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5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8">
          <table:table-cell office:value-type="string" table:style-name="ce22">
            <text:p>NU_MATRICULADOS_CENSO_EMI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a 3ª/4ª série do ensino médio integrado no censo 2021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EMI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9">
          <table:table-cell office:value-type="string" table:style-name="ce22">
            <text:p>TAXA_PARTICIPACAO_EMI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EMI) e o total de alunos cadastrados no Censo Escolar que são público alvo do SAEB (NU_MATRICULADOS_CENSO_EMI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LP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4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9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25;4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0_MTEMI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5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8">
          <table:table-cell office:value-type="string" table:style-name="ce22">
            <text:p>NU_MATRICULADOS_CENSO_EM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matriculados na 3ª/4ª série do ensino médio tradicional ou integrado no censo 2021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NU_PRESENTES_EM</text:p>
          </table:table-cell>
          <table:table-cell office:value-type="string" table:style-name="ce25">
            <text:p>Num</text:p>
          </table:table-cell>
          <table:table-cell office:value-type="float" office:value="3" table:style-name="ce25">
            <text:p>3</text:p>
          </table:table-cell>
          <table:table-cell office:value-type="string" table:style-name="ce24">
            <text:p>Número de alunos presentes na aplicaçã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9">
          <table:table-cell office:value-type="string" table:style-name="ce22">
            <text:p>TAXA_PARTICIPACAO_EM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Razão entre o total de alunos presentes no SAEB (NU_PRESENTES_EM) e o total de alunos cadastrados no Censo Escolar que são público alvo do SAEB (NU_MATRICULADOS_CENSO_EM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(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LP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0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-00;2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25;2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2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50;2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3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275;3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4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00;3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5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25;3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6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50;37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7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375;4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8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00;425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9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25;45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Nivel_10_MTEM</text:p>
          </table:table-cell>
          <table:table-cell office:value-type="string" table:style-name="ce25">
            <text:p>Num</text:p>
          </table:table-cell>
          <table:table-cell office:value-type="float" office:value="5" table:style-name="ce25">
            <text:p>5</text:p>
          </table:table-cell>
          <table:table-cell office:value-type="string" table:style-name="ce24">
            <text:p>[450;+00)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MEDIA_5EF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5º an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MEDIA_5EF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5º an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MEDIA_9EF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9º an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office:value-type="string" table:style-name="ce22">
            <text:p>MEDIA_9EF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9º an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EMT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3ª/4ª série do ensino médio tradicional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EMT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3ª/4ª série do ensino médio tradicional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EMI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3ª/4ª série do ensino médio integrad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EMI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3ª/4ª série do ensino médio integrad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EM_LP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Língua Portuguesa 3ª/4ª série do ensino médio tradicional ou integrad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5">
          <table:table-cell office:value-type="string" table:style-name="ce22">
            <text:p>MEDIA_EM_MT</text:p>
          </table:table-cell>
          <table:table-cell office:value-type="string" table:style-name="ce25">
            <text:p>Num</text:p>
          </table:table-cell>
          <table:table-cell office:value-type="float" office:value="6" table:style-name="ce25">
            <text:p>6</text:p>
          </table:table-cell>
          <table:table-cell office:value-type="string" table:style-name="ce24">
            <text:p>Média em Matemática 3ª/4ª série do ensino médio tradicional ou integrado</text:p>
          </table:table-cell>
          <table:table-cell table:style-name="ce24"/>
          <table:table-cell table:style-name="ce4"/>
          <table:table-cell table:number-columns-repeated="5" table:style-name="ce27"/>
          <table:table-cell table:number-columns-repeated="16373" table:style-name="ce4"/>
        </table:table-row>
        <table:table-row table:style-name="ro4">
          <table:table-cell table:style-name="ce36"/>
          <table:table-cell table:number-columns-repeated="3" table:style-name="ce3"/>
          <table:table-cell table:number-columns-repeated="16380" table:style-name="ce2"/>
        </table:table-row>
        <table:table-row table:number-rows-repeated="1048395" table:style-name="ro4">
          <table:table-cell table:number-columns-repeated="16384"/>
        </table:table-row>
      </table:table>
      <table:table table:name="TS_PROFESSOR" table:style-name="ta7">
        <table:table-column table:style-name="co32" table:default-cell-style-name="ce94"/>
        <table:table-column table:style-name="co33" table:default-cell-style-name="ce66"/>
        <table:table-column table:style-name="co34" table:default-cell-style-name="ce66"/>
        <table:table-column table:style-name="co35" table:default-cell-style-name="ce65"/>
        <table:table-column table:style-name="co36" table:default-cell-style-name="ce66"/>
        <table:table-column table:style-name="co37" table:default-cell-style-name="ce64"/>
        <table:table-column table:style-name="co38" table:number-columns-repeated="16378" table:default-cell-style-name="ce64"/>
        <table:table-row table:style-name="ro3">
          <table:table-cell office:value-type="string" table:number-columns-spanned="6" table:number-rows-spanned="1" table:style-name="ce123">
            <text:p>TS_PROFESSOR</text:p>
          </table:table-cell>
          <table:covered-table-cell table:number-columns-repeated="5"/>
          <table:table-cell table:number-columns-repeated="16378" table:style-name="ce47"/>
        </table:table-row>
        <table:table-row table:style-name="ro4">
          <table:table-cell table:style-name="ce50"/>
          <table:table-cell table:number-columns-repeated="2" table:style-name="ce48"/>
          <table:table-cell table:style-name="ce55"/>
          <table:table-cell table:style-name="ce48"/>
          <table:table-cell table:style-name="ce36"/>
          <table:table-cell table:number-columns-repeated="16378" table:style-name="ce46"/>
        </table:table-row>
        <table:table-row table:style-name="ro4">
          <table:table-cell office:value-type="string" table:style-name="ce96">
            <text:p>Variável</text:p>
          </table:table-cell>
          <table:table-cell office:value-type="string" table:style-name="ce37">
            <text:p>Tipo</text:p>
          </table:table-cell>
          <table:table-cell office:value-type="string" table:style-name="ce37">
            <text:p>Tamanho</text:p>
          </table:table-cell>
          <table:table-cell office:value-type="string" table:style-name="ce44">
            <text:p>Descrição</text:p>
          </table:table-cell>
          <table:table-cell office:value-type="string" table:number-columns-spanned="2" table:number-rows-spanned="1" table:style-name="ce222">
            <text:p>Código de Preenchimento</text:p>
          </table:table-cell>
          <table:covered-table-cell/>
          <table:table-cell table:number-columns-repeated="16378" table:style-name="ce46"/>
        </table:table-row>
        <table:table-row table:style-name="ro20">
          <table:table-cell office:value-type="string" table:style-name="ce32">
            <text:p>ID_SAEB</text:p>
          </table:table-cell>
          <table:table-cell office:value-type="string" table:style-name="ce85">
            <text:p>Num</text:p>
          </table:table-cell>
          <table:table-cell office:value-type="float" office:value="4" table:style-name="ce85">
            <text:p>4</text:p>
          </table:table-cell>
          <table:table-cell office:value-type="string" table:style-name="ce86">
            <text:p>Ano de aplicação do Saeb</text:p>
          </table:table-cell>
          <table:table-cell office:value-type="float" office:value="2021" table:style-name="ce87">
            <text:p>2021</text:p>
          </table:table-cell>
          <table:table-cell table:style-name="ce88"/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156">
            <text:p>ID_REGIAO</text:p>
          </table:table-cell>
          <table:table-cell office:value-type="string" table:number-columns-spanned="1" table:number-rows-spanned="5" table:style-name="ce157">
            <text:p>Num</text:p>
          </table:table-cell>
          <table:table-cell office:value-type="float" office:value="1" table:number-columns-spanned="1" table:number-rows-spanned="5" table:style-name="ce157">
            <text:p>1</text:p>
          </table:table-cell>
          <table:table-cell office:value-type="string" table:number-columns-spanned="1" table:number-rows-spanned="5" table:style-name="ce158">
            <text:p>Código da Região</text:p>
          </table:table-cell>
          <table:table-cell office:value-type="float" office:value="1" table:style-name="ce87">
            <text:p>1</text:p>
          </table:table-cell>
          <table:table-cell office:value-type="string" table:style-name="ce88">
            <text:p><text:s/>Norte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" table:style-name="ce87">
            <text:p>2</text:p>
          </table:table-cell>
          <table:table-cell office:value-type="string" table:style-name="ce88">
            <text:p><text:s/>Nordeste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3" table:style-name="ce87">
            <text:p>3</text:p>
          </table:table-cell>
          <table:table-cell office:value-type="string" table:style-name="ce88">
            <text:p><text:s/>Sudeste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4" table:style-name="ce87">
            <text:p>4</text:p>
          </table:table-cell>
          <table:table-cell office:value-type="string" table:style-name="ce88">
            <text:p><text:s/>Sul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5" table:style-name="ce87">
            <text:p>5</text:p>
          </table:table-cell>
          <table:table-cell office:value-type="string" table:style-name="ce88">
            <text:p><text:s/>Centro-Oeste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27" table:style-name="ce156">
            <text:p>ID_UF</text:p>
          </table:table-cell>
          <table:table-cell office:value-type="string" table:number-columns-spanned="1" table:number-rows-spanned="27" table:style-name="ce157">
            <text:p>Num</text:p>
          </table:table-cell>
          <table:table-cell office:value-type="float" office:value="2" table:number-columns-spanned="1" table:number-rows-spanned="27" table:style-name="ce157">
            <text:p>2</text:p>
          </table:table-cell>
          <table:table-cell office:value-type="string" table:number-columns-spanned="1" table:number-rows-spanned="27" table:style-name="ce158">
            <text:p>Código da Unidade da Federação</text:p>
          </table:table-cell>
          <table:table-cell office:value-type="float" office:value="11" table:style-name="ce87">
            <text:p>11</text:p>
          </table:table-cell>
          <table:table-cell office:value-type="string" table:style-name="ce88">
            <text:p>R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2" table:style-name="ce87">
            <text:p>12</text:p>
          </table:table-cell>
          <table:table-cell office:value-type="string" table:style-name="ce88">
            <text:p>AC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3" table:style-name="ce87">
            <text:p>13</text:p>
          </table:table-cell>
          <table:table-cell office:value-type="string" table:style-name="ce88">
            <text:p>AM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4" table:style-name="ce87">
            <text:p>14</text:p>
          </table:table-cell>
          <table:table-cell office:value-type="string" table:style-name="ce88">
            <text:p>RR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5" table:style-name="ce87">
            <text:p>15</text:p>
          </table:table-cell>
          <table:table-cell office:value-type="string" table:style-name="ce88">
            <text:p>PA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6" table:style-name="ce87">
            <text:p>16</text:p>
          </table:table-cell>
          <table:table-cell office:value-type="string" table:style-name="ce88">
            <text:p>AP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7" table:style-name="ce87">
            <text:p>17</text:p>
          </table:table-cell>
          <table:table-cell office:value-type="string" table:style-name="ce88">
            <text:p>T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1" table:style-name="ce87">
            <text:p>21</text:p>
          </table:table-cell>
          <table:table-cell office:value-type="string" table:style-name="ce88">
            <text:p>MA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2" table:style-name="ce87">
            <text:p>22</text:p>
          </table:table-cell>
          <table:table-cell office:value-type="string" table:style-name="ce88">
            <text:p>PI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3" table:style-name="ce87">
            <text:p>23</text:p>
          </table:table-cell>
          <table:table-cell office:value-type="string" table:style-name="ce88">
            <text:p>CE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4" table:style-name="ce87">
            <text:p>24</text:p>
          </table:table-cell>
          <table:table-cell office:value-type="string" table:style-name="ce88">
            <text:p>RN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5" table:style-name="ce87">
            <text:p>25</text:p>
          </table:table-cell>
          <table:table-cell office:value-type="string" table:style-name="ce88">
            <text:p>PB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6" table:style-name="ce87">
            <text:p>26</text:p>
          </table:table-cell>
          <table:table-cell office:value-type="string" table:style-name="ce88">
            <text:p>PE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7" table:style-name="ce87">
            <text:p>27</text:p>
          </table:table-cell>
          <table:table-cell office:value-type="string" table:style-name="ce88">
            <text:p>AL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8" table:style-name="ce87">
            <text:p>28</text:p>
          </table:table-cell>
          <table:table-cell office:value-type="string" table:style-name="ce88">
            <text:p>SE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9" table:style-name="ce87">
            <text:p>29</text:p>
          </table:table-cell>
          <table:table-cell office:value-type="string" table:style-name="ce88">
            <text:p>BA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31" table:style-name="ce87">
            <text:p>31</text:p>
          </table:table-cell>
          <table:table-cell office:value-type="string" table:style-name="ce88">
            <text:p>MG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32" table:style-name="ce87">
            <text:p>32</text:p>
          </table:table-cell>
          <table:table-cell office:value-type="string" table:style-name="ce88">
            <text:p>ES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33" table:style-name="ce87">
            <text:p>33</text:p>
          </table:table-cell>
          <table:table-cell office:value-type="string" table:style-name="ce88">
            <text:p>RJ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35" table:style-name="ce87">
            <text:p>35</text:p>
          </table:table-cell>
          <table:table-cell office:value-type="string" table:style-name="ce88">
            <text:p>SP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41" table:style-name="ce87">
            <text:p>41</text:p>
          </table:table-cell>
          <table:table-cell office:value-type="string" table:style-name="ce88">
            <text:p>PR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42" table:style-name="ce87">
            <text:p>42</text:p>
          </table:table-cell>
          <table:table-cell office:value-type="string" table:style-name="ce88">
            <text:p>SC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43" table:style-name="ce87">
            <text:p>43</text:p>
          </table:table-cell>
          <table:table-cell office:value-type="string" table:style-name="ce88">
            <text:p>RS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50" table:style-name="ce87">
            <text:p>50</text:p>
          </table:table-cell>
          <table:table-cell office:value-type="string" table:style-name="ce88">
            <text:p>MS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51" table:style-name="ce87">
            <text:p>51</text:p>
          </table:table-cell>
          <table:table-cell office:value-type="string" table:style-name="ce88">
            <text:p>MT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52" table:style-name="ce87">
            <text:p>52</text:p>
          </table:table-cell>
          <table:table-cell office:value-type="string" table:style-name="ce88">
            <text:p>G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53" table:style-name="ce87">
            <text:p>53</text:p>
          </table:table-cell>
          <table:table-cell office:value-type="string" table:style-name="ce88">
            <text:p>DF</text:p>
          </table:table-cell>
          <table:table-cell table:number-columns-repeated="16378"/>
        </table:table-row>
        <table:table-row table:style-name="ro5">
          <table:table-cell office:value-type="string" table:style-name="ce97">
            <text:p>ID_MUNICIPIO</text:p>
          </table:table-cell>
          <table:table-cell office:value-type="string" table:style-name="ce85">
            <text:p>Num</text:p>
          </table:table-cell>
          <table:table-cell office:value-type="float" office:value="7" table:style-name="ce85">
            <text:p>7</text:p>
          </table:table-cell>
          <table:table-cell office:value-type="string" table:style-name="ce24">
            <text:p>Máscaras dos Códigos de Municípios (são códigos fictícios)</text:p>
          </table:table-cell>
          <table:table-cell table:style-name="ce87"/>
          <table:table-cell table:style-name="ce88"/>
          <table:table-cell table:number-columns-repeated="16378"/>
        </table:table-row>
        <table:table-row table:style-name="ro20">
          <table:table-cell office:value-type="string" table:number-columns-spanned="1" table:number-rows-spanned="2" table:style-name="ce156">
            <text:p>ID_AREA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57">
            <text:p>1</text:p>
          </table:table-cell>
          <table:table-cell office:value-type="string" table:number-columns-spanned="1" table:number-rows-spanned="2" table:style-name="ce121">
            <text:p>Área</text:p>
          </table:table-cell>
          <table:table-cell office:value-type="float" office:value="0" table:style-name="ce87">
            <text:p>0</text:p>
          </table:table-cell>
          <table:table-cell office:value-type="string" table:style-name="ce88">
            <text:p><text:s/>Interior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" table:style-name="ce87">
            <text:p>1</text:p>
          </table:table-cell>
          <table:table-cell office:value-type="string" table:style-name="ce88">
            <text:p><text:s/>Capital</text:p>
          </table:table-cell>
          <table:table-cell table:number-columns-repeated="16378"/>
        </table:table-row>
        <table:table-row table:style-name="ro20">
          <table:table-cell office:value-type="string" table:style-name="ce97">
            <text:p>ID_ESCOLA</text:p>
          </table:table-cell>
          <table:table-cell office:value-type="string" table:style-name="ce85">
            <text:p>Num</text:p>
          </table:table-cell>
          <table:table-cell office:value-type="float" office:value="8" table:style-name="ce85">
            <text:p>8</text:p>
          </table:table-cell>
          <table:table-cell office:value-type="string" table:style-name="ce24">
            <text:p>Máscaras dos Códigos de Escola (são códigos fictícios)</text:p>
          </table:table-cell>
          <table:table-cell table:style-name="ce87"/>
          <table:table-cell table:style-name="ce88"/>
          <table:table-cell table:number-columns-repeated="16378"/>
        </table:table-row>
        <table:table-row table:style-name="ro20">
          <table:table-cell office:value-type="string" table:number-columns-spanned="1" table:number-rows-spanned="2" table:style-name="ce165">
            <text:p>IN_PUBLICA</text:p>
          </table:table-cell>
          <table:table-cell office:value-type="string" table:number-columns-spanned="1" table:number-rows-spanned="2" table:style-name="ce223">
            <text:p>Num</text:p>
          </table:table-cell>
          <table:table-cell office:value-type="float" office:value="1" table:number-columns-spanned="1" table:number-rows-spanned="2" table:style-name="ce223">
            <text:p>1</text:p>
          </table:table-cell>
          <table:table-cell office:value-type="string" table:number-columns-spanned="1" table:number-rows-spanned="2" table:style-name="ce224">
            <text:p>Indica se a escola é pública ou não</text:p>
          </table:table-cell>
          <table:table-cell office:value-type="float" office:value="0" table:style-name="ce87">
            <text:p>0</text:p>
          </table:table-cell>
          <table:table-cell office:value-type="string" table:style-name="ce88">
            <text:p><text:s/>Privada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" table:style-name="ce87">
            <text:p>1</text:p>
          </table:table-cell>
          <table:table-cell office:value-type="string" table:style-name="ce88">
            <text:p><text:s/>Pública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2" table:style-name="ce156">
            <text:p>ID_LOCALIZACAO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57">
            <text:p>1</text:p>
          </table:table-cell>
          <table:table-cell office:value-type="string" table:number-columns-spanned="1" table:number-rows-spanned="2" table:style-name="ce158">
            <text:p>Localização</text:p>
          </table:table-cell>
          <table:table-cell office:value-type="float" office:value="1" table:style-name="ce87">
            <text:p>1</text:p>
          </table:table-cell>
          <table:table-cell office:value-type="string" table:style-name="ce88">
            <text:p><text:s/>Urbana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" table:style-name="ce87">
            <text:p>2</text:p>
          </table:table-cell>
          <table:table-cell office:value-type="string" table:style-name="ce88">
            <text:p><text:s/>Rural</text:p>
          </table:table-cell>
          <table:table-cell table:number-columns-repeated="16378"/>
        </table:table-row>
        <table:table-row table:style-name="ro20">
          <table:table-cell office:value-type="string" table:style-name="ce97">
            <text:p>ID_TURMA</text:p>
          </table:table-cell>
          <table:table-cell office:value-type="string" table:style-name="ce85">
            <text:p>Num</text:p>
          </table:table-cell>
          <table:table-cell office:value-type="float" office:value="6" table:style-name="ce85">
            <text:p>6</text:p>
          </table:table-cell>
          <table:table-cell office:value-type="string" table:style-name="ce86">
            <text:p>Código da turma no Saeb</text:p>
          </table:table-cell>
          <table:table-cell table:style-name="ce89"/>
          <table:table-cell table:style-name="ce88"/>
          <table:table-cell table:number-columns-repeated="16378"/>
        </table:table-row>
        <table:table-row table:style-name="ro20">
          <table:table-cell office:value-type="string" table:style-name="ce97">
            <text:p>ID_PROFESSOR</text:p>
          </table:table-cell>
          <table:table-cell office:value-type="string" table:style-name="ce85">
            <text:p>Num</text:p>
          </table:table-cell>
          <table:table-cell office:value-type="float" office:value="8" table:style-name="ce85">
            <text:p>8</text:p>
          </table:table-cell>
          <table:table-cell office:value-type="string" table:style-name="ce86">
            <text:p>Código do Professor no Saeb</text:p>
          </table:table-cell>
          <table:table-cell table:style-name="ce89"/>
          <table:table-cell table:style-name="ce88"/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65">
            <text:p>ID_SERIE</text:p>
          </table:table-cell>
          <table:table-cell office:value-type="string" table:number-columns-spanned="1" table:number-rows-spanned="4" table:style-name="ce166">
            <text:p>Num</text:p>
          </table:table-cell>
          <table:table-cell office:value-type="float" office:value="2" table:number-columns-spanned="1" table:number-rows-spanned="4" table:style-name="ce167">
            <text:p>2</text:p>
          </table:table-cell>
          <table:table-cell office:value-type="string" table:number-columns-spanned="1" table:number-rows-spanned="4" table:style-name="ce168">
            <text:p>Ano Escolar</text:p>
          </table:table-cell>
          <table:table-cell office:value-type="string" table:style-name="ce90">
            <text:p>5 - 5º Ano do Ensino Fundamental</text:p>
          </table:table-cell>
          <table:table-cell table:style-name="ce95"/>
          <table:table-cell table:number-columns-repeated="16378" table:style-name="ce9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0">
            <text:p>9 - 9º Ano do Ensino Fundamental</text:p>
          </table:table-cell>
          <table:table-cell table:style-name="ce95"/>
          <table:table-cell table:number-columns-repeated="16378" table:style-name="ce9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0">
            <text:p>12 - 3ª/4ª séries do Ensino Médio Tradicional</text:p>
          </table:table-cell>
          <table:table-cell table:style-name="ce95"/>
          <table:table-cell table:number-columns-repeated="16378" table:style-name="ce9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0">
            <text:p>13 - 3ª/4ª séries do Ensino Médio Integrado</text:p>
          </table:table-cell>
          <table:table-cell table:style-name="ce95"/>
          <table:table-cell table:number-columns-repeated="16378" table:style-name="ce91"/>
        </table:table-row>
        <table:table-row table:style-name="ro20">
          <table:table-cell office:value-type="string" table:number-columns-spanned="1" table:number-rows-spanned="3" table:style-name="ce156">
            <text:p>SQ_QUESTIONARIO</text:p>
          </table:table-cell>
          <table:table-cell office:value-type="string" table:number-columns-spanned="1" table:number-rows-spanned="3" table:style-name="ce157">
            <text:p>CHAR</text:p>
          </table:table-cell>
          <table:table-cell office:value-type="float" office:value="1" table:number-columns-spanned="1" table:number-rows-spanned="3" table:style-name="ce157">
            <text:p>1</text:p>
          </table:table-cell>
          <table:table-cell office:value-type="string" table:number-columns-spanned="1" table:number-rows-spanned="3" table:style-name="ce158">
            <text:p>Sequencial do questionário na turma</text:p>
          </table:table-cell>
          <table:table-cell office:value-type="float" office:value="1" table:style-name="ce87">
            <text:p>1</text:p>
          </table:table-cell>
          <table:table-cell office:value-type="string" table:style-name="ce88">
            <text:p><text:s/>Língua Portuguesa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2" table:style-name="ce87">
            <text:p>2</text:p>
          </table:table-cell>
          <table:table-cell office:value-type="string" table:style-name="ce88">
            <text:p><text:s/>Matemática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3" table:style-name="ce87">
            <text:p>3</text:p>
          </table:table-cell>
          <table:table-cell office:value-type="string" table:style-name="ce88">
            <text:p><text:s/>Reserva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2" table:style-name="ce156">
            <text:p>IN_PREENCHIMENTO_QUESTIONARIO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57">
            <text:p>1</text:p>
          </table:table-cell>
          <table:table-cell office:value-type="string" table:number-columns-spanned="1" table:number-rows-spanned="2" table:style-name="ce158">
            <text:p>Indicador de preenchimento do questionário</text:p>
          </table:table-cell>
          <table:table-cell office:value-type="float" office:value="0" table:style-name="ce87">
            <text:p>0</text:p>
          </table:table-cell>
          <table:table-cell office:value-type="string" table:style-name="ce88">
            <text:p><text:s/>Não preenchid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" table:style-name="ce87">
            <text:p>1</text:p>
          </table:table-cell>
          <table:table-cell office:value-type="string" table:style-name="ce88">
            <text:p><text:s/>Preenchido parcial ou totalmente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2" table:style-name="ce156">
            <text:p>IN_PREENCHIMENTO_OUTRA_TURMA</text:p>
          </table:table-cell>
          <table:table-cell office:value-type="string" table:number-columns-spanned="1" table:number-rows-spanned="2" table:style-name="ce157">
            <text:p>Num</text:p>
          </table:table-cell>
          <table:table-cell office:value-type="float" office:value="1" table:number-columns-spanned="1" table:number-rows-spanned="2" table:style-name="ce157">
            <text:p>1</text:p>
          </table:table-cell>
          <table:table-cell office:value-type="string" table:number-columns-spanned="1" table:number-rows-spanned="2" table:style-name="ce158">
            <text:p>Indicador de preenchimento do questionário para outra turma, pelo mesmo professor</text:p>
          </table:table-cell>
          <table:table-cell office:value-type="float" office:value="0" table:style-name="ce87">
            <text:p>0</text:p>
          </table:table-cell>
          <table:table-cell office:value-type="string" table:style-name="ce88">
            <text:p>Nã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float" office:value="1" table:style-name="ce87">
            <text:p>1</text:p>
          </table:table-cell>
          <table:table-cell office:value-type="string" table:style-name="ce88">
            <text:p>Sim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4" table:style-name="ce225">
            <text:p>TX_RESP_Q001</text:p>
          </table:table-cell>
          <table:table-cell office:value-type="string" table:number-columns-spanned="1" table:number-rows-spanned="4" table:style-name="ce229">
            <text:p>CHAR</text:p>
          </table:table-cell>
          <table:table-cell office:value-type="float" office:value="1" table:number-columns-spanned="1" table:number-rows-spanned="4" table:style-name="ce229">
            <text:p>1</text:p>
          </table:table-cell>
          <table:table-cell office:value-type="string" table:number-columns-spanned="1" table:number-rows-spanned="4" table:style-name="ce230">
            <text:p>Qual é o seu sexo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Masculin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Feminin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8" table:style-name="ce225">
            <text:p>TX_RESP_Q002</text:p>
          </table:table-cell>
          <table:table-cell office:value-type="string" table:number-columns-spanned="1" table:number-rows-spanned="8" table:style-name="ce229">
            <text:p>CHAR</text:p>
          </table:table-cell>
          <table:table-cell office:value-type="float" office:value="1" table:number-columns-spanned="1" table:number-rows-spanned="8" table:style-name="ce229">
            <text:p>1</text:p>
          </table:table-cell>
          <table:table-cell office:value-type="string" table:number-columns-spanned="1" table:number-rows-spanned="8" table:style-name="ce230">
            <text:p>Qual a sua cor ou raça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Bra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ret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Pard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marel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Indígen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F</text:p>
          </table:table-cell>
          <table:table-cell office:value-type="string" table:style-name="ce93">
            <text:p>Não quero declarar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8" table:style-name="ce225">
            <text:p>TX_RESP_Q003</text:p>
          </table:table-cell>
          <table:table-cell office:value-type="string" table:number-columns-spanned="1" table:number-rows-spanned="8" table:style-name="ce229">
            <text:p>CHAR</text:p>
          </table:table-cell>
          <table:table-cell office:value-type="float" office:value="1" table:number-columns-spanned="1" table:number-rows-spanned="8" table:style-name="ce229">
            <text:p>1</text:p>
          </table:table-cell>
          <table:table-cell office:value-type="string" table:number-columns-spanned="1" table:number-rows-spanned="8" table:style-name="ce230">
            <text:p>Qual é a sua idade? Indique a faixa etária que contenha a sua idade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Até 24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e 25 a 29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De 30 a 39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 40 a 49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De 50 a 54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F</text:p>
          </table:table-cell>
          <table:table-cell office:value-type="string" table:style-name="ce93">
            <text:p>55 anos ou mai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4" table:style-name="ce225">
            <text:p>TX_RESP_Q004</text:p>
          </table:table-cell>
          <table:table-cell office:value-type="string" table:number-columns-spanned="1" table:number-rows-spanned="4" table:style-name="ce231">
            <text:p>CHAR</text:p>
          </table:table-cell>
          <table:table-cell office:value-type="float" office:value="1" table:number-columns-spanned="1" table:number-rows-spanned="4" table:style-name="ce227">
            <text:p>1</text:p>
          </table:table-cell>
          <table:table-cell office:value-type="string" table:number-columns-spanned="1" table:number-rows-spanned="4" table:style-name="ce226">
            <text:p>Você possui necessidade especial, deficiência, transtorno do espectro autista, ou superdotação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Sim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10" table:style-name="ce225">
            <text:p>TX_RESP_Q005</text:p>
          </table:table-cell>
          <table:table-cell office:value-type="string" table:number-columns-spanned="1" table:number-rows-spanned="10" table:style-name="ce231">
            <text:p>CHAR</text:p>
          </table:table-cell>
          <table:table-cell office:value-type="float" office:value="1" table:number-columns-spanned="1" table:number-rows-spanned="10" table:style-name="ce227">
            <text:p>1</text:p>
          </table:table-cell>
          <table:table-cell office:value-type="string" table:number-columns-spanned="1" table:number-rows-spanned="10" table:style-name="ce226">
            <text:p>Há quantos anos você trabalha como professor(a)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Menos de 1 an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e 1 a 2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De 3 a 5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 6 a 10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De 11 a 15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F</text:p>
          </table:table-cell>
          <table:table-cell office:value-type="string" table:style-name="ce93">
            <text:p>De 16 a 20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G</text:p>
          </table:table-cell>
          <table:table-cell office:value-type="string" table:style-name="ce93">
            <text:p>De 21 a 25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H</text:p>
          </table:table-cell>
          <table:table-cell office:value-type="string" table:style-name="ce93">
            <text:p>Mais de 25 ano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9" table:style-name="ce225">
            <text:p>TX_RESP_Q006</text:p>
          </table:table-cell>
          <table:table-cell office:value-type="string" table:number-columns-spanned="1" table:number-rows-spanned="9" table:style-name="ce231">
            <text:p>CHAR</text:p>
          </table:table-cell>
          <table:table-cell office:value-type="float" office:value="1" table:number-columns-spanned="1" table:number-rows-spanned="9" table:style-name="ce227">
            <text:p>1</text:p>
          </table:table-cell>
          <table:table-cell office:value-type="string" table:number-columns-spanned="1" table:number-rows-spanned="9" table:style-name="ce226">
            <text:p>Há quantos anos você trabalha como professor(a) nesta escola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Menos de 1 an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e 1 a 2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De 3 a 5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 6 a 10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De 11 a 15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F</text:p>
          </table:table-cell>
          <table:table-cell office:value-type="string" table:style-name="ce93">
            <text:p>De 16 a 20 ano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G</text:p>
          </table:table-cell>
          <table:table-cell office:value-type="string" table:style-name="ce93">
            <text:p>Mais de 20 ano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07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Em quantas escolas você trabalha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Apenas nest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Em 2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Em 3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Em 4 ou mai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0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Qual o seu tipo de vínculo trabalhista nesta escola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Concursado/efetivo/estável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Contrato temporári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trato CLT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Outra situação trabalhista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09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Em uma semana normal de trabalho, quantas horas você trabalha para esta escola? Considere que a semana normal de trabalho deste ano é aquela sem paralizações, feriados ou qualquer tipo de licença. Considere também tarefas realizadas nos fins de semana ou noite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Até 10 hora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e 11 a 20 hora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De 21 a 30 hora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 31 a 40 hora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Mais de 40 hora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11" table:style-name="ce225">
            <text:p>TX_RESP_Q010</text:p>
          </table:table-cell>
          <table:table-cell office:value-type="string" table:number-columns-spanned="1" table:number-rows-spanned="11" table:style-name="ce231">
            <text:p>CHAR</text:p>
          </table:table-cell>
          <table:table-cell office:value-type="float" office:value="1" table:number-columns-spanned="1" table:number-rows-spanned="11" table:style-name="ce227">
            <text:p>1</text:p>
          </table:table-cell>
          <table:table-cell office:value-type="string" table:number-columns-spanned="1" table:number-rows-spanned="11" table:style-name="ce226">
            <text:p>Qual é o seu salário bruto como professor(a)? Considere como salário bruto os valores recebidos somente como professor(a) nas diversas escolas em que atua, sem descontos previdenciário ou de qualquer outra ordem e acrescido de eventuais gratificações. Indique a faixa salarial em que seu salário se encontr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Até R$ 1.100,00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e R$ 1.100,01 até R$ 2.200,00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De R$ 2.200,01 até R$ 3.300,00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 R$ 3.300,01 até R$ 4.400,00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De R$ 4.400,01 até R$ 5.500,00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F</text:p>
          </table:table-cell>
          <table:table-cell office:value-type="string" table:style-name="ce93">
            <text:p>De R$ 5.500,01 até R$ 6.600,00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G</text:p>
          </table:table-cell>
          <table:table-cell office:value-type="string" table:style-name="ce93">
            <text:p>De R$ 6.600,01 até R$ 7.700,00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H</text:p>
          </table:table-cell>
          <table:table-cell office:value-type="string" table:style-name="ce93">
            <text:p>De R$ 7.700,01 a R$ 8.800,00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I</text:p>
          </table:table-cell>
          <table:table-cell office:value-type="string" table:style-name="ce93">
            <text:p>Acima de R$ 8.800,01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4" table:style-name="ce225">
            <text:p>TX_RESP_Q011</text:p>
          </table:table-cell>
          <table:table-cell office:value-type="string" table:number-columns-spanned="1" table:number-rows-spanned="4" table:style-name="ce231">
            <text:p>CHAR</text:p>
          </table:table-cell>
          <table:table-cell office:value-type="float" office:value="1" table:number-columns-spanned="1" table:number-rows-spanned="4" table:style-name="ce227">
            <text:p>1</text:p>
          </table:table-cell>
          <table:table-cell office:value-type="string" table:number-columns-spanned="1" table:number-rows-spanned="4" table:style-name="ce226">
            <text:p>Além de ser professor(a) da Educação Básica, você exerce outra atividade remunerada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Sim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1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ÀS SEGUINTES AFIRMAÇÕES SOBRE O SEU TRABALHO COMO PROFESSOR(A) DA EDUCAÇÃO BÁSICA: <text:s/>- Tornar-me professor(a) foi a realização de um dos meus sonho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1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O SEU TRABALHO COMO PROFESSOR(A) DA EDUCAÇÃO BÁSICA: - A profissão de professor(a) é valorizada pela sociedade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14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O SEU TRABALHO COMO PROFESSOR(A) DA EDUCAÇÃO BÁSICA: - As vantagens de ser professor(a) superam claramente as desvantagen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15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O SEU TRABALHO COMO PROFESSOR(A) DA EDUCAÇÃO BÁSICA: - No geral, estou satisfeito com o meu trabalho de professor(a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16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O SEU TRABALHO COMO PROFESSOR(A) DA EDUCAÇÃO BÁSICA: - Tenho vontade de desistir da profissã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17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O QUE NORMALMENTE VOCÊ TEM FEITO QUANDO ESTÁ FORA DO(S) SEU(S) LOCAL(IS) DE TRABALHO? - Leio notícias por meio de jornais, revistas, internet etc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1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O QUE NORMALMENTE VOCÊ TEM FEITO QUANDO ESTÁ FORA DO(S) SEU(S) LOCAL(IS) DE TRABALHO? - Leio livros não relacionados à Educaçã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1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O QUE NORMALMENTE VOCÊ TEM FEITO QUANDO ESTÁ FORA DO(S) SEU(S) LOCAL(IS) DE TRABALHO? - Acesso blogs, Youtube, redes sociais (Twitter, Instagram, Facebook etc.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O QUE NORMALMENTE VOCÊ TEM FEITO QUANDO ESTÁ FORA DO(S) SEU(S) LOCAL(IS) DE TRABALHO? - Assisto a filme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O QUE NORMALMENTE VOCÊ TEM FEITO QUANDO ESTÁ FORA DO(S) SEU(S) LOCAL(IS) DE TRABALHO? - Vou a exposições (museus, centros culturais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O QUE NORMALMENTE VOCÊ TEM FEITO QUANDO ESTÁ FORA DO(S) SEU(S) LOCAL(IS) DE TRABALHO? - Assisto a espetáculos (teatro, shows, circo, etc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O QUE NORMALMENTE VOCÊ TEM FEITO QUANDO ESTÁ FORA DO(S) SEU(S) LOCAL(IS) DE TRABALHO? - Estud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4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O QUE NORMALMENTE VOCÊ TEM FEITO QUANDO ESTÁ FORA DO(S) SEU(S) LOCAL(IS) DE TRABALHO? - Assisto a telejornal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5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(S) SALA(S) DE AULA QUE VOCÊ UTILIZA NESTA ESCOLA COM RELAÇÃO AOS SEGUINTES ELEMENTOS: - Tamanho da sala com relação ao número de aluno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6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Acústic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7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Iluminação natural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Ventilação natural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2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Temperatur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3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Limpez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3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Acessibilidade físic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3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Mobiliário (mesas e carteiras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3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Infraestrutura (paredes, teto, assoalho, portas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34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TENDO COMO REFERÊNCIA UMA SALA DE AULA QUE CONSIDERE IDEAL, AVALIE AS CONDIÇÕES DA SALA DE AULA QUE VOCÊ UTILIZA NESTA ESCOLA COM RELAÇÃO AOS SEGUINTES ELEMENTOS: - Lousa (quadro de giz ou quadro branco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35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S RECURSOS QUE VOCÊ NORMALMENTE USA NESTA ESCOLA E QUAL A SUA ADEQUAÇÃO PARA AS ATIVIDADES EM SALA DE AULA: - Livro didático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USO / Não tem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SO E É 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USO E É 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USO E É 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USO E É 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36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S RECURSOS QUE VOCÊ NORMALMENTE USA NESTA ESCOLA E QUAL A SUA ADEQUAÇÃO PARA AS ATIVIDADES EM SALA DE AULA: - Projetor multimídia (datashow)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USO / Não tem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SO E É 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USO E É 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USO E É 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USO E É 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37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S RECURSOS QUE VOCÊ NORMALMENTE USA NESTA ESCOLA E QUAL A SUA ADEQUAÇÃO PARA AS ATIVIDADES EM SALA DE AULA: - Computador (de mesa, portátil, tablet)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USO / Não tem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SO E É 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USO E É 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USO E É 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USO E É 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38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S RECURSOS QUE VOCÊ NORMALMENTE USA NESTA ESCOLA E QUAL A SUA ADEQUAÇÃO PARA AS ATIVIDADES EM SALA DE AULA: - Software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USO / Não tem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SO E É 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USO E É 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USO E É 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USO E É 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39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S RECURSOS QUE VOCÊ NORMALMENTE USA NESTA ESCOLA E QUAL A SUA ADEQUAÇÃO PARA AS ATIVIDADES EM SALA DE AULA: - Internet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USO / Não tem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SO E É 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USO E É 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USO E É 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USO E É 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40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S RECURSOS QUE VOCÊ NORMALMENTE USA NESTA ESCOLA E QUAL A SUA ADEQUAÇÃO PARA AS ATIVIDADES EM SALA DE AULA: - Recursos pedagógicos para o atendimento educacional especializad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USO / Não tem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SO E É In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USO E É Pouco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USO E É Razoavelmente adequa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USO E É Adequad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Ensino do conteúdo que lecion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Desenvolvimento da aprendizagem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Utilização de elementos da cultura local na prática pedagógic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4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Gestão democrátic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5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Planejamento pedagógic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6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Desenvolvimento de instrumentos de avaliação em sala de au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7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Recursos e práticas pedagógica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Metodologia de ensino para o público-alvo da educação especial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4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Utilizar conhecimentos sobre o desenvolvimento da aprendizagem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5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Uso de tecnologias de informação e comunicaçã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5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PARA CADA UM DOS TEMAS RELACIONADOS ABAIXO, AVALIE O GRAU DE NECESSIDADE DE REALIZAÇÃO DE ATIVIDADES/CURSOS VOLTADOS PARA O SEU DESENVOLVIMENTO PROFISSIONAL: - Gestão de conflito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oderada necess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Grande necessidad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5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DENTRE AS ATIVIDADES FORMATIVAS LISTADAS ABAIXO, INDIQUE QUANTAS VOCÊ REALIZOU NESSE ANO: - Atividades formativas com menos de 20 horas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Dua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Três ou mai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5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DENTRE AS ATIVIDADES FORMATIVAS LISTADAS ABAIXO, INDIQUE QUANTAS VOCÊ REALIZOU NESSE ANO: - Cursos de 20 até 180 horas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Dua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Três ou mai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54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DENTRE AS ATIVIDADES FORMATIVAS LISTADAS ABAIXO, INDIQUE QUANTAS VOCÊ REALIZOU NESSE ANO: - Cursos de aperfeiçoamento de 180 a 360 horas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enhu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U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Dua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Três ou mai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55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CONSIDERANDO TODAS AS ATIVIDADES FORMATIVAS DE CURTA DURAÇÃO (INFERIORES A 360 HORAS) DAS QUAIS PARTICIPOU NESTE ANO, EM QUAIS DELAS ESTAVA PREVISTO: - Participação de professor(es) da(s) escola(s) em que leciono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Fiz curso ou atividade.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Fiz curso ou atividade. 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Fiz curso ou atividade. 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Fiz curso ou atividade.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56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CONSIDERANDO AS ATIVIDADES FORMATIVAS DE CURTA DURAÇÃO (INFERIORES A 360 HORAS) DAS QUAIS PARTICIPOU NESTE ANO, EM QUAIS DELAS ESTAVA PREVISTO: - Atividades colaborativas de aprendizado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Fiz curso ou atividade.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Fiz curso ou atividade. 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Fiz curso ou atividade. 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Fiz curso ou atividade.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57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CONSIDERANDO AS ATIVIDADES FORMATIVAS DE CURTA DURAÇÃO (INFERIORES A 360 HORAS) DAS QUAIS PARTICIPOU NESTE ANO, EM QUAIS DELAS ESTAVA PREVISTO: - Atividades intercaladas com seu trabalho normal de sala de aula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Fiz curso ou atividade.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Fiz curso ou atividade. 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Fiz curso ou atividade. 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Fiz curso ou atividade.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5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DURANTE ESTE ANO, INDIQUE O(S) NÍVEL(IS) DE CURSOS DE PÓS-GRADUAÇÃO QUE VOCÊ CURSOU E SE RECEBEU APOIO DA SECRETARIA OU MANTENEDORA PARA REALIZÁ-LO: - Especialização (mínimo de 360 horas)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este curs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Sim, sem apoi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Sim, com apoio parcial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im, com apoio total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5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DURANTE ESTE ANO, INDIQUE O(S) NÍVEL(IS) DE CURSOS DE PÓS-GRADUAÇÃO QUE VOCÊ CURSOU E SE RECEBEU APOIO DA SECRETARIA OU MANTENEDORA PARA REALIZÁ-LO: - Mestrado (acadêmico ou profissional)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este curs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Sim, sem apoi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Sim, com apoio parcial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im, com apoio total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6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DURANTE ESTE ANO, INDIQUE O(S) NÍVEL(IS) DE CURSOS DE PÓS-GRADUAÇÃO QUE VOCÊ CURSOU E SE RECEBEU APOIO DA SECRETARIA OU MANTENEDORA PARA REALIZÁ-LO: - Doutorado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este curs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Sim, sem apoi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Sim, com apoio parcial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im, com apoio total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61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 NÍVEL DE CONTRIBUIÇÃO DAS ATIVIDADES FORMATIVAS E CURSOS REALIZADOS NESTE ANO PARA: - Aprofundar seus conhecimentos sobre as disciplinas que lecion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 contribuiu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tribuiu pouc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tribuiu razoavel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Contribuiu muit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62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 NÍVEL DE CONTRIBUIÇÃO DAS ATIVIDADES FORMATIVAS E CURSOS REALIZADOS NESTE ANO PARA: - Compreender o processo de aprendizagem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 contribuiu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tribuiu pouc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tribuiu razoavel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Contribuiu muit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63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 NÍVEL DE CONTRIBUIÇÃO DAS ATIVIDADES FORMATIVAS E CURSOS REALIZADOS NESTE ANO PARA: - Aprimorar os processos avaliativos de sala de au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 contribuiu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tribuiu pouc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tribuiu razoavel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Contribuiu muit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64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 NÍVEL DE CONTRIBUIÇÃO DAS ATIVIDADES FORMATIVAS E CURSOS REALIZADOS NESTE ANO PARA: - Utilizar novas tecnologias para apoiar minhas atividade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 contribuiu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tribuiu pouc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tribuiu razoavel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Contribuiu muit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65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 NÍVEL DE CONTRIBUIÇÃO DAS ATIVIDADES FORMATIVAS E CURSOS REALIZADOS NESTE ANO PARA: - Colaborar com meus colegas na preparação de atividades e projeto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 contribuiu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tribuiu pouc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tribuiu razoavel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Contribuiu muit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66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 NÍVEL DE CONTRIBUIÇÃO DAS ATIVIDADES FORMATIVAS E CURSOS REALIZADOS NESTE ANO PARA: - Aprimorar as metodologias de ensin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 contribuiu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tribuiu pouc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tribuiu razoavel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Contribuiu muit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7" table:style-name="ce225">
            <text:p>TX_RESP_Q067</text:p>
          </table:table-cell>
          <table:table-cell office:value-type="string" table:number-columns-spanned="1" table:number-rows-spanned="7" table:style-name="ce231">
            <text:p>CHAR</text:p>
          </table:table-cell>
          <table:table-cell office:value-type="float" office:value="1" table:number-columns-spanned="1" table:number-rows-spanned="7" table:style-name="ce227">
            <text:p>1</text:p>
          </table:table-cell>
          <table:table-cell office:value-type="string" table:number-columns-spanned="1" table:number-rows-spanned="7" table:style-name="ce226">
            <text:p>INDIQUE O NÍVEL DE CONTRIBUIÇÃO DAS ATIVIDADES FORMATIVAS E CURSOS REALIZADOS NESTE ANO PARA: - Auxiliar na mediação de conflitos em sala de au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fiz curso ou atividad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 contribuiu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tribuiu pouc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tribuiu razoavel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Contribuiu muito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6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PARA ESTA ESCOLA, QUAL DOS ATORES LISTADOS ABAIXO FOI O PRINCIPAL RESPONSÁVEL PELAS SEGUINTES DEFINIÇÕES PEDAGÓGICAS: - Escolha do material didátic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ocente da tur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Todo o corpo docente da escol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Equipe gestor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6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PARA ESTA ESCOLA, QUAL DOS ATORES LISTADOS ABAIXO FOI O PRINCIPAL RESPONSÁVEL PELAS SEGUINTES DEFINIÇÕES PEDAGÓGICAS: - Metodologia de ensin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ocente da tur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Todo o corpo docente da escol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Equipe gestor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7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PARA ESTA ESCOLA, QUAL DOS ATORES LISTADOS ABAIXO FOI O PRINCIPAL RESPONSÁVEL PELAS SEGUINTES DEFINIÇÕES PEDAGÓGICAS - Conteúdos trabalhados em sa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ocente da tur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Todo o corpo docente da escol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Equipe gestor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7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PARA ESTA ESCOLA, QUAL DOS ATORES LISTADOS ABAIXO FOI O PRINCIPAL RESPONSÁVEL PELAS SEGUINTES DEFINIÇÕES PEDAGÓGICAS: - Instrumentos para avaliar os(as) alunos(as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ocente da tur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Todo o corpo docente da escol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Equipe gestor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7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PARA ESTA ESCOLA, QUAL DOS ATORES LISTADOS ABAIXO FOI O PRINCIPAL RESPONSÁVEL PELAS SEGUINTES DEFINIÇÕES PEDAGÓGICAS: - Peso de cada instrumento de avaliação na nota final do(a) aluno(a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ocente da tur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Todo o corpo docente da escol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Equipe gestor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7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PARA ESTA ESCOLA, QUAL DOS ATORES LISTADOS ABAIXO FOI O PRINCIPAL RESPONSÁVEL PELAS SEGUINTES DEFINIÇÕES PEDAGÓGICAS: - Seleção de conteúdos usados nas prova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ocente da turm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Todo o corpo docente da escol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Equipe gestor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8" table:style-name="ce225">
            <text:p>TX_RESP_Q074</text:p>
          </table:table-cell>
          <table:table-cell office:value-type="string" table:number-columns-spanned="1" table:number-rows-spanned="8" table:style-name="ce231">
            <text:p>CHAR</text:p>
          </table:table-cell>
          <table:table-cell office:value-type="float" office:value="1" table:number-columns-spanned="1" table:number-rows-spanned="8" table:style-name="ce227">
            <text:p>1</text:p>
          </table:table-cell>
          <table:table-cell office:value-type="string" table:number-columns-spanned="1" table:number-rows-spanned="8" table:style-name="ce226">
            <text:p>O Conselho de Classe é um órgão formado por todos os professores que lecionam em cada turma/série. Neste ano e nesta escola, quantas vezes se reuniu o Conselho de Classe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existe Conselho de Classe nesta escol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enhuma vez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Uma ou du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Três ou quatro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E</text:p>
          </table:table-cell>
          <table:table-cell office:value-type="string" table:style-name="ce93">
            <text:p>Mais de quatro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F</text:p>
          </table:table-cell>
          <table:table-cell office:value-type="string" table:style-name="ce93">
            <text:p>Não sei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075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SOBRE O PROJETO POLÍTICO-PEDAGÓGICO DESTA ESCOLA: - Seu conteúdo é discutido em reuniões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sei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Sim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076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SOBRE O PROJETO POLÍTICO-PEDAGÓGICO DESTA ESCOLA: - Os(As) professores(as) participaram da sua elaboração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sei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Sim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077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SOBRE O PROJETO POLÍTICO-PEDAGÓGICO DESTA ESCOLA: - Os pais participam da sua elaboração?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sei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Nã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Sim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7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EM RELAÇÃO A ESTA ESCOLA, INDIQUE O QUANTO VOCÊ CONCORDA OU DISCORDA COM OS SEGUINTES TEMAS: - O(A) diretor(a) debate com frequência metas educacionais com os(as) professores(as) nas reuniõe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7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EM RELAÇÃO A ESTA ESCOLA, INDIQUE O QUANTO VOCÊ CONCORDA OU DISCORDA COM OS SEGUINTES TEMAS: - O(A) diretor(a) e os(as) professores(as) sempre tratam a qualidade de ensino como uma responsabilidade coletiv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EM RELAÇÃO A ESTA ESCOLA, INDIQUE O QUANTO VOCÊ CONCORDA OU DISCORDA COM OS SEGUINTES TEMAS: - O(A) diretor(a) informa aos(às) professores(as) sobre as possibilidades de aperfeiçoamento profissional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EM RELAÇÃO A ESTA ESCOLA, INDIQUE O QUANTO VOCÊ CONCORDA OU DISCORDA COM OS SEGUINTES TEMAS: - O(A) diretor(a) dá atenção especial a aspectos relacionados à aprendizagem dos aluno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EM RELAÇÃO A ESTA ESCOLA, INDIQUE O QUANTO VOCÊ CONCORDA OU DISCORDA COM OS SEGUINTES TEMAS: - O(A) diretor(a) dá atenção especial a aspectos relacionados às normas administrativa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EM RELAÇÃO A ESTA ESCOLA, INDIQUE O QUANTO VOCÊ CONCORDA OU DISCORDA COM OS SEGUINTES TEMAS: - O(A) diretor(a) com frequência me anima e me motiva para o trabalh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4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EM RELAÇÃO A ESTA ESCOLA, INDIQUE O QUANTO VOCÊ CONCORDA OU DISCORDA COM OS SEGUINTES TEMAS: - Tenho confiança no(a) diretor(a) como profissional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5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EM RELAÇÃO A ESTA ESCOLA, INDIQUE O QUANTO VOCÊ CONCORDA OU DISCORDA COM OS SEGUINTES TEMAS: - O(A) diretor(a) e os(as) professores(as) sempre asseguram que as questões relacionadas à qualidade da convivência e gestão de conflitos sejam uma responsabilidade coletiv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6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A ESCOLA E NESTE ANO, INDIQUE A FREQUÊNCIA COM QUE OCORREU: - Colaboração das famílias para superar problemas que interferem na aprendizagem dos(as) alunos(as) (ausências, indisciplinas, acompanhamento das tarefas escolares etc.)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7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A ESCOLA E NESTE ANO, INDIQUE A FREQUÊNCIA COM QUE OCORREU: - Colaboração entre professores (feedback, trocas, projetos interdisciplinares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A ESCOLA E NESTE ANO, INDIQUE A FREQUÊNCIA COM QUE OCORREU: - Colaboração da gestão da instituição (equipe gestora, equipe pedagógica) para superar dificuldades de sala de au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8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A ESCOLA E NESTE ANO, INDIQUE A FREQUÊNCIA COM QUE OCORREU: - Apoio da Secretaria de Educação para superar as dificuldades da esco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Muit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9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SEUS(SUAS) ALUNOS(AS) NESTA ESCOLA: - Respeitam os acordos estabelecidos em sa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9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SEUS(SUAS) ALUNOS(AS) NESTA ESCOLA: - Chegam pontualmente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9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SEUS(SUAS) ALUNOS(AS) NESTA ESCOLA: - Estão sempre presentes às minhas aula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9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SEUS(SUAS) ALUNOS(AS) NESTA ESCOLA: - São respeitosos(as) comig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94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SEUS(SUAS) ALUNOS(AS) NESTA ESCOLA: - São respeitosos(as) com os(as) colegas da turm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095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 ENVOLVENDO SEUS(SUAS) ALUNOS(AS) NESTA ESCOLA: - Interessam-se pela disciplina que lecion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096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Atentado à vid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097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Lesão corporal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098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Roubo ou furt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099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Tráfico de droga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0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Permanência de pessoas sob efeito de álcool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1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Permanência de pessoas sob efeito de droga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2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Porte de arma (revólver, faca, canivete etc.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3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Assédio sexual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4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Discriminaçã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5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Bullying (ameaças ou ofensas verbais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6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Invasão do espaço escolar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7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Depredação do patrimônio escolar (vandalismo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5" table:style-name="ce225">
            <text:p>TX_RESP_Q108</text:p>
          </table:table-cell>
          <table:table-cell office:value-type="string" table:number-columns-spanned="1" table:number-rows-spanned="5" table:style-name="ce231">
            <text:p>CHAR</text:p>
          </table:table-cell>
          <table:table-cell office:value-type="float" office:value="1" table:number-columns-spanned="1" table:number-rows-spanned="5" table:style-name="ce227">
            <text:p>1</text:p>
          </table:table-cell>
          <table:table-cell office:value-type="string" table:number-columns-spanned="1" table:number-rows-spanned="5" table:style-name="ce226">
            <text:p>NESTA ESCOLA, NESTE ANO E COM RELAÇÃO AOS EPISÓDIOS LISTADOS ABAIXO, INDIQUE A FREQUÊNCIA COM QUE OCORRERAM: - Tiroteio ou bala perdid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0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: - Repetir de ano é bom para o(a) aluno(a) que não apresentou desempenho satisfatório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: - A quantidade de avaliações externas (municipais, estaduais ou federais) é excessiv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: - As avaliações externas (municipais, estaduais ou federais) têm direcionado o que deve ser ensinado na esco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2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: - As avaliações externas têm ajudado a melhorar o processo de ensino e aprendizagem desta escol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3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INDIQUE O QUANTO VOCÊ CONCORDA OU DISCORDA EM RELAÇÃO AOS SEGUINTES TEMAS: - A maior parte dos estudantes apresentam problemas de aprendizagem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Discordo fortemente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Dis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Concordo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Concordo fortement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4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NESTA ESCOLA, INDIQUE A FREQUÊNCIA COM QUE VOCÊ DESENVOLVE AS SEGUINTES PRÁTICAS PEDAGÓGICAS: - Propor dever de cas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 ou quase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 ou quase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5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NESTA ESCOLA, INDIQUE A FREQUÊNCIA COM QUE VOCÊ DESENVOLVE AS SEGUINTES PRÁTICAS PEDAGÓGICAS: - Corrigir com os(as) alunos(as) o dever de casa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 ou quase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 ou quase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6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NESTA ESCOLA, INDIQUE A FREQUÊNCIA COM QUE VOCÊ DESENVOLVE AS SEGUINTES PRÁTICAS PEDAGÓGICAS: - Desenvolver atividades em grupo para que os(as) alunos(as) busquem soluções de problema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 ou quase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 ou quase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7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NESTA ESCOLA, INDIQUE A FREQUÊNCIA COM QUE VOCÊ DESENVOLVE AS SEGUINTES PRÁTICAS PEDAGÓGICAS: - Desenvolver projetos temáticos com o objetivo de aprimorar as habilidades de trabalho em equipe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 ou quase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 ou quase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8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NESTA ESCOLA, INDIQUE A FREQUÊNCIA COM QUE VOCÊ DESENVOLVE AS SEGUINTES PRÁTICAS PEDAGÓGICAS: - Solicitar que os(as) alunos(as) copiem textos e atividades do livro didático ou da lousa (quadro de giz ou quadro branco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 ou quase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 ou quase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19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NESTA ESCOLA, INDIQUE A FREQUÊNCIA COM QUE VOCÊ DESENVOLVE AS SEGUINTES PRÁTICAS PEDAGÓGICAS: - Estimular os(as) alunos(as) a expressarem suas opiniões e a desenvolverem argumentos a partir de temas diversos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 ou quase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 ou quase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20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 E NESTA ESCOLA, INDIQUE A FREQUÊNCIA COM QUE VOCÊ DESENVOLVE AS SEGUINTES PRÁTICAS PEDAGÓGICAS: - Propor situações de aprendizagem que sejam familiares ou de interesse dos(as) alunos(as).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unca ou quase nunca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Pouc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Várias vezes.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Sempre ou quase sempre.</text:p>
          </table:table-cell>
          <table:table-cell table:number-columns-repeated="16378"/>
        </table:table-row>
        <table:table-row table:style-name="ro20">
          <table:table-cell office:value-type="string" table:number-columns-spanned="1" table:number-rows-spanned="6" table:style-name="ce225">
            <text:p>TX_RESP_Q121</text:p>
          </table:table-cell>
          <table:table-cell office:value-type="string" table:number-columns-spanned="1" table:number-rows-spanned="6" table:style-name="ce231">
            <text:p>CHAR</text:p>
          </table:table-cell>
          <table:table-cell office:value-type="float" office:value="1" table:number-columns-spanned="1" table:number-rows-spanned="6" table:style-name="ce227">
            <text:p>1</text:p>
          </table:table-cell>
          <table:table-cell office:value-type="string" table:number-columns-spanned="1" table:number-rows-spanned="6" table:style-name="ce226">
            <text:p>NESTE ANO, SOBRE O ATENDIMENTO DOS ESTUDANTES PÚBLICO ALVO DA EDUCAÇÃO ESPECIAL, NA(S) SUA(S) TURMA(S) DESTA ESCOLA, INDIQUE A SITUAÇÃO QUE MAIS SE APROCIMA DE SUA REALIDADE:</text:p>
          </table:table-cell>
          <table:table-cell office:value-type="string" table:style-name="ce92">
            <text:p>*</text:p>
          </table:table-cell>
          <table:table-cell office:value-type="string" table:style-name="ce93">
            <text:p>Nulo</text:p>
          </table:table-cell>
          <table:table-cell table:number-columns-repeated="16378"/>
        </table:table-row>
        <table:table-row table:style-name="ro20">
          <table:covered-table-cell/>
          <table:covered-table-cell/>
          <table:covered-table-cell/>
          <table:covered-table-cell/>
          <table:table-cell office:value-type="string" table:style-name="ce92">
            <text:p>.</text:p>
          </table:table-cell>
          <table:table-cell office:value-type="string" table:style-name="ce93">
            <text:p>Branco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A</text:p>
          </table:table-cell>
          <table:table-cell office:value-type="string" table:style-name="ce93">
            <text:p>Não há estudantes público alvo da educação especial na(s) minha(s) turma(s)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B</text:p>
          </table:table-cell>
          <table:table-cell office:value-type="string" table:style-name="ce93">
            <text:p>A escola oferece o apoio para os estudantes público alvo da educação especial sempre que necessári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C</text:p>
          </table:table-cell>
          <table:table-cell office:value-type="string" table:style-name="ce93">
            <text:p>Em alguns casos, a escola oferece o apoio para os estudantes público alvo da educação especial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92">
            <text:p>D</text:p>
          </table:table-cell>
          <table:table-cell office:value-type="string" table:style-name="ce93">
            <text:p>A escola não oferece o apoio para os estudantes público alvo da educação especial.</text:p>
          </table:table-cell>
          <table:table-cell table:number-columns-repeated="16378"/>
        </table:table-row>
        <table:table-row table:style-name="ro26">
          <table:table-cell office:value-type="string" table:number-columns-spanned="6" table:number-rows-spanned="1" table:style-name="ce228">
            <text:p>AS QUESTÕES 122 A 131 APRESENTARAM PROBLEMAS DE DIAGRAMAÇÃO INVALIDANDO AS RESPSOTAS COLETADAS. POR ISTO ESTAS QUESTÕES NÃO COMPOEM ESTES MICRODADOS.</text:p>
          </table:table-cell>
          <table:covered-table-cell table:number-columns-repeated="5"/>
          <table:table-cell table:number-columns-repeated="16378"/>
        </table:table-row>
        <table:table-row table:number-rows-repeated="1047779" table:style-name="ro20">
          <table:table-cell table:number-columns-repeated="16384"/>
        </table:table-row>
      </table:table>
      <table:table table:name="TS_DIRETOR" table:style-name="ta8">
        <table:table-column table:style-name="co39" table:default-cell-style-name="ce50"/>
        <table:table-column table:style-name="co4" table:default-cell-style-name="ce40"/>
        <table:table-column table:style-name="co40" table:default-cell-style-name="ce40"/>
        <table:table-column table:style-name="co41" table:default-cell-style-name="ce36"/>
        <table:table-column table:style-name="co42" table:default-cell-style-name="ce40"/>
        <table:table-column table:style-name="co43" table:default-cell-style-name="ce36"/>
        <table:table-column table:style-name="co44" table:default-cell-style-name="ce36"/>
        <table:table-column table:style-name="co45" table:number-columns-repeated="16377" table:default-cell-style-name="ce36"/>
        <table:table-row table:style-name="ro3">
          <table:table-cell office:value-type="string" table:number-columns-spanned="5" table:number-rows-spanned="1" table:style-name="ce123">
            <text:p>TS_DIRETOR</text:p>
          </table:table-cell>
          <table:covered-table-cell table:number-columns-repeated="4"/>
          <table:table-cell table:style-name="ce50"/>
          <table:table-cell table:number-columns-repeated="16378" table:style-name="ce51"/>
        </table:table-row>
        <table:table-row table:style-name="ro4">
          <table:table-cell table:number-columns-repeated="5" table:style-name="ce48"/>
          <table:table-cell table:number-columns-repeated="16379" table:style-name="ce36"/>
        </table:table-row>
        <table:table-row table:style-name="ro5">
          <table:table-cell office:value-type="string" table:style-name="ce52">
            <text:p>Variável</text:p>
          </table:table-cell>
          <table:table-cell office:value-type="string" table:style-name="ce52">
            <text:p>Tipo</text:p>
          </table:table-cell>
          <table:table-cell office:value-type="string" table:style-name="ce52">
            <text:p>Tamanho</text:p>
          </table:table-cell>
          <table:table-cell office:value-type="string" table:style-name="ce52">
            <text:p>Descrição</text:p>
          </table:table-cell>
          <table:table-cell office:value-type="string" table:style-name="ce52">
            <text:p>Código de Preenchimento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22">
            <text:p>ID_SAEB</text:p>
          </table:table-cell>
          <table:table-cell office:value-type="string" table:style-name="ce25">
            <text:p>Num</text:p>
          </table:table-cell>
          <table:table-cell office:value-type="float" office:value="4" table:style-name="ce25">
            <text:p>4</text:p>
          </table:table-cell>
          <table:table-cell office:value-type="string" table:style-name="ce24">
            <text:p>Ano de aplicação do Saeb</text:p>
          </table:table-cell>
          <table:table-cell office:value-type="float" office:value="2021" table:style-name="ce24">
            <text:p>2021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5" table:style-name="ce119">
            <text:p>ID_REGIAO</text:p>
          </table:table-cell>
          <table:table-cell office:value-type="string" table:number-columns-spanned="1" table:number-rows-spanned="5" table:style-name="ce120">
            <text:p>Num</text:p>
          </table:table-cell>
          <table:table-cell office:value-type="float" office:value="1" table:number-columns-spanned="1" table:number-rows-spanned="5" table:style-name="ce120">
            <text:p>1</text:p>
          </table:table-cell>
          <table:table-cell office:value-type="string" table:number-columns-spanned="1" table:number-rows-spanned="5" table:style-name="ce121">
            <text:p>Código da Região</text:p>
          </table:table-cell>
          <table:table-cell office:value-type="string" table:style-name="ce24">
            <text:p>1 - Nor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Nor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3 - Sudeste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4 - Su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5 - Centro-Oeste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7" table:style-name="ce119">
            <text:p>ID_UF</text:p>
          </table:table-cell>
          <table:table-cell office:value-type="string" table:number-columns-spanned="1" table:number-rows-spanned="27" table:style-name="ce121">
            <text:p>Num</text:p>
          </table:table-cell>
          <table:table-cell office:value-type="float" office:value="2" table:number-columns-spanned="1" table:number-rows-spanned="27" table:style-name="ce120">
            <text:p>2</text:p>
          </table:table-cell>
          <table:table-cell office:value-type="string" table:number-columns-spanned="1" table:number-rows-spanned="27" table:style-name="ce121">
            <text:p>Código da Unidade da Federação</text:p>
          </table:table-cell>
          <table:table-cell office:value-type="string" table:style-name="ce20">
            <text:p>11-R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2-AC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3-AM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4-RR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5-P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6-AP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17-T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0-MS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1-MT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2-GO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0">
            <text:p>53-DF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22">
            <text:p>ID_MUNICIPIO</text:p>
          </table:table-cell>
          <table:table-cell office:value-type="string" table:style-name="ce25">
            <text:p>Num</text:p>
          </table:table-cell>
          <table:table-cell office:value-type="float" office:value="7" table:style-name="ce25">
            <text:p>7</text:p>
          </table:table-cell>
          <table:table-cell office:value-type="string" table:style-name="ce24">
            <text:p>Máscaras dos Códigos de Municípios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ARE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4">
            <text:p>1 - Capital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Interior</text:p>
          </table:table-cell>
          <table:table-cell table:number-columns-repeated="16379" table:style-name="ce36"/>
        </table:table-row>
        <table:table-row table:style-name="ro4">
          <table:table-cell office:value-type="string" table:style-name="ce22">
            <text:p>ID_ESCOLA</text:p>
          </table:table-cell>
          <table:table-cell office:value-type="string" table:style-name="ce25">
            <text:p>Num</text:p>
          </table:table-cell>
          <table:table-cell office:value-type="float" office:value="8" table:style-name="ce25">
            <text:p>8</text:p>
          </table:table-cell>
          <table:table-cell office:value-type="string" table:style-name="ce24">
            <text:p>Máscaras dos Códigos de Escola (são códigos fictícios)</text:p>
          </table:table-cell>
          <table:table-cell table:style-name="ce20"/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N_PUBLICA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224">
            <text:p>Indica se a escola é pública ou não</text:p>
          </table:table-cell>
          <table:table-cell office:value-type="string" table:style-name="ce24">
            <text:p>1 - Públic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0 - Não pública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D_LOCALIZACA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Localização</text:p>
          </table:table-cell>
          <table:table-cell office:value-type="string" table:style-name="ce24">
            <text:p>1 - Urbana</text:p>
          </table:table-cell>
          <table:table-cell table:number-columns-repeated="16379" table:style-name="ce3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24">
            <text:p>2 - Rural</text:p>
          </table:table-cell>
          <table:table-cell table:number-columns-repeated="16379" table:style-name="ce36"/>
        </table:table-row>
        <table:table-row table:style-name="ro4">
          <table:table-cell office:value-type="string" table:number-columns-spanned="1" table:number-rows-spanned="2" table:style-name="ce119">
            <text:p>IN_PREENCHIMENTO_QUESTIONARIO</text:p>
          </table:table-cell>
          <table:table-cell office:value-type="string" table:number-columns-spanned="1" table:number-rows-spanned="2" table:style-name="ce120">
            <text:p>Num</text:p>
          </table:table-cell>
          <table:table-cell office:value-type="float" office:value="1" table:number-columns-spanned="1" table:number-rows-spanned="2" table:style-name="ce120">
            <text:p>1</text:p>
          </table:table-cell>
          <table:table-cell office:value-type="string" table:number-columns-spanned="1" table:number-rows-spanned="2" table:style-name="ce121">
            <text:p>Indicador de preenchimento do questionário</text:p>
          </table:table-cell>
          <table:table-cell office:value-type="string" table:style-name="ce24">
            <text:p>0 - Não preenchido</text:p>
          </table:table-cell>
          <table:table-cell table:number-columns-repeated="16379" table:style-name="ce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56">
            <text:p>1 - Preenchido parcial ou totalmente</text:p>
          </table:table-cell>
          <table:table-cell table:number-columns-repeated="16379" table:style-name="ce5"/>
        </table:table-row>
        <table:table-row table:style-name="ro25">
          <table:table-cell office:value-type="string" table:style-name="ce62">
            <text:p>VARIÁVEL</text:p>
          </table:table-cell>
          <table:table-cell table:number-columns-repeated="2" table:style-name="ce62"/>
          <table:table-cell office:value-type="string" table:style-name="ce62">
            <text:p>REGRA</text:p>
          </table:table-cell>
          <table:table-cell office:value-type="string" table:style-name="ce62">
            <text:p>Descrição (texto da pergunta)</text:p>
          </table:table-cell>
          <table:table-cell office:value-type="string" table:style-name="ce62">
            <text:p>Código da opção de resposta</text:p>
          </table:table-cell>
          <table:table-cell office:value-type="string" table:style-name="ce62">
            <text:p>RESPOSTA</text:p>
          </table:table-cell>
          <table:table-cell table:number-columns-repeated="16377" table:style-name="ce5"/>
        </table:table-row>
        <table:table-row table:style-name="ro20">
          <table:table-cell office:value-type="string" table:number-columns-spanned="7" table:number-rows-spanned="1" table:style-name="ce233">
            <text:p>1 - CARACTERIZAÇÃO GERAL DA ESCOLA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01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brigatório</text:p>
          </table:table-cell>
          <table:table-cell office:value-type="string" table:number-columns-spanned="1" table:number-rows-spanned="2" table:style-name="ce232">
            <text:p>Educação Infantil <text:s/>- <text:s/>Creche <text:s/>(0 a 3 anos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02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brigatório</text:p>
          </table:table-cell>
          <table:table-cell office:value-type="string" table:number-columns-spanned="1" table:number-rows-spanned="2" table:style-name="ce232">
            <text:p>Educação Infantil <text:s/>- <text:s/>Pré-escola <text:s/>(4 e 5 anos) 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03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brigatório</text:p>
          </table:table-cell>
          <table:table-cell office:value-type="string" table:number-columns-spanned="1" table:number-rows-spanned="2" table:style-name="ce232">
            <text:p>Anos Iniciais do Ensino Fundamental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0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brigatório</text:p>
          </table:table-cell>
          <table:table-cell office:value-type="string" table:number-columns-spanned="1" table:number-rows-spanned="2" table:style-name="ce232">
            <text:p>Anos Finais do Ensino Fundamental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05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brigatório</text:p>
          </table:table-cell>
          <table:table-cell office:value-type="string" table:number-columns-spanned="1" table:number-rows-spanned="2" table:style-name="ce232">
            <text:p>Ensino Médi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0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brigatório</text:p>
          </table:table-cell>
          <table:table-cell office:value-type="string" table:number-columns-spanned="1" table:number-rows-spanned="2" table:style-name="ce232">
            <text:p>Sua escola é: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Públic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rivada.</text:p>
          </table:table-cell>
          <table:table-cell table:number-columns-repeated="16377"/>
        </table:table-row>
        <table:table-row table:style-name="ro20">
          <table:table-cell office:value-type="string" table:number-columns-spanned="7" table:number-rows-spanned="1" table:style-name="ce233">
            <text:p>2 - INFORMAÇÕES PESSOAIS E CONDIÇÕES DE TRABALHO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0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table:style-name="ce59"/>
          <table:table-cell office:value-type="string" table:number-columns-spanned="1" table:number-rows-spanned="2" table:style-name="ce232">
            <text:p>Qual é o seu sexo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Masculin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0"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Feminino.</text:p>
          </table:table-cell>
          <table:table-cell table:number-columns-repeated="16377"/>
        </table:table-row>
        <table:table-row table:style-name="ro4">
          <table:table-cell office:value-type="string" table:style-name="ce61">
            <text:p>TX_RESP_Q008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table:style-name="ce61"/>
          <table:table-cell office:value-type="string" table:style-name="ce61">
            <text:p>Qual é a sua idade?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18-7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32">
            <text:p>TX_RESP_Q009</text:p>
          </table:table-cell>
          <table:table-cell office:value-type="string" table:number-columns-spanned="1" table:number-rows-spanned="6" table:style-name="ce232">
            <text:p>CHAR</text:p>
          </table:table-cell>
          <table:table-cell office:value-type="float" office:value="1" table:number-columns-spanned="1" table:number-rows-spanned="6" table:style-name="ce232">
            <text:p>1</text:p>
          </table:table-cell>
          <table:table-cell table:style-name="ce59"/>
          <table:table-cell office:value-type="string" table:number-columns-spanned="1" table:number-rows-spanned="6" table:style-name="ce232">
            <text:p>Qual é a sua cor ou raça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Bra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3"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ret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3"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ard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3"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Amarel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3"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Indígen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0"/>
          <table:covered-table-cell/>
          <table:table-cell office:value-type="string" table:style-name="ce61">
            <text:p>F</text:p>
          </table:table-cell>
          <table:table-cell office:value-type="string" table:style-name="ce7">
            <text:p>Não quero declarar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10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table:style-name="ce59"/>
          <table:table-cell office:value-type="string" table:number-columns-spanned="1" table:number-rows-spanned="2" table:style-name="ce232">
            <text:p>Você possui necessidade especial, deficiência , transtorno do espectro autista ou superdotação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0"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11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4" table:number-columns-spanned="1" table:number-rows-spanned="2" table:style-name="ce232">
            <text:p>4</text:p>
          </table:table-cell>
          <table:table-cell table:style-name="ce59"/>
          <table:table-cell office:value-type="string" table:number-columns-spanned="1" table:number-rows-spanned="2" table:style-name="ce232">
            <text:p>Quanto anos você trabalhou como professor(a) antes de se tornar diretor(a)?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30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0"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unca trabalhei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12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Há quantos anos você é diretor(a) desta escola?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3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13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Em uma semana normal de trabalho, quantas HORAS, no total, você gasta com TODAS as atividades de direção da escola?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6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14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Mobilizar a comunidade para auxiliar a escola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15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Coordenar a gestão curricular, dos métodos de aprendizagem e da avaliação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16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Conduzir o planejamento pedagógico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17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Coordenar as atividades administrativas (merenda, segurança, manutenção predial, etc.)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18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Liderar as equipes de trabalho (reunir com professores, delegar tarefas para outros profissionais, etc.)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19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Gerenciar os recursos financeiros (prestação de contas, etc)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20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Atender aos pais ou responsáveis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21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Atender individualmente aos(às) professores(as)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22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Atender aos(às) alunos(as)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12">
          <table:table-cell office:value-type="string" table:style-name="ce61">
            <text:p>TX_RESP_Q023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Para responder essa questão, considere que a semana normal de trabalho deste ano é aquela sem feriados, paralisações ou qualquer tipo de licença. Considere também tarefas realizadas nos fins de semana ou noites.</text:p>
          </table:table-cell>
          <table:table-cell office:value-type="string" table:style-name="ce7">
            <text:p>Outras atividades.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4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2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table:style-name="ce59"/>
          <table:table-cell office:value-type="string" table:number-columns-spanned="1" table:number-rows-spanned="2" table:style-name="ce232">
            <text:p>Antes desta escola, você trabalhou como diretor em outra escola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0"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25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table:style-name="ce59"/>
          <table:table-cell office:value-type="string" table:number-columns-spanned="1" table:number-rows-spanned="2" table:style-name="ce232">
            <text:p>Você possui outra atividade remunerada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table:style-name="ce60"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20">
          <table:table-cell office:value-type="string" table:number-columns-spanned="7" table:number-rows-spanned="1" table:style-name="ce233">
            <text:p>3 - RECURSOS E INFRAESTRUTURA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2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Bebedouro ao alcance das criança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2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Chuveiro para as crianças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28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Área sombread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29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Área externa cobert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0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Vegetação e jardim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1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Hort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2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Tanque de arei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3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Gira-gir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Gangorr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5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Escorregador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Casinh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Balanç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8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Brinquedo para escalar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39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Espaço destinado à amamentaçã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40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Condições para armazenamento de leite matern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41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o que há na sua escola: Marque "Sim" ou "Não"</text:p>
          </table:table-cell>
          <table:table-cell office:value-type="string" table:number-columns-spanned="1" table:number-rows-spanned="2" table:style-name="ce232">
            <text:p>Banheiro infantil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3" table:style-name="ce232">
            <text:p>TX_RESP_Q042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table:style-name="ce59"/>
          <table:table-cell office:value-type="string" table:number-columns-spanned="1" table:number-rows-spanned="3" table:style-name="ce232">
            <text:p>Caso sua escola ofereça Ensino Fundamental e/ou Médio, a área externa (pátio, área verde e parque) é utilizada em horários diferenciados pelos(as) alunos(as) da Educação Infantil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A escola não oferece ensino fundamental ou médio</text:p>
          </table:table-cell>
          <table:table-cell table:number-columns-repeated="16377"/>
        </table:table-row>
        <table:table-row table:style-name="ro8">
          <table:covered-table-cell/>
          <table:covered-table-cell/>
          <table:covered-table-cell/>
          <table:table-cell table:style-name="ce63"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Os (As) alunos (as) da educação infantil utilizam a área externa em horário diferenciado.</text:p>
          </table:table-cell>
          <table:table-cell table:number-columns-repeated="16377"/>
        </table:table-row>
        <table:table-row table:style-name="ro5">
          <table:covered-table-cell/>
          <table:covered-table-cell/>
          <table:covered-table-cell/>
          <table:table-cell table:style-name="ce60"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Os (As) alunos (as) da educação infantil utilizam a área extern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43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Os recursos financeiros foram suficiente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44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O quadro de professores estava complet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45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Havia quantidade suficiente de pessoal administrativ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46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Havia quantidade suficiente de pessoal para apoio pedagógico (coordenador, orientador etc.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47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Os recursos pedagógicos foram suficiente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48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Recebi apoio da Secretaria de Educaçã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49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Os(As) professores(as) foram assíduos(as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50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As substituições das ausências de professores(as) foram facilmente realizada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51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Os(As) alunos(as) foram assíduos(as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52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A comunidade apoiou a gestão da escol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53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A comunidade executou trabalhos voluntários na escol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54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As famílias contribuíram com o trabalho pedagógic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55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Os alunos com deficiência, transtornos espectro autista ou com altas habilidades/superdotação receberam atendimento educacional especializado (AEE)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56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Indique o quanto concorda ou discorda das afirmativas relativas às condições de funcionamento desta escola neste ano:</text:p>
          </table:table-cell>
          <table:table-cell office:value-type="string" table:number-columns-spanned="1" table:number-rows-spanned="4" table:style-name="ce232">
            <text:p>No início do ano letivo, todos(as) os(as) alunos(as) receberam os livros didátic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57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 quantidade dos profissionais para atendimento educacional especializado foi suficiente ou insuficiente, ou se sua presença foi desnecessária nesse momento.</text:p>
          </table:table-cell>
          <table:table-cell office:value-type="string" table:number-columns-spanned="1" table:number-rows-spanned="3" table:style-name="ce232">
            <text:p>Professor(a) de Braille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Desnecessári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58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 quantidade dos profissionais para atendimento educacional especializado foi suficiente ou insuficiente, ou se sua presença foi desnecessária nesse momento.</text:p>
          </table:table-cell>
          <table:table-cell office:value-type="string" table:number-columns-spanned="1" table:number-rows-spanned="3" table:style-name="ce232">
            <text:p>Professor(a) bilíngue para surd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Desnecessári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59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 quantidade dos profissionais para atendimento educacional especializado foi suficiente ou insuficiente, ou se sua presença foi desnecessária nesse momento.</text:p>
          </table:table-cell>
          <table:table-cell office:value-type="string" table:number-columns-spanned="1" table:number-rows-spanned="3" table:style-name="ce232">
            <text:p>Professor ou Instrutor de Libras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Desnecessári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60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 quantidade dos profissionais para atendimento educacional especializado foi suficiente ou insuficiente, ou se sua presença foi desnecessária nesse momento.</text:p>
          </table:table-cell>
          <table:table-cell office:value-type="string" table:number-columns-spanned="1" table:number-rows-spanned="3" table:style-name="ce232">
            <text:p>Guia-interprete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Desnecessári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61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 quantidade dos profissionais para atendimento educacional especializado foi suficiente ou insuficiente, ou se sua presença foi desnecessária nesse momento.</text:p>
          </table:table-cell>
          <table:table-cell office:value-type="string" table:number-columns-spanned="1" table:number-rows-spanned="3" table:style-name="ce232">
            <text:p>Professor(a) da sala de recursos multifuncionai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Desnecessári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62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 quantidade dos profissionais para atendimento educacional especializado foi suficiente ou insuficiente, ou se sua presença foi desnecessária nesse momento.</text:p>
          </table:table-cell>
          <table:table-cell office:value-type="string" table:number-columns-spanned="1" table:number-rows-spanned="3" table:style-name="ce232">
            <text:p>Professor(a) itinerante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Desnecessári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63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 quantidade dos profissionais para atendimento educacional especializado foi suficiente ou insuficiente, ou se sua presença foi desnecessária nesse momento.</text:p>
          </table:table-cell>
          <table:table-cell office:value-type="string" table:number-columns-spanned="1" table:number-rows-spanned="3" table:style-name="ce232">
            <text:p>Monitor(a) de apoio à educação especial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suficiente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Desnecessári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6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Falta de águ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65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Falta de energi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6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Falta de merend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6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Greve de professore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68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Episódios de violênci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69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Problemas de infraestrutura predial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70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Paralisação do transporte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71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Eventos climáticos (inundação, desmoronamento etc.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72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Eventos comemorativ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73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Problemas de saúde públic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7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O calendário escolar de 2021 foi interrompido durante vários dias por algum dos eventos abaixo? Marque "sim" ou "não" para cada alternativa abaixo:</text:p>
          </table:table-cell>
          <table:table-cell office:value-type="string" table:number-columns-spanned="1" table:number-rows-spanned="2" table:style-name="ce232">
            <text:p>Outr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075</text:p>
          </table:table-cell>
          <table:table-cell office:value-type="string" table:style-name="ce61">
            <text:p>NUM</text:p>
          </table:table-cell>
          <table:table-cell office:value-type="float" office:value="8" table:style-name="ce61">
            <text:p>8</text:p>
          </table:table-cell>
          <table:table-cell office:value-type="string" table:style-name="ce56">
            <text:p>O calendário escolar de 2021 foi interrompido durante vários dias por algum dos eventos abaixo? Marque "sim" ou "não" para cada alternativa abaixo:</text:p>
          </table:table-cell>
          <table:table-cell office:value-type="string" table:style-name="ce7">
            <text:p>Por quantos dias letivos, no total, ocorreu a interrupção: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1-20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76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Atentado à vid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77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Lesão corporal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78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Roubo ou furt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79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Tráfico de droga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0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Permanência de pessoas sob efeito de álcool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1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Permanência de pessoas sob efeito de droga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2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Porte de arma (revólver, faca, canivete etc.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3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Assédio sexual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4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Discriminação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5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Bullying (ameaças ou ofensas verbais)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6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Invasão do espaço escolar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7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Depredação do patrimônio escolar (vandalismo)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88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Sobre os episódios listados abaixo, indique a frequência com que ocorreram neste ano, nesta escola:</text:p>
          </table:table-cell>
          <table:table-cell office:value-type="string" table:number-columns-spanned="1" table:number-rows-spanned="3" table:style-name="ce232">
            <text:p>Tiroteio ou bala perdida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unca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Poucas vezes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Várias veze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89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Avalie os seguintes aspectos da escola:</text:p>
          </table:table-cell>
          <table:table-cell office:value-type="string" table:number-columns-spanned="1" table:number-rows-spanned="4" table:style-name="ce232">
            <text:p>Condições de segurança na entrada e saída da escol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90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Avalie os seguintes aspectos da escola:</text:p>
          </table:table-cell>
          <table:table-cell office:value-type="string" table:number-columns-spanned="1" table:number-rows-spanned="4" table:style-name="ce232">
            <text:p>Muros e/ou grades que isolam a escola do ambiente extern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91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Avalie os seguintes aspectos da escola:</text:p>
          </table:table-cell>
          <table:table-cell office:value-type="string" table:number-columns-spanned="1" table:number-rows-spanned="4" table:style-name="ce232">
            <text:p>Identificação externa que caracterize o prédio como uma instituição escolar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92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Avalie os seguintes aspectos da escola:</text:p>
          </table:table-cell>
          <table:table-cell office:value-type="string" table:number-columns-spanned="1" table:number-rows-spanned="4" table:style-name="ce232">
            <text:p>O acesso à entrada principal adequado às pessoas com deficiência física e visual (ex.: rampas e marcadores no chão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93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Avalie os seguintes aspectos da escola:</text:p>
          </table:table-cell>
          <table:table-cell office:value-type="string" table:number-columns-spanned="1" table:number-rows-spanned="4" table:style-name="ce232">
            <text:p>Condições de uso dos equipamentos da área externa de recreação (parque infantil, pátio, quadra poliesportiva etc.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094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Avalie os seguintes aspectos da escola:</text:p>
          </table:table-cell>
          <table:table-cell office:value-type="string" table:number-columns-spanned="1" table:number-rows-spanned="4" table:style-name="ce232">
            <text:p>O acesso dos(as) alunos(as) público-alvo da educação especial à área externa de recreação (parque infantil, pátio, quadra poliesportiva etc.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Muito 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In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Adequad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Muito adequado</text:p>
          </table:table-cell>
          <table:table-cell table:number-columns-repeated="16377"/>
        </table:table-row>
        <table:table-row table:style-name="ro20">
          <table:table-cell office:value-type="string" table:number-columns-spanned="7" table:number-rows-spanned="1" table:style-name="ce233">
            <text:p>4 - GESTÃO E PARTICIPAÇÃO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95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4" table:number-columns-spanned="1" table:number-rows-spanned="2" table:style-name="ce232">
            <text:p>4</text:p>
          </table:table-cell>
          <table:table-cell office:value-type="string" table:number-columns-spanned="1" table:number-rows-spanned="2" table:style-name="ce232">
            <text:p>Avalie os seguintes aspectos da escola:</text:p>
          </table:table-cell>
          <table:table-cell office:value-type="string" table:number-columns-spanned="1" table:number-rows-spanned="2" table:style-name="ce232">
            <text:p>O Conselho Escolar é um colegiado geralmente constituído por representantes da escola e da comunidade que tem como objetivo acompanhar as atividades escolares. Na sua escola, quantas vezes se reuniu o Conselho Escolar?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12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 existe Conselh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9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4" table:number-columns-spanned="1" table:number-rows-spanned="2" table:style-name="ce232">
            <text:p>4</text:p>
          </table:table-cell>
          <table:table-cell office:value-type="string" table:number-columns-spanned="1" table:number-rows-spanned="2" table:style-name="ce232">
            <text:p>Avalie os seguintes aspectos da escola:</text:p>
          </table:table-cell>
          <table:table-cell office:value-type="string" table:number-columns-spanned="1" table:number-rows-spanned="2" table:style-name="ce232">
            <text:p>O Conselho de Classe é um órgão formado por todos os professores que lecionam em cada turma/ano. Neste ano e nesta escola, quantas vezes se reuniu o Conselho de Classe?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12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 existe Conselh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9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4" table:number-columns-spanned="1" table:number-rows-spanned="2" table:style-name="ce232">
            <text:p>4</text:p>
          </table:table-cell>
          <table:table-cell office:value-type="string" table:number-columns-spanned="1" table:number-rows-spanned="2" table:style-name="ce232">
            <text:p>Avalie os seguintes aspectos da escola:</text:p>
          </table:table-cell>
          <table:table-cell office:value-type="string" table:number-columns-spanned="1" table:number-rows-spanned="2" table:style-name="ce232">
            <text:p>A APM <text:s text:c="2"/>- <text:s text:c="2"/>Associação de Pais e Mestres existe para apoiar as ações da escola e integrar a comunidade. Neste ano e nesta escola, quantas vezes se reuniu a APM (ou caixa escolar)?</text:p>
          </table:table-cell>
          <table:table-cell office:value-type="string" table:style-name="ce61">
            <text:p>slidebar</text:p>
          </table:table-cell>
          <table:table-cell office:value-type="string" table:style-name="ce7">
            <text:p>0-12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 existe APM (ou Caixa escolar)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098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Avalie os seguintes aspectos da escola:</text:p>
          </table:table-cell>
          <table:table-cell office:value-type="string" table:number-columns-spanned="1" table:number-rows-spanned="3" table:style-name="ce232">
            <text:p>Há Grêmio Estudantil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, existe e está ativ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Sim, existe, mas está inativ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Não existe Grêmio Estudantil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099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Com relação à gestão da escola:</text:p>
          </table:table-cell>
          <table:table-cell office:value-type="string" table:number-columns-spanned="1" table:number-rows-spanned="2" table:style-name="ce232">
            <text:p>A escola segue orientação militar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00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Com relação à gestão da escola:</text:p>
          </table:table-cell>
          <table:table-cell office:value-type="string" table:number-columns-spanned="1" table:number-rows-spanned="2" table:style-name="ce232">
            <text:p>A escola segue orientação religios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01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</text:p>
          </table:table-cell>
          <table:table-cell office:value-type="string" table:style-name="ce7">
            <text:p>Marque todas as que se aplicarem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os serviços de saúde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02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</text:p>
          </table:table-cell>
          <table:table-cell office:value-type="string" table:style-name="ce7">
            <text:p>Marque todas as que se aplicarem.</text:p>
          </table:table-cell>
          <table:table-cell office:value-type="string" table:style-name="ce61">
            <text:p>B</text:p>
          </table:table-cell>
          <table:table-cell office:value-type="string" table:style-name="ce7">
            <text:p>os serviços de assistência social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03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</text:p>
          </table:table-cell>
          <table:table-cell office:value-type="string" table:style-name="ce7">
            <text:p>Marque todas as que se aplicarem.</text:p>
          </table:table-cell>
          <table:table-cell office:value-type="string" table:style-name="ce61">
            <text:p>C</text:p>
          </table:table-cell>
          <table:table-cell office:value-type="string" table:style-name="ce7">
            <text:p>a segurança pública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04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</text:p>
          </table:table-cell>
          <table:table-cell office:value-type="string" table:style-name="ce7">
            <text:p>Marque todas as que se aplicarem.</text:p>
          </table:table-cell>
          <table:table-cell office:value-type="string" table:style-name="ce61">
            <text:p>D</text:p>
          </table:table-cell>
          <table:table-cell office:value-type="string" table:style-name="ce7">
            <text:p>o conselho tutelar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05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</text:p>
          </table:table-cell>
          <table:table-cell office:value-type="string" table:style-name="ce7">
            <text:p>Marque todas as que se aplicarem.</text:p>
          </table:table-cell>
          <table:table-cell office:value-type="string" table:style-name="ce61">
            <text:p>E</text:p>
          </table:table-cell>
          <table:table-cell office:value-type="string" table:style-name="ce7">
            <text:p>instituições de apoio ao público alvo da educação especial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06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</text:p>
          </table:table-cell>
          <table:table-cell office:value-type="string" table:style-name="ce7">
            <text:p>Marque todas as que se aplicarem.</text:p>
          </table:table-cell>
          <table:table-cell office:value-type="string" table:style-name="ce61">
            <text:p>F</text:p>
          </table:table-cell>
          <table:table-cell office:value-type="string" table:style-name="ce7">
            <text:p>organizações não governamentais/instituições privadas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0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Quais as fontes de financiamento da escola?</text:p>
          </table:table-cell>
          <table:table-cell office:value-type="string" table:number-columns-spanned="1" table:number-rows-spanned="2" table:style-name="ce232">
            <text:p>Recursos federais (Programa Dinheiro Direto na Escola etc.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08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Quais as fontes de financiamento da escola?</text:p>
          </table:table-cell>
          <table:table-cell office:value-type="string" table:number-columns-spanned="1" table:number-rows-spanned="2" table:style-name="ce232">
            <text:p>Recursos estaduais ou municipai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09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Quais as fontes de financiamento da escola?</text:p>
          </table:table-cell>
          <table:table-cell office:value-type="string" table:number-columns-spanned="1" table:number-rows-spanned="2" table:style-name="ce232">
            <text:p>Eventos da escola (festa, rifa etc.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10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Quais as fontes de financiamento da escola?</text:p>
          </table:table-cell>
          <table:table-cell office:value-type="string" table:number-columns-spanned="1" table:number-rows-spanned="2" table:style-name="ce232">
            <text:p>Empresas que apoiam a escol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11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Quais as fontes de financiamento da escola?</text:p>
          </table:table-cell>
          <table:table-cell office:value-type="string" table:number-columns-spanned="1" table:number-rows-spanned="2" table:style-name="ce232">
            <text:p>Organizações sem fins lucrativ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12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Quais as fontes de financiamento da escola?</text:p>
          </table:table-cell>
          <table:table-cell office:value-type="string" table:number-columns-spanned="1" table:number-rows-spanned="2" table:style-name="ce232">
            <text:p>Pagamento de taxas pelos familiares dos(as) estudante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13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Quais as fontes de financiamento da escola?</text:p>
          </table:table-cell>
          <table:table-cell office:value-type="string" table:number-columns-spanned="1" table:number-rows-spanned="2" table:style-name="ce232">
            <text:p>Contribuições voluntárias dos familiares dos(as) estudante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1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Quais as fontes de financiamento da escola?</text:p>
          </table:table-cell>
          <table:table-cell office:value-type="string" table:number-columns-spanned="1" table:number-rows-spanned="2" table:style-name="ce232">
            <text:p>Contribuições voluntárias dos(as) profissionais da escol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15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Brinquedos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Aquisição pela escola ou Secretaria de Educaçã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16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Brinquedos</text:p>
          </table:table-cell>
          <table:table-cell office:value-type="string" table:style-name="ce61">
            <text:p>B</text:p>
          </table:table-cell>
          <table:table-cell office:value-type="string" table:style-name="ce7">
            <text:p>Campanhas de doaçã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17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Brinquedos</text:p>
          </table:table-cell>
          <table:table-cell office:value-type="string" table:style-name="ce61">
            <text:p>C</text:p>
          </table:table-cell>
          <table:table-cell office:value-type="string" table:style-name="ce7">
            <text:p>Solicitação às família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18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Recursos pedagógicos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Aquisição pela escola ou Secretaria de Educaçã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19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Recursos pedagógicos</text:p>
          </table:table-cell>
          <table:table-cell office:value-type="string" table:style-name="ce61">
            <text:p>B</text:p>
          </table:table-cell>
          <table:table-cell office:value-type="string" table:style-name="ce7">
            <text:p>Campanhas de doaçã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20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Recursos pedagógicos</text:p>
          </table:table-cell>
          <table:table-cell office:value-type="string" table:style-name="ce61">
            <text:p>C</text:p>
          </table:table-cell>
          <table:table-cell office:value-type="string" table:style-name="ce7">
            <text:p>Solicitação às família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21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Materiais de higiene pessoal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Aquisição pela escola ou Secretaria de Educaçã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22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Materiais de higiene pessoal</text:p>
          </table:table-cell>
          <table:table-cell office:value-type="string" table:style-name="ce61">
            <text:p>B</text:p>
          </table:table-cell>
          <table:table-cell office:value-type="string" table:style-name="ce7">
            <text:p>Campanhas de doaçã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23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Com relação à gestão da escola: Marque todas as que se aplicarem.</text:p>
          </table:table-cell>
          <table:table-cell office:value-type="string" table:style-name="ce7">
            <text:p>Materiais de higiene pessoal</text:p>
          </table:table-cell>
          <table:table-cell office:value-type="string" table:style-name="ce61">
            <text:p>C</text:p>
          </table:table-cell>
          <table:table-cell office:value-type="string" table:style-name="ce7">
            <text:p>Solicitação às famílias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2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Com relação à gestão da escola:<text:s/></text:p>
          </table:table-cell>
          <table:table-cell office:value-type="string" table:number-columns-spanned="1" table:number-rows-spanned="2" table:style-name="ce232">
            <text:p>A escola oferece merenda aos(às) estudantes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25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Quantas refeições são oferecidas nesta escola por tempo de permanência?</text:p>
          </table:table-cell>
          <table:table-cell office:value-type="string" table:number-columns-spanned="1" table:number-rows-spanned="4" table:style-name="ce232">
            <text:p>Para alunos(as) que permanecem menos de 4 horas na escola: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Uma vez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uas vez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Três vezes ou mai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26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Quantas refeições são oferecidas nesta escola por tempo de permanência?</text:p>
          </table:table-cell>
          <table:table-cell office:value-type="string" table:number-columns-spanned="1" table:number-rows-spanned="4" table:style-name="ce232">
            <text:p>Para alunos(as) que permanecem entre 4 e 7 horas na escola: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Uma vez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uas vez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Três vezes ou mai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27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Quantas refeições são oferecidas nesta escola por tempo de permanência?</text:p>
          </table:table-cell>
          <table:table-cell office:value-type="string" table:number-columns-spanned="1" table:number-rows-spanned="4" table:style-name="ce232">
            <text:p>Para alunos(as) que permanecem mais de 7 horas na escola: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Uma vez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uas veze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Três vezes ou mais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28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Em relação à merenda escolar, como você avalia os seguintes aspectos:</text:p>
          </table:table-cell>
          <table:table-cell office:value-type="string" table:number-columns-spanned="1" table:number-rows-spanned="4" table:style-name="ce232">
            <text:p>A quantidade de alimentos é suficiente para todos(as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29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Em relação à merenda escolar, como você avalia os seguintes aspectos:</text:p>
          </table:table-cell>
          <table:table-cell office:value-type="string" table:number-columns-spanned="1" table:number-rows-spanned="4" table:style-name="ce232">
            <text:p>Os alimentos são de boa qualidade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30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Em relação à merenda escolar, como você avalia os seguintes aspectos:</text:p>
          </table:table-cell>
          <table:table-cell office:value-type="string" table:number-columns-spanned="1" table:number-rows-spanned="4" table:style-name="ce232">
            <text:p>Há <text:s/>dietas especificas para alunos com restrições alimentare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31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Em relação à merenda escolar, como você avalia os seguintes aspectos:</text:p>
          </table:table-cell>
          <table:table-cell office:value-type="string" table:number-columns-spanned="1" table:number-rows-spanned="4" table:style-name="ce232">
            <text:p>A cozinha atende as necessidades do preparo da merend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32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Em relação à merenda escolar, como você avalia os seguintes aspectos:</text:p>
          </table:table-cell>
          <table:table-cell office:value-type="string" table:number-columns-spanned="1" table:number-rows-spanned="4" table:style-name="ce232">
            <text:p>O local de alimentação é adequad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33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Em relação à merenda escolar, como você avalia os seguintes aspectos:</text:p>
          </table:table-cell>
          <table:table-cell office:value-type="string" table:number-columns-spanned="1" table:number-rows-spanned="4" table:style-name="ce232">
            <text:p>O acesso ao local de alimentação é livre para pessoas com mobilidade reduzid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32">
            <text:p>TX_RESP_Q134</text:p>
          </table:table-cell>
          <table:table-cell office:value-type="string" table:number-columns-spanned="1" table:number-rows-spanned="4" table:style-name="ce232">
            <text:p>CHAR</text:p>
          </table:table-cell>
          <table:table-cell office:value-type="float" office:value="1" table:number-columns-spanned="1" table:number-rows-spanned="4" table:style-name="ce232">
            <text:p>1</text:p>
          </table:table-cell>
          <table:table-cell office:value-type="string" table:number-columns-spanned="1" table:number-rows-spanned="4" table:style-name="ce232">
            <text:p>Em relação à merenda escolar, como você avalia os seguintes aspectos:</text:p>
          </table:table-cell>
          <table:table-cell office:value-type="string" table:number-columns-spanned="1" table:number-rows-spanned="4" table:style-name="ce232">
            <text:p>Há pias para higienização das mãos próximas ao local de alimentaçã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Discordo fortemente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Dis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Concord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Concordo fortemente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35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Em relação à merenda escolar, como você avalia os seguintes aspectos:</text:p>
          </table:table-cell>
          <table:table-cell office:value-type="string" table:number-columns-spanned="1" table:number-rows-spanned="2" table:style-name="ce232">
            <text:p>A merenda escolar é preparada na própria instituição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3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Em relação à merenda escolar, como você avalia os seguintes aspectos:</text:p>
          </table:table-cell>
          <table:table-cell office:value-type="string" table:number-columns-spanned="1" table:number-rows-spanned="2" table:style-name="ce232">
            <text:p>A escola possui Projeto Político-Pedagógico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137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s situações abaixo se aplicam ou não ao Projeto-Político-Pedagógico desta escola.</text:p>
          </table:table-cell>
          <table:table-cell office:value-type="string" table:number-columns-spanned="1" table:number-rows-spanned="3" table:style-name="ce232">
            <text:p>Seu conteúdo é discutido em reuniões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138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s situações abaixo se aplicam ou não ao Projeto-Político-Pedagógico desta escola.</text:p>
          </table:table-cell>
          <table:table-cell office:value-type="string" table:number-columns-spanned="1" table:number-rows-spanned="3" table:style-name="ce232">
            <text:p>Os(As) professores(as) participaram da elaboração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139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s situações abaixo se aplicam ou não ao Projeto-Político-Pedagógico desta escola.</text:p>
          </table:table-cell>
          <table:table-cell office:value-type="string" table:number-columns-spanned="1" table:number-rows-spanned="3" table:style-name="ce232">
            <text:p>Os pais participaram da elaboração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140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s situações abaixo se aplicam ou não ao Projeto-Político-Pedagógico desta escola.</text:p>
          </table:table-cell>
          <table:table-cell office:value-type="string" table:number-columns-spanned="1" table:number-rows-spanned="3" table:style-name="ce232">
            <text:p>Os(As) estudantes participaram da elaboração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141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s situações abaixo se aplicam ou não ao Projeto-Político-Pedagógico desta escola.</text:p>
          </table:table-cell>
          <table:table-cell office:value-type="string" table:number-columns-spanned="1" table:number-rows-spanned="3" table:style-name="ce232">
            <text:p>Estabelece metas de aprendizagem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142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s situações abaixo se aplicam ou não ao Projeto-Político-Pedagógico desta escola.</text:p>
          </table:table-cell>
          <table:table-cell office:value-type="string" table:number-columns-spanned="1" table:number-rows-spanned="3" table:style-name="ce232">
            <text:p>Considera os resultados de avaliações externas (Saeb, estaduais, municipais etc.)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3" table:style-name="ce232">
            <text:p>TX_RESP_Q143</text:p>
          </table:table-cell>
          <table:table-cell office:value-type="string" table:number-columns-spanned="1" table:number-rows-spanned="3" table:style-name="ce232">
            <text:p>CHAR</text:p>
          </table:table-cell>
          <table:table-cell office:value-type="float" office:value="1" table:number-columns-spanned="1" table:number-rows-spanned="3" table:style-name="ce232">
            <text:p>1</text:p>
          </table:table-cell>
          <table:table-cell office:value-type="string" table:number-columns-spanned="1" table:number-rows-spanned="3" table:style-name="ce232">
            <text:p>Indique se as situações abaixo se aplicam ou não ao Projeto-Político-Pedagógico desta escola.</text:p>
          </table:table-cell>
          <table:table-cell office:value-type="string" table:number-columns-spanned="1" table:number-rows-spanned="3" table:style-name="ce232">
            <text:p>Há metas de alcance de indicadores externos (Ideb, índices estaduais ou municipais)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Não se aplic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4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as situações abaixo se aplicam ou não ao Projeto-Político-Pedagógico desta escola.</text:p>
          </table:table-cell>
          <table:table-cell office:value-type="string" table:number-columns-spanned="1" table:number-rows-spanned="2" table:style-name="ce232">
            <text:p>Neste ano e nesta escola, todos que solicitaram vagas conseguiram se matricular?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145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foram os critérios de seleção para novas matrículas neste ano e nesta escola: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orteio.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146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foram os critérios de seleção para novas matrículas neste ano e nesta escola:</text:p>
          </table:table-cell>
          <table:table-cell office:value-type="string" table:style-name="ce61">
            <text:p>B</text:p>
          </table:table-cell>
          <table:table-cell office:value-type="string" table:style-name="ce7">
            <text:p>Local de moradia.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147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foram os critérios de seleção para novas matrículas neste ano e nesta escola:</text:p>
          </table:table-cell>
          <table:table-cell office:value-type="string" table:style-name="ce61">
            <text:p>C</text:p>
          </table:table-cell>
          <table:table-cell office:value-type="string" table:style-name="ce7">
            <text:p>Prova de conhecimentos.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148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foram os critérios de seleção para novas matrículas neste ano e nesta escola:</text:p>
          </table:table-cell>
          <table:table-cell office:value-type="string" table:style-name="ce61">
            <text:p>D</text:p>
          </table:table-cell>
          <table:table-cell office:value-type="string" table:style-name="ce7">
            <text:p>Ordem de chegada.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149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foram os critérios de seleção para novas matrículas neste ano e nesta escola:</text:p>
          </table:table-cell>
          <table:table-cell office:value-type="string" table:style-name="ce61">
            <text:p>E</text:p>
          </table:table-cell>
          <table:table-cell office:value-type="string" table:style-name="ce7">
            <text:p>Características socioeconômicas.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150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foram os critérios de seleção para novas matrículas neste ano e nesta escola:</text:p>
          </table:table-cell>
          <table:table-cell office:value-type="string" table:style-name="ce61">
            <text:p>F</text:p>
          </table:table-cell>
          <table:table-cell office:value-type="string" table:style-name="ce7">
            <text:p>Desempenho do(a) estudante no ano anterior.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151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foram os critérios de seleção para novas matrículas neste ano e nesta escola:</text:p>
          </table:table-cell>
          <table:table-cell office:value-type="string" table:style-name="ce61">
            <text:p>G</text:p>
          </table:table-cell>
          <table:table-cell office:value-type="string" table:style-name="ce7">
            <text:p>Critérios definidos pela Secretaria de Educação.</text:p>
          </table:table-cell>
          <table:table-cell table:number-columns-repeated="16377"/>
        </table:table-row>
        <table:table-row table:style-name="ro8">
          <table:table-cell office:value-type="string" table:style-name="ce61">
            <text:p>TX_RESP_Q152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foram os critérios de seleção para novas matrículas neste ano e nesta escola:</text:p>
          </table:table-cell>
          <table:table-cell office:value-type="string" table:style-name="ce61">
            <text:p>H</text:p>
          </table:table-cell>
          <table:table-cell office:value-type="string" table:style-name="ce7">
            <text:p>Outro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53</text:p>
          </table:table-cell>
          <table:table-cell office:value-type="string" table:style-name="ce61">
            <text:p>CHAR</text:p>
          </table:table-cell>
          <table:table-cell office:value-type="float" office:value="713" table:style-name="ce61">
            <text:p>713</text:p>
          </table:table-cell>
          <table:table-cell table:style-name="ce61"/>
          <table:table-cell office:value-type="string" table:style-name="ce7">
            <text:p>Descreva os outros critérios utilizados</text:p>
          </table:table-cell>
          <table:table-cell table:style-name="ce61"/>
          <table:table-cell office:value-type="string" table:style-name="ce7">
            <text:p>RESPOSTA ABERTA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54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critérios foram considerados para a formação das turmas: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Afinidade entre os(as) estudante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55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critérios foram considerados para a formação das turmas:</text:p>
          </table:table-cell>
          <table:table-cell office:value-type="string" table:style-name="ce61">
            <text:p>B</text:p>
          </table:table-cell>
          <table:table-cell office:value-type="string" table:style-name="ce7">
            <text:p>Idade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56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critérios foram considerados para a formação das turmas:</text:p>
          </table:table-cell>
          <table:table-cell office:value-type="string" table:style-name="ce61">
            <text:p>C</text:p>
          </table:table-cell>
          <table:table-cell office:value-type="string" table:style-name="ce7">
            <text:p>Equilíbrio de meninos e menina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57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critérios foram considerados para a formação das turmas:</text:p>
          </table:table-cell>
          <table:table-cell office:value-type="string" table:style-name="ce61">
            <text:p>D</text:p>
          </table:table-cell>
          <table:table-cell office:value-type="string" table:style-name="ce7">
            <text:p>Manter as turmas existentes do ano anterior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58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critérios foram considerados para a formação das turmas:</text:p>
          </table:table-cell>
          <table:table-cell office:value-type="string" table:style-name="ce61">
            <text:p>E</text:p>
          </table:table-cell>
          <table:table-cell office:value-type="string" table:style-name="ce7">
            <text:p>Critérios disciplinare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59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critérios foram considerados para a formação das turmas:</text:p>
          </table:table-cell>
          <table:table-cell office:value-type="string" table:style-name="ce61">
            <text:p>F</text:p>
          </table:table-cell>
          <table:table-cell office:value-type="string" table:style-name="ce7">
            <text:p>Desempenho escolar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60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Quais critérios foram considerados para a formação das turmas:</text:p>
          </table:table-cell>
          <table:table-cell office:value-type="string" table:style-name="ce61">
            <text:p>G</text:p>
          </table:table-cell>
          <table:table-cell office:value-type="string" table:style-name="ce7">
            <text:p>Outro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61</text:p>
          </table:table-cell>
          <table:table-cell office:value-type="string" table:style-name="ce61">
            <text:p>CHAR</text:p>
          </table:table-cell>
          <table:table-cell office:value-type="float" office:value="653" table:style-name="ce61">
            <text:p>653</text:p>
          </table:table-cell>
          <table:table-cell table:style-name="ce61"/>
          <table:table-cell office:value-type="string" table:style-name="ce7">
            <text:p>Descreva os outros critérios utilizados</text:p>
          </table:table-cell>
          <table:table-cell table:style-name="ce61"/>
          <table:table-cell office:value-type="string" table:style-name="ce7">
            <text:p>RESPOSTA ABERTA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62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Neste ano, quais critérios foram utilizados para atribuição das turmas aos(às) professores(as)? Marque todas os que se aplicarem.</text:p>
          </table:table-cell>
          <table:table-cell office:value-type="string" table:number-columns-spanned="1" table:number-rows-spanned="2" table:style-name="ce232">
            <text:p>Preferência dos(as) professores(as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63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Neste ano, quais critérios foram utilizados para atribuição das turmas aos(às) professores(as)? Marque todas os que se aplicarem.</text:p>
          </table:table-cell>
          <table:table-cell office:value-type="string" table:number-columns-spanned="1" table:number-rows-spanned="2" table:style-name="ce232">
            <text:p>Tempo de serviç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6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Neste ano, quais critérios foram utilizados para atribuição das turmas aos(às) professores(as)? Marque todas os que se aplicarem.</text:p>
          </table:table-cell>
          <table:table-cell office:value-type="string" table:number-columns-spanned="1" table:number-rows-spanned="2" table:style-name="ce232">
            <text:p>Cursos de formação continuada realizad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65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Neste ano, quais critérios foram utilizados para atribuição das turmas aos(às) professores(as)? Marque todas os que se aplicarem.</text:p>
          </table:table-cell>
          <table:table-cell office:value-type="string" table:number-columns-spanned="1" table:number-rows-spanned="2" table:style-name="ce232">
            <text:p>Professores(as) experientes nas turmas com facilidade de aprendizagem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6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Neste ano, quais critérios foram utilizados para atribuição das turmas aos(às) professores(as)? Marque todas os que se aplicarem.</text:p>
          </table:table-cell>
          <table:table-cell office:value-type="string" table:number-columns-spanned="1" table:number-rows-spanned="2" table:style-name="ce232">
            <text:p>Professores(as) experientes nas turmas com dificuldade de aprendizagem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6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Neste ano, quais critérios foram utilizados para atribuição das turmas aos(às) professores(as)? Marque todas os que se aplicarem.</text:p>
          </table:table-cell>
          <table:table-cell office:value-type="string" table:number-columns-spanned="1" table:number-rows-spanned="2" table:style-name="ce232">
            <text:p>Manutenção do(a) professor(a) com a mesma turm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68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Neste ano, quais critérios foram utilizados para atribuição das turmas aos(às) professores(as)? Marque todas os que se aplicarem.</text:p>
          </table:table-cell>
          <table:table-cell office:value-type="string" table:number-columns-spanned="1" table:number-rows-spanned="2" table:style-name="ce232">
            <text:p>Revezamento dos(as) professores(as) entre séries/an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69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Neste ano, quais critérios foram utilizados para atribuição das turmas aos(às) professores(as)? Marque todas os que se aplicarem.</text:p>
          </table:table-cell>
          <table:table-cell office:value-type="string" table:number-columns-spanned="1" table:number-rows-spanned="2" table:style-name="ce232">
            <text:p>Atribuição pela gestão da escol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232">
            <text:p>TX_RESP_Q170</text:p>
          </table:table-cell>
          <table:table-cell office:value-type="string" table:number-columns-spanned="1" table:number-rows-spanned="5" table:style-name="ce232">
            <text:p>CHAR</text:p>
          </table:table-cell>
          <table:table-cell office:value-type="float" office:value="1" table:number-columns-spanned="1" table:number-rows-spanned="5" table:style-name="ce232">
            <text:p>1</text:p>
          </table:table-cell>
          <table:table-cell office:value-type="string" table:number-columns-spanned="1" table:number-rows-spanned="5" table:style-name="ce232">
            <text:p>Neste ano, para redução do ABANDONO ESCOLAR, avalie o resultado das seguintes ações realizadas nesta escola:</text:p>
          </table:table-cell>
          <table:table-cell office:value-type="string" table:number-columns-spanned="1" table:number-rows-spanned="5" table:style-name="ce232">
            <text:p>Entrar em contato com os familiares do(a) estudante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ada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232">
            <text:p>TX_RESP_Q171</text:p>
          </table:table-cell>
          <table:table-cell office:value-type="string" table:number-columns-spanned="1" table:number-rows-spanned="5" table:style-name="ce232">
            <text:p>CHAR</text:p>
          </table:table-cell>
          <table:table-cell office:value-type="float" office:value="1" table:number-columns-spanned="1" table:number-rows-spanned="5" table:style-name="ce232">
            <text:p>1</text:p>
          </table:table-cell>
          <table:table-cell office:value-type="string" table:number-columns-spanned="1" table:number-rows-spanned="5" table:style-name="ce232">
            <text:p>Neste ano, para redução do ABANDONO ESCOLAR, avalie o resultado das seguintes ações realizadas nesta escola:</text:p>
          </table:table-cell>
          <table:table-cell office:value-type="string" table:number-columns-spanned="1" table:number-rows-spanned="5" table:style-name="ce232">
            <text:p>Ir à residência do(a) estudante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ada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232">
            <text:p>TX_RESP_Q172</text:p>
          </table:table-cell>
          <table:table-cell office:value-type="string" table:number-columns-spanned="1" table:number-rows-spanned="5" table:style-name="ce232">
            <text:p>CHAR</text:p>
          </table:table-cell>
          <table:table-cell office:value-type="float" office:value="1" table:number-columns-spanned="1" table:number-rows-spanned="5" table:style-name="ce232">
            <text:p>1</text:p>
          </table:table-cell>
          <table:table-cell office:value-type="string" table:number-columns-spanned="1" table:number-rows-spanned="5" table:style-name="ce232">
            <text:p>Neste ano, para redução do ABANDONO ESCOLAR, avalie o resultado das seguintes ações realizadas nesta escola:</text:p>
          </table:table-cell>
          <table:table-cell office:value-type="string" table:number-columns-spanned="1" table:number-rows-spanned="5" table:style-name="ce232">
            <text:p>Informar ao Conselho Tutelar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ada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232">
            <text:p>TX_RESP_Q173</text:p>
          </table:table-cell>
          <table:table-cell office:value-type="string" table:number-columns-spanned="1" table:number-rows-spanned="5" table:style-name="ce232">
            <text:p>CHAR</text:p>
          </table:table-cell>
          <table:table-cell office:value-type="float" office:value="1" table:number-columns-spanned="1" table:number-rows-spanned="5" table:style-name="ce232">
            <text:p>1</text:p>
          </table:table-cell>
          <table:table-cell office:value-type="string" table:number-columns-spanned="1" table:number-rows-spanned="5" table:style-name="ce232">
            <text:p>Neste ano, para a redução da REPETÊNCIA ESCOLAR, avalie o resultado das seguintes ações realizadas nesta escola:</text:p>
          </table:table-cell>
          <table:table-cell office:value-type="string" table:number-columns-spanned="1" table:number-rows-spanned="5" table:style-name="ce232">
            <text:p>Oferta de reforço escolar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ada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232">
            <text:p>TX_RESP_Q174</text:p>
          </table:table-cell>
          <table:table-cell office:value-type="string" table:number-columns-spanned="1" table:number-rows-spanned="5" table:style-name="ce232">
            <text:p>CHAR</text:p>
          </table:table-cell>
          <table:table-cell office:value-type="float" office:value="1" table:number-columns-spanned="1" table:number-rows-spanned="5" table:style-name="ce232">
            <text:p>1</text:p>
          </table:table-cell>
          <table:table-cell office:value-type="string" table:number-columns-spanned="1" table:number-rows-spanned="5" table:style-name="ce232">
            <text:p>Neste ano, para a redução da REPETÊNCIA ESCOLAR, avalie o resultado das seguintes ações realizadas nesta escola:</text:p>
          </table:table-cell>
          <table:table-cell office:value-type="string" table:number-columns-spanned="1" table:number-rows-spanned="5" table:style-name="ce232">
            <text:p>Oferta de atendimento educacional especializado para estudantes com deficiência, transtornos do espectro autista ou com altas habilidades/superdotaçã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ada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232">
            <text:p>TX_RESP_Q175</text:p>
          </table:table-cell>
          <table:table-cell office:value-type="string" table:number-columns-spanned="1" table:number-rows-spanned="5" table:style-name="ce232">
            <text:p>CHAR</text:p>
          </table:table-cell>
          <table:table-cell office:value-type="float" office:value="1" table:number-columns-spanned="1" table:number-rows-spanned="5" table:style-name="ce232">
            <text:p>1</text:p>
          </table:table-cell>
          <table:table-cell office:value-type="string" table:number-columns-spanned="1" table:number-rows-spanned="5" table:style-name="ce232">
            <text:p>Neste ano, para a redução da REPETÊNCIA ESCOLAR, avalie o resultado das seguintes ações realizadas nesta escola:</text:p>
          </table:table-cell>
          <table:table-cell office:value-type="string" table:number-columns-spanned="1" table:number-rows-spanned="5" table:style-name="ce232">
            <text:p>Os(As) estudantes são estimulados(as) a apoiar uns(umas) aos(às) outros(as)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ada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232">
            <text:p>TX_RESP_Q176</text:p>
          </table:table-cell>
          <table:table-cell office:value-type="string" table:number-columns-spanned="1" table:number-rows-spanned="5" table:style-name="ce232">
            <text:p>CHAR</text:p>
          </table:table-cell>
          <table:table-cell office:value-type="float" office:value="1" table:number-columns-spanned="1" table:number-rows-spanned="5" table:style-name="ce232">
            <text:p>1</text:p>
          </table:table-cell>
          <table:table-cell office:value-type="string" table:number-columns-spanned="1" table:number-rows-spanned="5" table:style-name="ce232">
            <text:p>Neste ano, para a redução da REPETÊNCIA ESCOLAR, avalie o resultado das seguintes ações realizadas nesta escola:</text:p>
          </table:table-cell>
          <table:table-cell office:value-type="string" table:number-columns-spanned="1" table:number-rows-spanned="5" table:style-name="ce232">
            <text:p>Revisão dos procedimentos de avaliaçã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ada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5" table:style-name="ce232">
            <text:p>TX_RESP_Q177</text:p>
          </table:table-cell>
          <table:table-cell office:value-type="string" table:number-columns-spanned="1" table:number-rows-spanned="5" table:style-name="ce232">
            <text:p>CHAR</text:p>
          </table:table-cell>
          <table:table-cell office:value-type="float" office:value="1" table:number-columns-spanned="1" table:number-rows-spanned="5" table:style-name="ce232">
            <text:p>1</text:p>
          </table:table-cell>
          <table:table-cell office:value-type="string" table:number-columns-spanned="1" table:number-rows-spanned="5" table:style-name="ce232">
            <text:p>Neste ano, para a redução da REPETÊNCIA ESCOLAR, avalie o resultado das seguintes ações realizadas nesta escola:</text:p>
          </table:table-cell>
          <table:table-cell office:value-type="string" table:number-columns-spanned="1" table:number-rows-spanned="5" table:style-name="ce232">
            <text:p>Revisão das práticas pedagógica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Não foi realizada esta aç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ada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C</text:p>
          </table:table-cell>
          <table:table-cell office:value-type="string" table:style-name="ce7">
            <text:p>Pouco 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D</text:p>
          </table:table-cell>
          <table:table-cell office:value-type="string" table:style-name="ce7">
            <text:p>Efetiv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E</text:p>
          </table:table-cell>
          <table:table-cell office:value-type="string" table:style-name="ce7">
            <text:p>Muito efetiva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78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Violência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79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B</text:p>
          </table:table-cell>
          <table:table-cell office:value-type="string" table:style-name="ce7">
            <text:p>Bullying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0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C</text:p>
          </table:table-cell>
          <table:table-cell office:value-type="string" table:style-name="ce7">
            <text:p>Machism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1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D</text:p>
          </table:table-cell>
          <table:table-cell office:value-type="string" table:style-name="ce7">
            <text:p>Homofobia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2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E</text:p>
          </table:table-cell>
          <table:table-cell office:value-type="string" table:style-name="ce7">
            <text:p>Sexualidade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3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F</text:p>
          </table:table-cell>
          <table:table-cell office:value-type="string" table:style-name="ce7">
            <text:p>Uso de droga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4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G</text:p>
          </table:table-cell>
          <table:table-cell office:value-type="string" table:style-name="ce7">
            <text:p>Direitos dos idoso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5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H</text:p>
          </table:table-cell>
          <table:table-cell office:value-type="string" table:style-name="ce7">
            <text:p>Educação ambiental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6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I</text:p>
          </table:table-cell>
          <table:table-cell office:value-type="string" table:style-name="ce7">
            <text:p>Ciência e tecnologia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7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J</text:p>
          </table:table-cell>
          <table:table-cell office:value-type="string" table:style-name="ce7">
            <text:p>Diversidade religiosa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8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K</text:p>
          </table:table-cell>
          <table:table-cell office:value-type="string" table:style-name="ce7">
            <text:p>Desigualdades sociais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89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L</text:p>
          </table:table-cell>
          <table:table-cell office:value-type="string" table:style-name="ce7">
            <text:p>Nutrição e alimentaçã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90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M</text:p>
          </table:table-cell>
          <table:table-cell office:value-type="string" table:style-name="ce7">
            <text:p>Educação para o trânsit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91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N</text:p>
          </table:table-cell>
          <table:table-cell office:value-type="string" table:style-name="ce7">
            <text:p>Relações étnico-raciais/racismo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92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O</text:p>
          </table:table-cell>
          <table:table-cell office:value-type="string" table:style-name="ce7">
            <text:p>Direitos das pessoas com deficiência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93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P</text:p>
          </table:table-cell>
          <table:table-cell office:value-type="string" table:style-name="ce7">
            <text:p>Direitos da criança e do adolescente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94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Q</text:p>
          </table:table-cell>
          <table:table-cell office:value-type="string" table:style-name="ce7">
            <text:p>Mundo do trabalho (direitos, relações etc.).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TX_RESP_Q195</text:p>
          </table:table-cell>
          <table:table-cell office:value-type="string" table:style-name="ce61">
            <text:p>CHAR</text:p>
          </table:table-cell>
          <table:table-cell office:value-type="float" office:value="1" table:style-name="ce61">
            <text:p>1</text:p>
          </table:table-cell>
          <table:table-cell office:value-type="string" table:style-name="ce61">
            <text:p>Marque todas as que se aplicarem:</text:p>
          </table:table-cell>
          <table:table-cell office:value-type="string" table:style-name="ce7">
            <text:p>Nesta escola, há projetos com as seguintes temáticas:</text:p>
          </table:table-cell>
          <table:table-cell office:value-type="string" table:style-name="ce61">
            <text:p>R</text:p>
          </table:table-cell>
          <table:table-cell office:value-type="string" table:style-name="ce7">
            <text:p>Educação financeira e consumo sustentável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9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as ações pedagógicas ocorrem na sua escola:</text:p>
          </table:table-cell>
          <table:table-cell office:value-type="string" table:number-columns-spanned="1" table:number-rows-spanned="2" table:style-name="ce232">
            <text:p>Preparação dos(as) estudantes para os testes de avaliação extern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9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as ações pedagógicas ocorrem na sua escola:</text:p>
          </table:table-cell>
          <table:table-cell office:value-type="string" table:number-columns-spanned="1" table:number-rows-spanned="2" table:style-name="ce232">
            <text:p>Inscrição dos(as) estudantes em olímpiadas de conheciment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98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as ações pedagógicas ocorrem na sua escola:</text:p>
          </table:table-cell>
          <table:table-cell office:value-type="string" table:number-columns-spanned="1" table:number-rows-spanned="2" table:style-name="ce232">
            <text:p>Feira de ciência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199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as ações pedagógicas ocorrem na sua escola:</text:p>
          </table:table-cell>
          <table:table-cell office:value-type="string" table:number-columns-spanned="1" table:number-rows-spanned="2" table:style-name="ce232">
            <text:p>Feira de artes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0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as ações pedagógicas ocorrem na sua escola:</text:p>
          </table:table-cell>
          <table:table-cell office:value-type="string" table:number-columns-spanned="1" table:number-rows-spanned="2" table:style-name="ce232">
            <text:p>Campeonatos esportivo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1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Conteúdo e compreensão dos conceitos da(s) área(s) de ensin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2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Avaliação da aprendizagem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3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Avaliação em larga escal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4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Metodologias de ensin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5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Conhecimento do currículo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6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Gestão da sala de aula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7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Novas tecnologias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8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Gestão e administração escolar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32">
            <text:p>TX_RESP_Q209</text:p>
          </table:table-cell>
          <table:table-cell office:value-type="string" table:number-columns-spanned="1" table:number-rows-spanned="2" table:style-name="ce232">
            <text:p>CHAR</text:p>
          </table:table-cell>
          <table:table-cell office:value-type="float" office:value="1" table:number-columns-spanned="1" table:number-rows-spanned="2" table:style-name="ce232">
            <text:p>1</text:p>
          </table:table-cell>
          <table:table-cell office:value-type="string" table:number-columns-spanned="1" table:number-rows-spanned="2" table:style-name="ce232">
            <text:p>Indique se neste ano a equipe escolar recebeu atividades de formação nas seguintes áreas:<text:s/></text:p>
          </table:table-cell>
          <table:table-cell office:value-type="string" table:number-columns-spanned="1" table:number-rows-spanned="2" table:style-name="ce232">
            <text:p>Educação especial.</text:p>
          </table:table-cell>
          <table:table-cell office:value-type="string" table:style-name="ce61">
            <text:p>A</text:p>
          </table:table-cell>
          <table:table-cell office:value-type="string" table:style-name="ce7">
            <text:p>Sim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61">
            <text:p>B</text:p>
          </table:table-cell>
          <table:table-cell office:value-type="string" table:style-name="ce7">
            <text:p>Não</text:p>
          </table:table-cell>
          <table:table-cell table:number-columns-repeated="16377"/>
        </table:table-row>
        <table:table-row table:style-name="ro20">
          <table:table-cell office:value-type="string" table:number-columns-spanned="7" table:number-rows-spanned="1" table:style-name="ce233">
            <text:p>5 - AVALIAÇÃO DO INSTRUMENTO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style-name="ce61">
            <text:p>TX_RESP_Q210</text:p>
          </table:table-cell>
          <table:table-cell office:value-type="string" table:style-name="ce61">
            <text:p>CHAR</text:p>
          </table:table-cell>
          <table:table-cell office:value-type="float" office:value="1024" table:style-name="ce61">
            <text:p>1024</text:p>
          </table:table-cell>
          <table:table-cell table:style-name="ce61"/>
          <table:table-cell office:value-type="string" table:style-name="ce7">
            <text:p>Sugestões de melhoria para o instrumento (inclusão de temas, estrutura do questionário etc.)</text:p>
          </table:table-cell>
          <table:table-cell table:style-name="ce61"/>
          <table:table-cell office:value-type="string" table:style-name="ce7">
            <text:p>RESPOSTA ABERTA</text:p>
          </table:table-cell>
          <table:table-cell table:number-columns-repeated="16377"/>
        </table:table-row>
        <table:table-row table:style-name="ro4">
          <table:table-cell office:value-type="string" table:style-name="ce49">
            <text:p>1 - Os códigos dos municípios e das escolas são códigos fictícios.</text:p>
          </table:table-cell>
          <table:table-cell table:style-name="ce58"/>
          <table:table-cell table:style-name="ce57"/>
          <table:table-cell table:style-name="ce49"/>
          <table:table-cell table:number-columns-repeated="2" table:style-name="ce57"/>
          <table:table-cell table:number-columns-repeated="16378" table:style-name="ce36"/>
        </table:table-row>
        <table:table-row table:style-name="ro4">
          <table:table-cell table:style-name="ce36"/>
          <table:table-cell table:number-columns-repeated="2" table:style-name="ce40"/>
          <table:table-cell table:style-name="ce36"/>
          <table:table-cell table:style-name="ce40"/>
          <table:table-cell table:number-columns-repeated="16379" table:style-name="ce36"/>
        </table:table-row>
        <table:table-row table:number-rows-repeated="1048050" table:style-name="ro4">
          <table:table-cell table:number-columns-repeated="16384"/>
        </table:table-row>
      </table:table>
      <table:table table:name="TS_SECRETARIO_MUNICIPAL" table:style-name="ta7">
        <table:table-column table:style-name="co46" table:default-cell-style-name="ce101"/>
        <table:table-column table:style-name="co47" table:default-cell-style-name="ce80"/>
        <table:table-column table:style-name="co48" table:default-cell-style-name="ce80"/>
        <table:table-column table:style-name="co49" table:default-cell-style-name="ce80"/>
        <table:table-column table:style-name="co50" table:default-cell-style-name="ce80"/>
        <table:table-column table:style-name="co51" table:default-cell-style-name="ce80"/>
        <table:table-column table:style-name="co52" table:default-cell-style-name="ce80"/>
        <table:table-column table:style-name="co53" table:default-cell-style-name="ce80"/>
        <table:table-column table:style-name="co50" table:default-cell-style-name="ce80"/>
        <table:table-column table:style-name="co3" table:number-columns-repeated="16375" table:default-cell-style-name="ce80"/>
        <table:table-row table:style-name="ro27">
          <table:table-cell office:value-type="string" table:number-columns-spanned="9" table:number-rows-spanned="1" table:style-name="ce200">
            <text:p>SAEB 2021 - SECRETÁRIO MUNICIPAL DE EDUCAÇÃO</text:p>
          </table:table-cell>
          <table:covered-table-cell table:number-columns-repeated="8"/>
          <table:table-cell table:number-columns-repeated="16375" table:style-name="ce64"/>
        </table:table-row>
        <table:table-row table:style-name="ro20">
          <table:table-cell table:style-name="ce98"/>
          <table:table-cell table:style-name="ce66"/>
          <table:table-cell table:style-name="ce64"/>
          <table:table-cell table:style-name="ce66"/>
          <table:table-cell table:number-columns-repeated="2"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table-cell office:value-type="string" table:style-name="ce67">
            <text:p>VARIÁVEL</text:p>
          </table:table-cell>
          <table:table-cell office:value-type="string" table:style-name="ce67">
            <text:p>TIPO</text:p>
          </table:table-cell>
          <table:table-cell office:value-type="string" table:style-name="ce67">
            <text:p>DESCRIÇÃO</text:p>
          </table:table-cell>
          <table:table-cell office:value-type="string" table:style-name="ce68">
            <text:p>CÓDIGO DE PREENCHIMENTO</text:p>
          </table:table-cell>
          <table:table-cell office:value-type="string" table:style-name="ce67">
            <text:p>OBSERVAÇÕES</text:p>
          </table:table-cell>
          <table:table-cell table:style-name="ce66"/>
          <table:table-cell table:style-name="ce65"/>
          <table:table-cell table:number-columns-repeated="16377" table:style-name="ce66"/>
        </table:table-row>
        <table:table-row table:style-name="ro20">
          <table:table-cell office:value-type="string" table:style-name="ce102">
            <text:p>ID_SAEB</text:p>
          </table:table-cell>
          <table:table-cell office:value-type="string" table:style-name="ce70">
            <text:p>NUM</text:p>
          </table:table-cell>
          <table:table-cell office:value-type="string" table:style-name="ce69">
            <text:p>Ano de aplicação do Saeb</text:p>
          </table:table-cell>
          <table:table-cell office:value-type="float" office:value="2021" table:style-name="ce71">
            <text:p>2021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table-cell office:value-type="string" table:number-columns-spanned="1" table:number-rows-spanned="27" table:style-name="ce234">
            <text:p>CO_UF</text:p>
          </table:table-cell>
          <table:table-cell office:value-type="string" table:number-columns-spanned="1" table:number-rows-spanned="27" table:style-name="ce227">
            <text:p>NUM</text:p>
          </table:table-cell>
          <table:table-cell office:value-type="string" table:number-columns-spanned="1" table:number-rows-spanned="27" table:style-name="ce236">
            <text:p>Código da Unidade da Federação</text:p>
          </table:table-cell>
          <table:table-cell office:value-type="string" table:style-name="ce73">
            <text:p>11-RO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12-AC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13-AM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14-RR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15-PA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16-AP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17-TO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1-MA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2-PI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3-CE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4-RN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5-PB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6-PE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7-AL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8-SE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29-BA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31-MG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32-ES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33-RJ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35-SP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41-PR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42-SC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43-RS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50-MS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51-MT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52-GO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3">
            <text:p>53-DF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table-cell office:value-type="string" table:style-name="ce100">
            <text:p>CO_MUNICIPIO</text:p>
          </table:table-cell>
          <table:table-cell office:value-type="string" table:style-name="ce70">
            <text:p>NUM</text:p>
          </table:table-cell>
          <table:table-cell office:value-type="string" table:style-name="ce69">
            <text:p>Código do Município</text:p>
          </table:table-cell>
          <table:table-cell table:style-name="ce76"/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table-cell office:value-type="string" table:number-columns-spanned="1" table:number-rows-spanned="2" table:style-name="ce234">
            <text:p>IN_CAPITAL</text:p>
          </table:table-cell>
          <table:table-cell office:value-type="string" table:number-columns-spanned="1" table:number-rows-spanned="2" table:style-name="ce227">
            <text:p>NUM</text:p>
          </table:table-cell>
          <table:table-cell office:value-type="string" table:number-columns-spanned="1" table:number-rows-spanned="2" table:style-name="ce236">
            <text:p>Indicador se o municipio é uma capital ou não</text:p>
          </table:table-cell>
          <table:table-cell office:value-type="string" table:style-name="ce77">
            <text:p>1 - Capital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covered-table-cell/>
          <table:covered-table-cell/>
          <table:covered-table-cell/>
          <table:table-cell office:value-type="string" table:style-name="ce77">
            <text:p>0 - Interior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table-cell office:value-type="string" table:number-columns-spanned="1" table:number-rows-spanned="2" table:style-name="ce234">
            <text:p>IN_PREENCHIMENTO</text:p>
          </table:table-cell>
          <table:table-cell office:value-type="string" table:number-columns-spanned="1" table:number-rows-spanned="2" table:style-name="ce227">
            <text:p>NUM</text:p>
          </table:table-cell>
          <table:table-cell office:value-type="string" table:number-columns-spanned="1" table:number-rows-spanned="2" table:style-name="ce235">
            <text:p>Indicador de preenchimento válido do questionário</text:p>
          </table:table-cell>
          <table:table-cell office:value-type="string" table:style-name="ce78">
            <text:p>0 - Não preenchido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5">
          <table:covered-table-cell/>
          <table:covered-table-cell/>
          <table:covered-table-cell/>
          <table:table-cell office:value-type="string" table:style-name="ce78">
            <text:p>1 - Preenchido parcial ou totalmente</text:p>
          </table:table-cell>
          <table:table-cell table:style-name="ce69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table-cell office:value-type="string" table:number-columns-spanned="1" table:number-rows-spanned="3" table:style-name="ce234">
            <text:p>CO_TRATAMENTO</text:p>
          </table:table-cell>
          <table:table-cell office:value-type="string" table:number-columns-spanned="1" table:number-rows-spanned="3" table:style-name="ce227">
            <text:p>NUM</text:p>
          </table:table-cell>
          <table:table-cell office:value-type="string" table:number-columns-spanned="1" table:number-rows-spanned="3" table:style-name="ce235">
            <text:p>Indicador se o municipio é uma capital ou não</text:p>
          </table:table-cell>
          <table:table-cell office:value-type="string" table:style-name="ce78">
            <text:p>0 - Sem tratamento</text:p>
          </table:table-cell>
          <table:table-cell table:style-name="ce72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8">
          <table:covered-table-cell/>
          <table:covered-table-cell/>
          <table:covered-table-cell/>
          <table:table-cell office:value-type="string" table:style-name="ce78">
            <text:p>1 - Tratamento de duplicidade de resposta</text:p>
          </table:table-cell>
          <table:table-cell office:value-type="string" table:style-name="ce72">
            <text:p>Para o tratamento de duplicidades foram consideradas válidas as respostas mais recentes registradas pelo sistema de coleta.</text:p>
          </table:table-cell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9">
          <table:covered-table-cell/>
          <table:covered-table-cell/>
          <table:covered-table-cell/>
          <table:table-cell office:value-type="string" table:style-name="ce78">
            <text:p>2 - Imputação do <text:s/>CO_MUNICIPIO.</text:p>
          </table:table-cell>
          <table:table-cell office:value-type="string" table:style-name="ce69">
            <text:p>Para os casos em que o código do Município não foi salvo pelo sistema, foi realizada consulta à base de aplicação que possui os dados dos CO_MUNICIPIO e NU_CPF dos representantes, para reidentificação do Município.</text:p>
          </table:table-cell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0">
          <table:table-cell office:value-type="string" table:style-name="ce99">
            <text:p>DT_PREENCHIMENTO</text:p>
          </table:table-cell>
          <table:table-cell office:value-type="string" table:style-name="ce75">
            <text:p>DATA</text:p>
          </table:table-cell>
          <table:table-cell office:value-type="string" table:style-name="ce74">
            <text:p>Data de preenchimento do questionário</text:p>
          </table:table-cell>
          <table:table-cell table:style-name="ce78"/>
          <table:table-cell table:style-name="ce69"/>
          <table:table-cell table:style-name="ce64"/>
          <table:table-cell table:style-name="ce65"/>
          <table:table-cell table:style-name="ce66"/>
          <table:table-cell table:number-columns-repeated="16376" table:style-name="ce64"/>
        </table:table-row>
        <table:table-row table:style-name="ro25">
          <table:table-cell office:value-type="string" table:style-name="ce67">
            <text:p>VARIÁVEL</text:p>
          </table:table-cell>
          <table:table-cell office:value-type="string" table:style-name="ce67">
            <text:p>TIPO</text:p>
          </table:table-cell>
          <table:table-cell office:value-type="string" table:style-name="ce67">
            <text:p>TIPO DE RESPONDENTE</text:p>
          </table:table-cell>
          <table:table-cell office:value-type="string" table:style-name="ce67">
            <text:p>ORDEM NO QUESTIONÁRIO</text:p>
          </table:table-cell>
          <table:table-cell office:value-type="string" table:style-name="ce67">
            <text:p>GRUPO</text:p>
          </table:table-cell>
          <table:table-cell office:value-type="string" table:style-name="ce67">
            <text:p>DESCRICAO DO TEXTO DA PERGUNTA</text:p>
          </table:table-cell>
          <table:table-cell office:value-type="string" table:style-name="ce79">
            <text:p>REGRA</text:p>
          </table:table-cell>
          <table:table-cell office:value-type="string" table:style-name="ce67">
            <text:p>CODIGO DA OPCAO DE RESPOSTA</text:p>
          </table:table-cell>
          <table:table-cell office:value-type="string" table:style-name="ce67">
            <text:p>RESPOSTA</text:p>
          </table:table-cell>
          <table:table-cell table:number-columns-repeated="16375" table:style-name="ce64"/>
        </table:table-row>
        <table:table-row table:style-name="ro25">
          <table:table-cell table:style-name="ce100"/>
          <table:table-cell office:value-type="string" table:style-name="ce70">
            <text:p>CHAR</text:p>
          </table:table-cell>
          <table:table-cell office:value-type="string" table:style-name="ce72">
            <text:p><text:s/>Secretário Municipal<text:s/></text:p>
          </table:table-cell>
          <table:table-cell office:value-type="string" table:style-name="ce70">
            <text:p>Q001 a Q019</text:p>
          </table:table-cell>
          <table:table-cell office:value-type="string" table:style-name="ce72">
            <text:p>INFORMAÇÕES PESSOAIS E EXPERIÊNCIA PROFISSIONAL</text:p>
          </table:table-cell>
          <table:table-cell office:value-type="string" table:number-columns-spanned="4" table:number-rows-spanned="1" table:style-name="ce227">
            <text:p>PARA FINS DE CUMPRIMENTO DA LEI GERAL DE PROTEÇÃO DE DADOS PESSOAIS ESTE BLOCO QUE PERGUNTAS DO QUESTIONÁRIO APLICADO NÃO FOI INCLUÍDO NOS MICRODADOS.</text:p>
          </table:table-cell>
          <table:covered-table-cell table:number-columns-repeated="3"/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0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0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Sistema Municipal de Ensino?</text:p>
          </table:table-cell>
          <table:table-cell office:value-type="string" table:number-columns-spanned="1" table:number-rows-spanned="2" table:style-name="ce236">
            <text:p>O município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02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1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Plano Municipal de Educação?</text:p>
          </table:table-cell>
          <table:table-cell office:value-type="string" table:number-columns-spanned="1" table:number-rows-spanned="2" table:style-name="ce236">
            <text:p>O município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03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2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Fórum Permanente de Educação?</text:p>
          </table:table-cell>
          <table:table-cell office:value-type="string" table:number-columns-spanned="1" table:number-rows-spanned="2" table:style-name="ce236">
            <text:p>O município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04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3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Conselho Municipal de Educação?</text:p>
          </table:table-cell>
          <table:table-cell office:value-type="string" table:number-columns-spanned="1" table:number-rows-spanned="2" table:style-name="ce236">
            <text:p>O município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05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4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Autonomia em relação ao Conselho Estadual de Educação?</text:p>
          </table:table-cell>
          <table:table-cell office:value-type="string" table:number-columns-spanned="1" table:number-rows-spanned="2" table:style-name="ce236">
            <text:p>O município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30">
          <table:table-cell office:value-type="string" table:style-name="ce100">
            <text:p>MG2Q06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25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Quantos servidores/funcionários estão lotados na sede da Secretaria de Educação?</text:p>
          </table:table-cell>
          <table:table-cell office:value-type="string" table:style-name="ce69">
            <text:p>Para responder essa questão, considere APENAS os servidores que estão lotados na sede da secretaria, desconsiderando aqueles que trabalham em escolas ou outros locais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ervidores.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07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6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A Secretaria de Educação é gestora dos recursos da educação?</text:p>
          </table:table-cell>
          <table:table-cell table:number-columns-spanned="1" table:number-rows-spanned="2" table:style-name="ce236"/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08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7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Os serviços de saúde</text:p>
          </table:table-cell>
          <table:table-cell office:value-type="string" table:number-columns-spanned="1" table:number-rows-spanned="2" table:style-name="ce236">
            <text:p>A Secretaria de Educação desenvolve trabalhos em conjunto com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09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8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Os serviços de assistência social</text:p>
          </table:table-cell>
          <table:table-cell office:value-type="string" table:number-columns-spanned="1" table:number-rows-spanned="2" table:style-name="ce236">
            <text:p>A Secretaria de Educação desenvolve trabalhos em conjunto com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0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29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A segurança pública</text:p>
          </table:table-cell>
          <table:table-cell office:value-type="string" table:number-columns-spanned="1" table:number-rows-spanned="2" table:style-name="ce236">
            <text:p>A Secretaria de Educação desenvolve trabalhos em conjunto com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0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O conselho tutelar</text:p>
          </table:table-cell>
          <table:table-cell office:value-type="string" table:number-columns-spanned="1" table:number-rows-spanned="2" table:style-name="ce236">
            <text:p>A Secretaria de Educação desenvolve trabalhos em conjunto com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2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1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Instituições de apoio ao público alvo da educação especial</text:p>
          </table:table-cell>
          <table:table-cell office:value-type="string" table:number-columns-spanned="1" table:number-rows-spanned="2" table:style-name="ce236">
            <text:p>A Secretaria de Educação desenvolve trabalhos em conjunto com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3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2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Outros</text:p>
          </table:table-cell>
          <table:table-cell office:value-type="string" table:number-columns-spanned="1" table:number-rows-spanned="2" table:style-name="ce236">
            <text:p>A Secretaria de Educação desenvolve trabalhos em conjunto com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2Q14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33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Indique com que outro órgão você está desenvolvendo trabalho conjunto</text:p>
          </table:table-cell>
          <table:table-cell office:value-type="string" table:style-name="ce69">
            <text:p>Regra de dependência: se Q032="Sim", abre Q033</text:p>
          </table:table-cell>
          <table:table-cell table:style-name="ce70"/>
          <table:table-cell office:value-type="string" table:style-name="ce72">
            <text:p>RESPOSTA ABERTA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5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4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Livre indicação pelo executivo municipal</text:p>
          </table:table-cell>
          <table:table-cell office:value-type="string" table:number-columns-spanned="1" table:number-rows-spanned="2" table:style-name="ce236">
            <text:p>Quais critérios são utilizados para a escolha dos diretores sas escolas?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6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5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Titulação acadêmica</text:p>
          </table:table-cell>
          <table:table-cell office:value-type="string" table:number-columns-spanned="1" table:number-rows-spanned="2" table:style-name="ce236">
            <text:p>Quais critérios são utilizados para a escolha dos diretores sas escolas?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7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6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Curso de formação para gestores escolares</text:p>
          </table:table-cell>
          <table:table-cell office:value-type="string" table:number-columns-spanned="1" table:number-rows-spanned="2" table:style-name="ce236">
            <text:p>Quais critérios são utilizados para a escolha dos diretores sas escolas?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8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7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Tempo de serviço</text:p>
          </table:table-cell>
          <table:table-cell office:value-type="string" table:number-columns-spanned="1" table:number-rows-spanned="2" table:style-name="ce236">
            <text:p>Quais critérios são utilizados para a escolha dos diretores sas escolas?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19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8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Experiência em gestão</text:p>
          </table:table-cell>
          <table:table-cell office:value-type="string" table:number-columns-spanned="1" table:number-rows-spanned="2" table:style-name="ce236">
            <text:p>Quais critérios são utilizados para a escolha dos diretores sas escolas?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20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39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Consulta pública/eleição com participação da comunidade</text:p>
          </table:table-cell>
          <table:table-cell office:value-type="string" table:number-columns-spanned="1" table:number-rows-spanned="2" table:style-name="ce236">
            <text:p>Quais critérios são utilizados para a escolha dos diretores sas escolas?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2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40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Outros</text:p>
          </table:table-cell>
          <table:table-cell office:value-type="string" table:number-columns-spanned="1" table:number-rows-spanned="2" table:style-name="ce236">
            <text:p>Quais critérios são utilizados para a escolha dos diretores sas escolas?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2Q22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41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Indique quais os outros critérios para a escolha de diretor</text:p>
          </table:table-cell>
          <table:table-cell office:value-type="string" table:style-name="ce69">
            <text:p>Regra de dependência: se Q040=1, abre Q041.</text:p>
          </table:table-cell>
          <table:table-cell table:style-name="ce70"/>
          <table:table-cell office:value-type="string" table:style-name="ce72">
            <text:p>RESPOSTA ABERTA</text:p>
          </table:table-cell>
          <table:table-cell table:number-columns-repeated="16375" table:style-name="ce64"/>
        </table:table-row>
        <table:table-row table:style-name="ro25">
          <table:table-cell office:value-type="string" table:number-columns-spanned="1" table:number-rows-spanned="3" table:style-name="ce234">
            <text:p>MG2Q23</text:p>
          </table:table-cell>
          <table:table-cell office:value-type="string" table:number-columns-spanned="1" table:number-rows-spanned="3" table:style-name="ce227">
            <text:p>CHAR</text:p>
          </table:table-cell>
          <table:table-cell office:value-type="string" table:number-columns-spanned="1" table:number-rows-spanned="3" table:style-name="ce236">
            <text:p><text:s/>Secretário Municipal<text:s/></text:p>
          </table:table-cell>
          <table:table-cell office:value-type="string" table:number-columns-spanned="1" table:number-rows-spanned="3" table:style-name="ce227">
            <text:p>Q042</text:p>
          </table:table-cell>
          <table:table-cell office:value-type="string" table:number-columns-spanned="1" table:number-rows-spanned="3" table:style-name="ce236">
            <text:p>ORGANIZAÇÃO E PLANEJAMENTO</text:p>
          </table:table-cell>
          <table:table-cell office:value-type="string" table:number-columns-spanned="1" table:number-rows-spanned="3" table:style-name="ce236">
            <text:p>Os critérios utilizados para a escolha dos diretores das escolas estão definidos em legislação municipal?</text:p>
          </table:table-cell>
          <table:table-cell table:number-columns-spanned="1" table:number-rows-spanned="3" table:style-name="ce236"/>
          <table:table-cell office:value-type="string" table:style-name="ce70">
            <text:p>A</text:p>
          </table:table-cell>
          <table:table-cell office:value-type="string" table:style-name="ce72">
            <text:p>Sim, a legislação contempla todos os critérios utilizados.</text:p>
          </table:table-cell>
          <table:table-cell table:number-columns-repeated="16375" table:style-name="ce64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Sim, a legislação contempla uma parte dos critérios utilizados.</text:p>
          </table:table-cell>
          <table:table-cell table:number-columns-repeated="16375" table:style-name="ce64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C</text:p>
          </table:table-cell>
          <table:table-cell office:value-type="string" table:style-name="ce72">
            <text:p>Não, não há legislação municipal para escolha dos diretores.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24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43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Conteúdo e compreensão dos conceitos da(s) área(s) de ensino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25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44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Avaliação da aprendizagem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26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45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Avaliação em larga escala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27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46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Metodologias de ensino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28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47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Base Nacional Comum Curricular - BNCC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29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48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Gestão da sala de aula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30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49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Educação especial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3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50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Novas tecnologias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32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51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Gestão e administração escolar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33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52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Outros:</text:p>
          </table:table-cell>
          <table:table-cell office:value-type="string" table:number-columns-spanned="1" table:number-rows-spanned="2" table:style-name="ce236">
            <text:p>Neste ano, quais temas foram abordados em cursos de formação continuada para professores da rede (atualização, treninamento, capacitação etc.)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2Q34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53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Descreva outros cursos de formação continuada</text:p>
          </table:table-cell>
          <table:table-cell office:value-type="string" table:style-name="ce69">
            <text:p>Regra de dependência: se Q052=1, abre Q053</text:p>
          </table:table-cell>
          <table:table-cell table:style-name="ce70"/>
          <table:table-cell office:value-type="string" table:style-name="ce72">
            <text:p>RESPOSTA ABERTA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A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54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Construção de escolas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B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55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B</text:p>
          </table:table-cell>
          <table:table-cell office:value-type="string" table:style-name="ce72">
            <text:p>Reforma de escolas (melhoria e/ou adequação do espaço físico etc.)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C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56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C</text:p>
          </table:table-cell>
          <table:table-cell office:value-type="string" table:style-name="ce72">
            <text:p>Aquisição de mobiliário para as escolas (carteiras, armários etc.).</text:p>
          </table:table-cell>
          <table:table-cell table:number-columns-repeated="16375" table:style-name="ce64"/>
        </table:table-row>
        <table:table-row table:style-name="ro28">
          <table:table-cell office:value-type="string" table:style-name="ce100">
            <text:p>MG2Q35_D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57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D</text:p>
          </table:table-cell>
          <table:table-cell office:value-type="string" table:style-name="ce72">
            <text:p>Aquisição de material de higiene, limpeza e equipamento de proteção individual (álcool, sabonete, máscara etc)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E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58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E</text:p>
          </table:table-cell>
          <table:table-cell office:value-type="string" table:style-name="ce72">
            <text:p>Aquisição de material pedagógico (livros, software, material audiovisual etc.)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F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59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F</text:p>
          </table:table-cell>
          <table:table-cell office:value-type="string" table:style-name="ce72">
            <text:p>Aquisição de equipamentos para alunos e ou professores (computador, tablet, celular, chip para internet etc.)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G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60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G</text:p>
          </table:table-cell>
          <table:table-cell office:value-type="string" table:style-name="ce72">
            <text:p>Produção de material didático audiovisual ou impresso para aulas remotas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H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61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H</text:p>
          </table:table-cell>
          <table:table-cell office:value-type="string" table:style-name="ce72">
            <text:p>Contratação de profissionais para a educação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I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62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I</text:p>
          </table:table-cell>
          <table:table-cell office:value-type="string" table:style-name="ce72">
            <text:p>Distribuição da alimentação para os estudantes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2Q35_J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63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Neste ano, dentre as despesas listadas abaixo, indique três consideradas prioritárias pelo município:</text:p>
          </table:table-cell>
          <table:table-cell office:value-type="string" table:style-name="ce69">
            <text:p>Marque até três despesas.</text:p>
          </table:table-cell>
          <table:table-cell office:value-type="string" table:style-name="ce70">
            <text:p>J</text:p>
          </table:table-cell>
          <table:table-cell office:value-type="string" table:style-name="ce72">
            <text:p>Outra prioridade.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2Q36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64</text:p>
          </table:table-cell>
          <table:table-cell office:value-type="string" table:style-name="ce69">
            <text:p>ORGANIZAÇÃO E PLANEJAMENTO</text:p>
          </table:table-cell>
          <table:table-cell office:value-type="string" table:style-name="ce69">
            <text:p>Descreva outra prioridade do município</text:p>
          </table:table-cell>
          <table:table-cell office:value-type="string" table:style-name="ce69">
            <text:p>Regra de dependência: se Q063=1, abre Q064</text:p>
          </table:table-cell>
          <table:table-cell table:style-name="ce70"/>
          <table:table-cell office:value-type="string" table:style-name="ce72">
            <text:p>RESPOSTA ABERTA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37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65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Garantia da liberdade religiosa.</text:p>
          </table:table-cell>
          <table:table-cell office:value-type="string" table:number-columns-spanned="1" table:number-rows-spanned="2" table:style-name="ce236">
            <text:p>Neste ano, dentre as ações listadas a seguir, indique quais foram desenvolvidas, ou não, pela secretaria junto às escolas: Marque "Sim" ou "Não" em cada linh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38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66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Inclusão das pessoas com deficiência.</text:p>
          </table:table-cell>
          <table:table-cell office:value-type="string" table:number-columns-spanned="1" table:number-rows-spanned="2" table:style-name="ce236">
            <text:p>Neste ano, dentre as ações listadas a seguir, indique quais foram desenvolvidas, ou não, pela secretaria junto às escolas: Marque "Sim" ou "Não" em cada linh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39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67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Combate ao abuso e à violência sexual.</text:p>
          </table:table-cell>
          <table:table-cell office:value-type="string" table:number-columns-spanned="1" table:number-rows-spanned="2" table:style-name="ce236">
            <text:p>Neste ano, dentre as ações listadas a seguir, indique quais foram desenvolvidas, ou não, pela secretaria junto às escolas: Marque "Sim" ou "Não" em cada linh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40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68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Promoção da cultura da paz e da não violência.</text:p>
          </table:table-cell>
          <table:table-cell office:value-type="string" table:number-columns-spanned="1" table:number-rows-spanned="2" table:style-name="ce236">
            <text:p>Neste ano, dentre as ações listadas a seguir, indique quais foram desenvolvidas, ou não, pela secretaria junto às escolas: Marque "Sim" ou "Não" em cada linh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4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69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Combate aos preconceitos (racismo, homofobia etc.).</text:p>
          </table:table-cell>
          <table:table-cell office:value-type="string" table:number-columns-spanned="1" table:number-rows-spanned="2" table:style-name="ce236">
            <text:p>Neste ano, dentre as ações listadas a seguir, indique quais foram desenvolvidas, ou não, pela secretaria junto às escolas: Marque "Sim" ou "Não" em cada linh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2Q42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0</text:p>
          </table:table-cell>
          <table:table-cell office:value-type="string" table:number-columns-spanned="1" table:number-rows-spanned="2" table:style-name="ce236">
            <text:p>ORGANIZAÇÃO E PLANEJAMENTO</text:p>
          </table:table-cell>
          <table:table-cell office:value-type="string" table:number-columns-spanned="1" table:number-rows-spanned="2" table:style-name="ce236">
            <text:p>Incentivo às discussões sobre as diferenças de gênero.</text:p>
          </table:table-cell>
          <table:table-cell office:value-type="string" table:number-columns-spanned="1" table:number-rows-spanned="2" table:style-name="ce236">
            <text:p>Neste ano, dentre as ações listadas a seguir, indique quais foram desenvolvidas, ou não, pela secretaria junto às escolas: Marque "Sim" ou "Não" em cada linh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0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1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A Secretaria possui instituições de Educação Infantil sob sua responsabilidade direta ou indireta?</text:p>
          </table:table-cell>
          <table:table-cell table:number-columns-spanned="1" table:number-rows-spanned="2" table:style-name="ce236"/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30">
          <table:table-cell office:value-type="string" table:style-name="ce100">
            <text:p>MG3Q02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72</text:p>
          </table:table-cell>
          <table:table-cell office:value-type="string" table:style-name="ce69">
            <text:p>EDUCAÇÃO INFANTIL</text:p>
          </table:table-cell>
          <table:table-cell office:value-type="string" table:style-name="ce69">
            <text:p>Quantos servidores/funcionários lotados na sede da Secretaria de Educação estão dedicados EXCLUSIVAMENTE à Educação infantil?</text:p>
          </table:table-cell>
          <table:table-cell office:value-type="string" table:style-name="ce69">
            <text:p>Preencha com zero caso não haja nenhum.</text:p>
            <text:p/>
            <text:p>Regra de dependência: se Q071="Sim", abre itens Q072 a Q07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Preencha com zero caso não haja nenhum.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03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3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Cálculo da demanda por vagas?</text:p>
          </table:table-cell>
          <table:table-cell office:value-type="string" table:number-columns-spanned="1" table:number-rows-spanned="2" table:style-name="ce236">
            <text:p>Para a EDUCAÇÃO INFANTIL, o Município possui:</text:p>
            <text:p/>
            <text:p>Regra de dependência: se Q071="Sim", abre itens Q072 a Q07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04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4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Supervisão escolar?</text:p>
          </table:table-cell>
          <table:table-cell office:value-type="string" table:number-columns-spanned="1" table:number-rows-spanned="2" table:style-name="ce236">
            <text:p>Para a EDUCAÇÃO INFANTIL, o Município possui:</text:p>
            <text:p/>
            <text:p>Regra de dependência: se Q071="Sim", abre itens Q072 a Q07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05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5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Programa de formação de professores?</text:p>
          </table:table-cell>
          <table:table-cell office:value-type="string" table:number-columns-spanned="1" table:number-rows-spanned="2" table:style-name="ce236">
            <text:p>Para a EDUCAÇÃO INFANTIL, o Município possui:</text:p>
            <text:p/>
            <text:p>Regra de dependência: se Q071="Sim", abre itens Q072 a Q07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06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6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Busca ativa de crianças para a pré-escola?</text:p>
          </table:table-cell>
          <table:table-cell office:value-type="string" table:number-columns-spanned="1" table:number-rows-spanned="2" table:style-name="ce236">
            <text:p>Para a EDUCAÇÃO INFANTIL, o Município possui:</text:p>
            <text:p/>
            <text:p>Regra de dependência: se Q071="Sim", abre itens Q072 a Q07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07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7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Comitê Intersetorial de Políticas Públicas para a Primeira Infância?</text:p>
          </table:table-cell>
          <table:table-cell office:value-type="string" table:number-columns-spanned="1" table:number-rows-spanned="2" table:style-name="ce236">
            <text:p>Para a EDUCAÇÃO INFANTIL, o Município possui:</text:p>
            <text:p/>
            <text:p>Regra de dependência: se Q071="Sim", abre itens Q072 a Q07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08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8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Transporte escolar?</text:p>
          </table:table-cell>
          <table:table-cell office:value-type="string" table:number-columns-spanned="1" table:number-rows-spanned="2" table:style-name="ce236">
            <text:p>Para a EDUCAÇÃO INFANTIL, o Município possui:</text:p>
            <text:p/>
            <text:p>Regra de dependência: se Q071="Sim", abre itens Q072 a Q07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09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79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O município possui currículo municipal para a educação infantil?</text:p>
          </table:table-cell>
          <table:table-cell office:value-type="string" table:number-columns-spanned="1" table:number-rows-spanned="2" table:style-name="ce236">
            <text:p>Para a EDUCAÇÃO INFANTIL, o Município possui:</text:p>
            <text:p/>
            <text:p>Regra de dependência: se Q071="Sim", abre itens Q072 a Q07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0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0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O currículo municipal da educação infantil está atualizado conforme a BNCC - Base Nacional Comum Curricular?</text:p>
          </table:table-cell>
          <table:table-cell office:value-type="string" table:number-columns-spanned="1" table:number-rows-spanned="2" table:style-name="ce236">
            <text:p>Regra de dependência: se Q071="Sim" e Q079="Sim" abre Q080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1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Creche - Crianças de 0 a 3 anos?</text:p>
          </table:table-cell>
          <table:table-cell office:value-type="string" table:number-columns-spanned="1" table:number-rows-spanned="2" table:style-name="ce236">
            <text:p>O município firma convênios e/ou parcerias com instituições para o atendimento de:</text:p>
            <text:p/>
            <text:p>Regra de dependência: se Q071="Sim", abre itens Q081 a Q082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2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2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Pré-escola - Crianças 4 a 5 anos?</text:p>
          </table:table-cell>
          <table:table-cell office:value-type="string" table:number-columns-spanned="1" table:number-rows-spanned="2" table:style-name="ce236">
            <text:p>O município firma convênios e/ou parcerias com instituições para o atendimento de:</text:p>
            <text:p/>
            <text:p>Regra de dependência: se Q071="Sim", abre itens Q081 a Q082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3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3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As instituições conveniadas e/ou que celebram parcerias com o município são selecionadas através de chamada pública?</text:p>
          </table:table-cell>
          <table:table-cell office:value-type="string" table:number-columns-spanned="1" table:number-rows-spanned="2" table:style-name="ce236"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4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4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Existem normas para o funcionamento das conveniadas e/ou que celebram parcerias com o município?</text:p>
          </table:table-cell>
          <table:table-cell office:value-type="string" table:number-columns-spanned="1" table:number-rows-spanned="2" table:style-name="ce236"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5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5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Propriedade das instalações.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  <text:p/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Municípi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Instituições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6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6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Manutenção das instalações.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  <text:p/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Municípi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Instituições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7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7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Pagamento dos professores.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  <text:p/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Municípi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Instituições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8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8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Capacitação dos professores.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  <text:p/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Municípi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Instituições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19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89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Fornecimento de recursos pedagógicos.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  <text:p/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Municípi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Instituições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20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0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Oferta de merenda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  <text:p/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Municípi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Instituições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3Q2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1</text:p>
          </table:table-cell>
          <table:table-cell office:value-type="string" table:number-columns-spanned="1" table:number-rows-spanned="2" table:style-name="ce236">
            <text:p>EDUCAÇÃO INFANTIL</text:p>
          </table:table-cell>
          <table:table-cell office:value-type="string" table:number-columns-spanned="1" table:number-rows-spanned="2" table:style-name="ce236">
            <text:p>Transporte escolar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  <text:p/>
            <text:p>Regra de dependência: se Q071="Sim" e Q081="Sim" ou se Q071="Sim" e Q082="Sim", abre itens Q083 a Q09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Municípi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Instituições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0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2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A Secretaria possui escolas de Ensino Fundamental?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02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3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O Ensino Fundamental é oferecido em ciclos?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03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4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As escolas do município adotam um sistema apostilado?</text:p>
          </table:table-cell>
          <table:table-cell office:value-type="string" table:number-columns-spanned="1" table:number-rows-spanned="2" table:style-name="ce236">
            <text:p>Com relação à maior parte das instituições conveniadas e/ou que celebram parcerias com o município, indique o principal responsável pelas ações abaixo: Marque apenas uma alternativa por linha<text:s/>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30">
          <table:table-cell office:value-type="string" table:style-name="ce100">
            <text:p>MG4Q04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095</text:p>
          </table:table-cell>
          <table:table-cell office:value-type="string" table:style-name="ce69">
            <text:p>ENSINO FUNDAMENTAL</text:p>
          </table:table-cell>
          <table:table-cell office:value-type="string" table:style-name="ce69">
            <text:p>Quantos servidores/funcionários lotados na sede da Secretaria de Educação estão dedicados EXCLUSIVAMENTE ao Ensino Fundamental?</text:p>
          </table:table-cell>
          <table:table-cell office:value-type="string" table:style-name="ce69">
            <text:p>Preencha com zero caso não haja nenhum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Preencha com zero caso não haja nenhum.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05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6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Cálculo da demanda por vagas?</text:p>
          </table:table-cell>
          <table:table-cell office:value-type="string" table:number-columns-spanned="1" table:number-rows-spanned="2" table:style-name="ce236">
            <text:p>Com relação ao Ensino Fundamental, a Secretaria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06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7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Supervisão escolar?</text:p>
          </table:table-cell>
          <table:table-cell office:value-type="string" table:number-columns-spanned="1" table:number-rows-spanned="2" table:style-name="ce236">
            <text:p>Com relação ao Ensino Fundamental, a Secretaria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07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8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Programa de formação de professores?</text:p>
          </table:table-cell>
          <table:table-cell office:value-type="string" table:number-columns-spanned="1" table:number-rows-spanned="2" table:style-name="ce236">
            <text:p>Com relação ao Ensino Fundamental, a Secretaria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08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099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Busca ativa de crianças e jovens?</text:p>
          </table:table-cell>
          <table:table-cell office:value-type="string" table:number-columns-spanned="1" table:number-rows-spanned="2" table:style-name="ce236">
            <text:p>Com relação ao Ensino Fundamental, a Secretaria possui: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09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100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O município possui currículo municipal para o Ensino Fundamental?</text:p>
          </table:table-cell>
          <table:table-cell office:value-type="string" table:number-columns-spanned="1" table:number-rows-spanned="2" table:style-name="ce236">
            <text:p>Com relação ao Ensino Fundamental, a Secretaria possui:</text:p>
            <text:p/>
            <text:p>Regra de dependência: se Q100="Sim", abre Q101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4Q10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101</text:p>
          </table:table-cell>
          <table:table-cell office:value-type="string" table:number-columns-spanned="1" table:number-rows-spanned="2" table:style-name="ce236">
            <text:p>ENSINO FUNDAMENTAL</text:p>
          </table:table-cell>
          <table:table-cell office:value-type="string" table:number-columns-spanned="1" table:number-rows-spanned="2" table:style-name="ce236">
            <text:p>O currículo municipal do ensino fundamental <text:s/>está atualizado conforme a BNCC - Base Nacional Comum Curricular?</text:p>
          </table:table-cell>
          <table:table-cell table:number-columns-spanned="1" table:number-rows-spanned="2" table:style-name="ce236"/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5Q01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102</text:p>
          </table:table-cell>
          <table:table-cell office:value-type="string" table:number-columns-spanned="1" table:number-rows-spanned="2" table:style-name="ce236">
            <text:p>AVALIAÇÃO EDUCACIONAL</text:p>
          </table:table-cell>
          <table:table-cell office:value-type="string" table:number-columns-spanned="1" table:number-rows-spanned="2" table:style-name="ce236">
            <text:p>A Secretaria utiliza os resultados do IDEB?</text:p>
          </table:table-cell>
          <table:table-cell office:value-type="string" table:number-columns-spanned="1" table:number-rows-spanned="2" table:style-name="ce236">
            <text:p>Regra de dependência: se Q102="Sim", abre Q103 a Q10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2_A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03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Dentre as possíveis formas de utilização do IDEB, indique quais são utilizadas no município:</text:p>
          </table:table-cell>
          <table:table-cell office:value-type="string" table:style-name="ce69">
            <text:p>Regra de dependência: se Q102="Sim", abre Q103 a Q109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ubsídios para a formação continuada de professores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2_B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04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Dentre as possíveis formas de utilização do IDEB, indique quais são utilizadas no município:</text:p>
          </table:table-cell>
          <table:table-cell office:value-type="string" table:style-name="ce69">
            <text:p>Regra de dependência: se Q102="Sim", abre Q103 a Q109</text:p>
          </table:table-cell>
          <table:table-cell office:value-type="string" table:style-name="ce70">
            <text:p>B</text:p>
          </table:table-cell>
          <table:table-cell office:value-type="string" table:style-name="ce72">
            <text:p>Subsídios para a avaliação de programas ou projetos da Secretaria de Educação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2_C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05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Dentre as possíveis formas de utilização do IDEB, indique quais são utilizadas no município:</text:p>
          </table:table-cell>
          <table:table-cell office:value-type="string" table:style-name="ce69">
            <text:p>Regra de dependência: se Q102="Sim", abre Q103 a Q109</text:p>
          </table:table-cell>
          <table:table-cell office:value-type="string" table:style-name="ce70">
            <text:p>C</text:p>
          </table:table-cell>
          <table:table-cell office:value-type="string" table:style-name="ce72">
            <text:p>Produção de materiais didáticos e pedagógicos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2_D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06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Dentre as possíveis formas de utilização do IDEB, indique quais são utilizadas no município:</text:p>
          </table:table-cell>
          <table:table-cell office:value-type="string" table:style-name="ce69">
            <text:p>Regra de dependência: se Q102="Sim", abre Q103 a Q109</text:p>
          </table:table-cell>
          <table:table-cell office:value-type="string" table:style-name="ce70">
            <text:p>D</text:p>
          </table:table-cell>
          <table:table-cell office:value-type="string" table:style-name="ce72">
            <text:p>Recompensa para escolas com melhores resultados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2_E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07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Dentre as possíveis formas de utilização do IDEB, indique quais são utilizadas no município:</text:p>
          </table:table-cell>
          <table:table-cell office:value-type="string" table:style-name="ce69">
            <text:p>Regra de dependência: se Q102="Sim", abre Q103 a Q109</text:p>
          </table:table-cell>
          <table:table-cell office:value-type="string" table:style-name="ce70">
            <text:p>E</text:p>
          </table:table-cell>
          <table:table-cell office:value-type="string" table:style-name="ce72">
            <text:p>Auxílio para unidades escolares com resultados inferiores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2_F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08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Dentre as possíveis formas de utilização do IDEB, indique quais são utilizadas no município:</text:p>
          </table:table-cell>
          <table:table-cell office:value-type="string" table:style-name="ce69">
            <text:p>Regra de dependência: se Q102="Sim", abre Q103 a Q109</text:p>
          </table:table-cell>
          <table:table-cell office:value-type="string" table:style-name="ce70">
            <text:p>F</text:p>
          </table:table-cell>
          <table:table-cell office:value-type="string" table:style-name="ce72">
            <text:p>Subsídios para pagamento de bonificação para professores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2_G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09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Dentre as possíveis formas de utilização do IDEB, indique quais são utilizadas no município:</text:p>
          </table:table-cell>
          <table:table-cell office:value-type="string" table:style-name="ce69">
            <text:p>Regra de dependência: se Q102="Sim", abre Q103 a Q109</text:p>
          </table:table-cell>
          <table:table-cell office:value-type="string" table:style-name="ce70">
            <text:p>G</text:p>
          </table:table-cell>
          <table:table-cell office:value-type="string" table:style-name="ce72">
            <text:p>Criação de critérios para remanejamento de diretores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5Q03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110</text:p>
          </table:table-cell>
          <table:table-cell office:value-type="string" table:number-columns-spanned="1" table:number-rows-spanned="2" table:style-name="ce236">
            <text:p>AVALIAÇÃO EDUCACIONAL</text:p>
          </table:table-cell>
          <table:table-cell office:value-type="string" table:number-columns-spanned="1" table:number-rows-spanned="2" table:style-name="ce236">
            <text:p>A equipe da secretaria, ou instituição contratada, elabora provas para serem aplicadas aos estudantes da sua rede?</text:p>
          </table:table-cell>
          <table:table-cell office:value-type="string" table:number-columns-spanned="1" table:number-rows-spanned="2" table:style-name="ce236">
            <text:p>Regra de dependência: se Q110="Sim", abre Q111 a Q120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8">
          <table:table-cell office:value-type="string" table:style-name="ce100">
            <text:p>MG5Q04_A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1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s etapas da Educação Básica nas quais são aplicadas as provas preparadas pela secretaria ou instituica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Pré-escola</text:p>
          </table:table-cell>
          <table:table-cell table:number-columns-repeated="16375" table:style-name="ce64"/>
        </table:table-row>
        <table:table-row table:style-name="ro28">
          <table:table-cell office:value-type="string" table:style-name="ce100">
            <text:p>MG5Q04_B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2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s etapas da Educação Básica nas quais são aplicadas as provas preparadas pela secretaria ou instituica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B</text:p>
          </table:table-cell>
          <table:table-cell office:value-type="string" table:style-name="ce72">
            <text:p>Ensino Fundamental - Anos iniciais</text:p>
          </table:table-cell>
          <table:table-cell table:number-columns-repeated="16375" table:style-name="ce64"/>
        </table:table-row>
        <table:table-row table:style-name="ro28">
          <table:table-cell office:value-type="string" table:style-name="ce100">
            <text:p>MG5Q04_C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3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s etapas da Educação Básica nas quais são aplicadas as provas preparadas pela secretaria ou instituica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C</text:p>
          </table:table-cell>
          <table:table-cell office:value-type="string" table:style-name="ce72">
            <text:p>Ensino Fundamental - Anos finais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5_A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4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 periodicidade da aplicação das provas elaboradas pela secretaria ou instituiçã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Mensal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5_B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5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 periodicidade da aplicação das provas elaboradas pela secretaria ou instituiçã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B</text:p>
          </table:table-cell>
          <table:table-cell office:value-type="string" table:style-name="ce72">
            <text:p>Bimestral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5_C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6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 periodicidade da aplicação das provas elaboradas pela secretaria ou instituiçã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C</text:p>
          </table:table-cell>
          <table:table-cell office:value-type="string" table:style-name="ce72">
            <text:p>Trimestral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5_D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7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 periodicidade da aplicação das provas elaboradas pela secretaria ou instituiçã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D</text:p>
          </table:table-cell>
          <table:table-cell office:value-type="string" table:style-name="ce72">
            <text:p>Semestral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5_E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8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 periodicidade da aplicação das provas elaboradas pela secretaria ou instituiçã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E</text:p>
          </table:table-cell>
          <table:table-cell office:value-type="string" table:style-name="ce72">
            <text:p>Anual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5_F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19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 periodicidade da aplicação das provas elaboradas pela secretaria ou instituiçã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F</text:p>
          </table:table-cell>
          <table:table-cell office:value-type="string" table:style-name="ce72">
            <text:p>Bianual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5Q05_G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0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Indique a periodicidade da aplicação das provas elaboradas pela secretaria ou instituição contratada:</text:p>
          </table:table-cell>
          <table:table-cell office:value-type="string" table:style-name="ce69">
            <text:p>Regra de dependência: se Q110="Sim", abre Q111 a Q120</text:p>
          </table:table-cell>
          <table:table-cell office:value-type="string" table:style-name="ce70">
            <text:p>G</text:p>
          </table:table-cell>
          <table:table-cell office:value-type="string" table:style-name="ce72">
            <text:p>Outra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5Q06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121</text:p>
          </table:table-cell>
          <table:table-cell office:value-type="string" table:number-columns-spanned="1" table:number-rows-spanned="2" table:style-name="ce236">
            <text:p>AVALIAÇÃO EDUCACIONAL</text:p>
          </table:table-cell>
          <table:table-cell office:value-type="string" table:number-columns-spanned="1" table:number-rows-spanned="2" table:style-name="ce236">
            <text:p>A Secretaria realiza monitoramento ou avaliação da sua rede de ensino?</text:p>
          </table:table-cell>
          <table:table-cell office:value-type="string" table:number-columns-spanned="1" table:number-rows-spanned="2" table:style-name="ce236">
            <text:p>Regra de dependência: se Q121="Sim", abre Q122 a Q130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A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2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Auto-avaliação das escolas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B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3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B</text:p>
          </table:table-cell>
          <table:table-cell office:value-type="string" table:style-name="ce72">
            <text:p>Avaliação do Projeto Pedagógico das escolas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C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4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C</text:p>
          </table:table-cell>
          <table:table-cell office:value-type="string" table:style-name="ce72">
            <text:p>Desempenho dos professores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D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5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D</text:p>
          </table:table-cell>
          <table:table-cell office:value-type="string" table:style-name="ce72">
            <text:p>Desempenho dos diretores das escolas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E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6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E</text:p>
          </table:table-cell>
          <table:table-cell office:value-type="string" table:style-name="ce72">
            <text:p>Infraestrutura das escolas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F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7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F</text:p>
          </table:table-cell>
          <table:table-cell office:value-type="string" table:style-name="ce72">
            <text:p>Transporte escolar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G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8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G</text:p>
          </table:table-cell>
          <table:table-cell office:value-type="string" table:style-name="ce72">
            <text:p>Merenda escolar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H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29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H</text:p>
          </table:table-cell>
          <table:table-cell office:value-type="string" table:style-name="ce72">
            <text:p>Organização administrativa das escolas</text:p>
          </table:table-cell>
          <table:table-cell table:number-columns-repeated="16375" table:style-name="ce64"/>
        </table:table-row>
        <table:table-row table:style-name="ro29">
          <table:table-cell office:value-type="string" table:style-name="ce100">
            <text:p>MG5Q07_I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30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Quais das ações a seguir são realizadas para monitorar ou avaliar a sua rede:</text:p>
          </table:table-cell>
          <table:table-cell office:value-type="string" table:style-name="ce69">
            <text:p>Quais das ações a seguir são realizadas para monitorar ou avaliar a sua rede: Selecione todas as que se aplicarem.</text:p>
            <text:p/>
            <text:p>Regra de dependência: se Q121="Sim", abre Q122 a Q130</text:p>
          </table:table-cell>
          <table:table-cell office:value-type="string" table:style-name="ce70">
            <text:p>I</text:p>
          </table:table-cell>
          <table:table-cell office:value-type="string" table:style-name="ce72">
            <text:p>Outras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5Q08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31</text:p>
          </table:table-cell>
          <table:table-cell office:value-type="string" table:style-name="ce69">
            <text:p>AVALIAÇÃO EDUCACIONAL</text:p>
          </table:table-cell>
          <table:table-cell office:value-type="string" table:style-name="ce69">
            <text:p>Descreva outras ações.</text:p>
          </table:table-cell>
          <table:table-cell office:value-type="string" table:style-name="ce69">
            <text:p>Regra de dependência: se Q100="Sim" e Q130="Outras", abre Q131</text:p>
          </table:table-cell>
          <table:table-cell table:style-name="ce70"/>
          <table:table-cell office:value-type="string" table:style-name="ce72">
            <text:p>RESPOSTA ABERTA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3" table:style-name="ce234">
            <text:p>MG6Q01</text:p>
          </table:table-cell>
          <table:table-cell office:value-type="string" table:number-columns-spanned="1" table:number-rows-spanned="3" table:style-name="ce227">
            <text:p>CHAR</text:p>
          </table:table-cell>
          <table:table-cell office:value-type="string" table:number-columns-spanned="1" table:number-rows-spanned="3" table:style-name="ce236">
            <text:p><text:s/>Secretário Municipal<text:s/></text:p>
          </table:table-cell>
          <table:table-cell office:value-type="string" table:number-columns-spanned="1" table:number-rows-spanned="3" table:style-name="ce227">
            <text:p>Q132</text:p>
          </table:table-cell>
          <table:table-cell office:value-type="string" table:number-columns-spanned="1" table:number-rows-spanned="3" table:style-name="ce236">
            <text:p>PLANO DE CARREIRA</text:p>
          </table:table-cell>
          <table:table-cell office:value-type="string" table:number-columns-spanned="1" table:number-rows-spanned="3" table:style-name="ce236">
            <text:p>Auxiliares e assistentes da Educação Infantil:</text:p>
          </table:table-cell>
          <table:table-cell office:value-type="string" table:number-columns-spanned="1" table:number-rows-spanned="3" table:style-name="ce236">
            <text:p>Dentre os profissionais listados abaixo, indique quais possuem plano de carreir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C</text:p>
          </table:table-cell>
          <table:table-cell office:value-type="string" table:style-name="ce72">
            <text:p>Não se aplica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3" table:style-name="ce234">
            <text:p>MG6Q02</text:p>
          </table:table-cell>
          <table:table-cell office:value-type="string" table:number-columns-spanned="1" table:number-rows-spanned="3" table:style-name="ce227">
            <text:p>CHAR</text:p>
          </table:table-cell>
          <table:table-cell office:value-type="string" table:number-columns-spanned="1" table:number-rows-spanned="3" table:style-name="ce236">
            <text:p><text:s/>Secretário Municipal<text:s/></text:p>
          </table:table-cell>
          <table:table-cell office:value-type="string" table:number-columns-spanned="1" table:number-rows-spanned="3" table:style-name="ce227">
            <text:p>Q133</text:p>
          </table:table-cell>
          <table:table-cell office:value-type="string" table:number-columns-spanned="1" table:number-rows-spanned="3" table:style-name="ce236">
            <text:p>PLANO DE CARREIRA</text:p>
          </table:table-cell>
          <table:table-cell office:value-type="string" table:number-columns-spanned="1" table:number-rows-spanned="3" table:style-name="ce236">
            <text:p>Professores(as) da Educação Infantil:</text:p>
          </table:table-cell>
          <table:table-cell office:value-type="string" table:number-columns-spanned="1" table:number-rows-spanned="3" table:style-name="ce236">
            <text:p>Dentre os profissionais listados abaixo, indique quais possuem plano de carreir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C</text:p>
          </table:table-cell>
          <table:table-cell office:value-type="string" table:style-name="ce72">
            <text:p>Não se aplica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3" table:style-name="ce234">
            <text:p>MG6Q03</text:p>
          </table:table-cell>
          <table:table-cell office:value-type="string" table:number-columns-spanned="1" table:number-rows-spanned="3" table:style-name="ce227">
            <text:p>CHAR</text:p>
          </table:table-cell>
          <table:table-cell office:value-type="string" table:number-columns-spanned="1" table:number-rows-spanned="3" table:style-name="ce236">
            <text:p><text:s/>Secretário Municipal<text:s/></text:p>
          </table:table-cell>
          <table:table-cell office:value-type="string" table:number-columns-spanned="1" table:number-rows-spanned="3" table:style-name="ce227">
            <text:p>Q134</text:p>
          </table:table-cell>
          <table:table-cell office:value-type="string" table:number-columns-spanned="1" table:number-rows-spanned="3" table:style-name="ce236">
            <text:p>PLANO DE CARREIRA</text:p>
          </table:table-cell>
          <table:table-cell office:value-type="string" table:number-columns-spanned="1" table:number-rows-spanned="3" table:style-name="ce236">
            <text:p>Professores(as) do Ensino Fundamental:</text:p>
          </table:table-cell>
          <table:table-cell office:value-type="string" table:number-columns-spanned="1" table:number-rows-spanned="3" table:style-name="ce236">
            <text:p>Dentre os profissionais listados abaixo, indique quais possuem plano de carreir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C</text:p>
          </table:table-cell>
          <table:table-cell office:value-type="string" table:style-name="ce72">
            <text:p>Não se aplica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3" table:style-name="ce234">
            <text:p>MG6Q04</text:p>
          </table:table-cell>
          <table:table-cell office:value-type="string" table:number-columns-spanned="1" table:number-rows-spanned="3" table:style-name="ce227">
            <text:p>CHAR</text:p>
          </table:table-cell>
          <table:table-cell office:value-type="string" table:number-columns-spanned="1" table:number-rows-spanned="3" table:style-name="ce236">
            <text:p><text:s/>Secretário Municipal<text:s/></text:p>
          </table:table-cell>
          <table:table-cell office:value-type="string" table:number-columns-spanned="1" table:number-rows-spanned="3" table:style-name="ce227">
            <text:p>Q135</text:p>
          </table:table-cell>
          <table:table-cell office:value-type="string" table:number-columns-spanned="1" table:number-rows-spanned="3" table:style-name="ce236">
            <text:p>PLANO DE CARREIRA</text:p>
          </table:table-cell>
          <table:table-cell office:value-type="string" table:number-columns-spanned="1" table:number-rows-spanned="3" table:style-name="ce236">
            <text:p>Profissionais não docentes:</text:p>
          </table:table-cell>
          <table:table-cell office:value-type="string" table:number-columns-spanned="1" table:number-rows-spanned="3" table:style-name="ce236">
            <text:p>Dentre os profissionais listados abaixo, indique quais possuem plano de carreira.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C</text:p>
          </table:table-cell>
          <table:table-cell office:value-type="string" table:style-name="ce72">
            <text:p>Não se aplica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6Q05_A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36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Para os professores, quais as jornadas de trabalho semanal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Até 20 horas semanais.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6Q05_B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36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Para os professores, quais as jornadas de trabalho semanal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B</text:p>
          </table:table-cell>
          <table:table-cell office:value-type="string" table:style-name="ce72">
            <text:p>De 21 a 30 horas semanais.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6Q05_C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36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Para os professores, quais as jornadas de trabalho semanal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C</text:p>
          </table:table-cell>
          <table:table-cell office:value-type="string" table:style-name="ce72">
            <text:p>De 31 a 40 horas semanais.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6Q05_D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36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Para os professores, quais as jornadas de trabalho semanal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D</text:p>
          </table:table-cell>
          <table:table-cell office:value-type="string" table:style-name="ce72">
            <text:p>Mais de 40 horas semanais.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6Q06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137</text:p>
          </table:table-cell>
          <table:table-cell office:value-type="string" table:number-columns-spanned="1" table:number-rows-spanned="2" table:style-name="ce236">
            <text:p>PLANO DE CARREIRA</text:p>
          </table:table-cell>
          <table:table-cell office:value-type="string" table:number-columns-spanned="1" table:number-rows-spanned="2" table:style-name="ce236">
            <text:p>Para os professores, está previsto o limite máximo de 2/3 da jornada de trabalho semanal em sala de aula?</text:p>
          </table:table-cell>
          <table:table-cell office:value-type="string" table:number-columns-spanned="1" table:number-rows-spanned="2" table:style-name="ce236">
            <text:p>Selecione todas as que se aplicarem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0">
          <table:table-cell office:value-type="string" table:number-columns-spanned="1" table:number-rows-spanned="2" table:style-name="ce234">
            <text:p>MG6Q07</text:p>
          </table:table-cell>
          <table:table-cell office:value-type="string" table:number-columns-spanned="1" table:number-rows-spanned="2" table:style-name="ce227">
            <text:p>CHAR</text:p>
          </table:table-cell>
          <table:table-cell office:value-type="string" table:number-columns-spanned="1" table:number-rows-spanned="2" table:style-name="ce236">
            <text:p><text:s/>Secretário Municipal<text:s/></text:p>
          </table:table-cell>
          <table:table-cell office:value-type="string" table:number-columns-spanned="1" table:number-rows-spanned="2" table:style-name="ce227">
            <text:p>Q138</text:p>
          </table:table-cell>
          <table:table-cell office:value-type="string" table:number-columns-spanned="1" table:number-rows-spanned="2" table:style-name="ce236">
            <text:p>PLANO DE CARREIRA</text:p>
          </table:table-cell>
          <table:table-cell office:value-type="string" table:number-columns-spanned="1" table:number-rows-spanned="2" table:style-name="ce236">
            <text:p>Para os professores com jornada de trabalho de 40 horas semanais o VENCIMENTO INICIAL é igual ou superior a R$ 2.884,24?</text:p>
          </table:table-cell>
          <table:table-cell table:number-columns-spanned="1" table:number-rows-spanned="2" table:style-name="ce236"/>
          <table:table-cell office:value-type="string" table:style-name="ce70">
            <text:p>A</text:p>
          </table:table-cell>
          <table:table-cell office:value-type="string" table:style-name="ce72">
            <text:p>Sim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Não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6Q08_A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39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Quais critérios de progressão ou promoção são utilizados no plano de carreira do magistério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A</text:p>
          </table:table-cell>
          <table:table-cell office:value-type="string" table:style-name="ce72">
            <text:p>Tempo de efetivo exercício no cargo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6Q08_B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0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Quais critérios de progressão ou promoção são utilizados no plano de carreira do magistério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B</text:p>
          </table:table-cell>
          <table:table-cell office:value-type="string" table:style-name="ce72">
            <text:p>Qualificação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6Q08_C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1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Quais critérios de progressão ou promoção são utilizados no plano de carreira do magistério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C</text:p>
          </table:table-cell>
          <table:table-cell office:value-type="string" table:style-name="ce72">
            <text:p>Titulação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6Q08_D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2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Quais critérios de progressão ou promoção são utilizados no plano de carreira do magistério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D</text:p>
          </table:table-cell>
          <table:table-cell office:value-type="string" table:style-name="ce72">
            <text:p>Assiduidade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6Q08_E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3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Quais critérios de progressão ou promoção são utilizados no plano de carreira do magistério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E</text:p>
          </table:table-cell>
          <table:table-cell office:value-type="string" table:style-name="ce72">
            <text:p>Avaliação de desempenho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6Q08_F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4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Quais critérios de progressão ou promoção são utilizados no plano de carreira do magistério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F</text:p>
          </table:table-cell>
          <table:table-cell office:value-type="string" table:style-name="ce72">
            <text:p>Prova de conhecimentos para professores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6Q08_G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5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Quais critérios de progressão ou promoção são utilizados no plano de carreira do magistério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G</text:p>
          </table:table-cell>
          <table:table-cell office:value-type="string" table:style-name="ce72">
            <text:p>Desempenho dos alunos em avaliações externas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6Q08_H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6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Quais critérios de progressão ou promoção são utilizados no plano de carreira do magistério?</text:p>
          </table:table-cell>
          <table:table-cell office:value-type="string" table:style-name="ce69">
            <text:p>Selecione todas as que se aplicarem</text:p>
          </table:table-cell>
          <table:table-cell office:value-type="string" table:style-name="ce70">
            <text:p>H</text:p>
          </table:table-cell>
          <table:table-cell office:value-type="string" table:style-name="ce72">
            <text:p>Outros.</text:p>
          </table:table-cell>
          <table:table-cell table:number-columns-repeated="16375" table:style-name="ce64"/>
        </table:table-row>
        <table:table-row table:style-name="ro25">
          <table:table-cell office:value-type="string" table:style-name="ce100">
            <text:p>MG6Q09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7</text:p>
          </table:table-cell>
          <table:table-cell office:value-type="string" table:style-name="ce69">
            <text:p>PLANO DE CARREIRA</text:p>
          </table:table-cell>
          <table:table-cell office:value-type="string" table:style-name="ce69">
            <text:p>Descreva outras ações</text:p>
          </table:table-cell>
          <table:table-cell office:value-type="string" table:style-name="ce69">
            <text:p>Regra de dependência: se Q146="Outros", abre Q147</text:p>
          </table:table-cell>
          <table:table-cell table:style-name="ce70"/>
          <table:table-cell office:value-type="string" table:style-name="ce72">
            <text:p>RESPOSTA ABERTA</text:p>
          </table:table-cell>
          <table:table-cell table:number-columns-repeated="16375" table:style-name="ce64"/>
        </table:table-row>
        <table:table-row table:style-name="ro25">
          <table:table-cell office:value-type="string" table:number-columns-spanned="1" table:number-rows-spanned="4" table:style-name="ce234">
            <text:p>MG6Q10</text:p>
          </table:table-cell>
          <table:table-cell office:value-type="string" table:number-columns-spanned="1" table:number-rows-spanned="4" table:style-name="ce227">
            <text:p>CHAR</text:p>
          </table:table-cell>
          <table:table-cell office:value-type="string" table:number-columns-spanned="1" table:number-rows-spanned="4" table:style-name="ce236">
            <text:p><text:s/>Secretário Municipal<text:s/></text:p>
          </table:table-cell>
          <table:table-cell office:value-type="string" table:number-columns-spanned="1" table:number-rows-spanned="4" table:style-name="ce227">
            <text:p>Q148</text:p>
          </table:table-cell>
          <table:table-cell office:value-type="string" table:number-columns-spanned="1" table:number-rows-spanned="4" table:style-name="ce236">
            <text:p>PLANO DE CARREIRA</text:p>
          </table:table-cell>
          <table:table-cell office:value-type="string" table:number-columns-spanned="1" table:number-rows-spanned="4" table:style-name="ce236">
            <text:p>A remuneração dos(as) professores(as) de Educação Infantil, comparada com a dos(as) professores(as) com o mesmo nível de formação que atuam no Ensino Fundamental:</text:p>
          </table:table-cell>
          <table:table-cell table:number-columns-spanned="1" table:number-rows-spanned="4" table:style-name="ce236"/>
          <table:table-cell office:value-type="string" table:style-name="ce70">
            <text:p>A</text:p>
          </table:table-cell>
          <table:table-cell office:value-type="string" table:style-name="ce72">
            <text:p>É inferior à dos(as) professores(as) de Ensino Fundamental.</text:p>
          </table:table-cell>
          <table:table-cell table:number-columns-repeated="16375" table:style-name="ce64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B</text:p>
          </table:table-cell>
          <table:table-cell office:value-type="string" table:style-name="ce72">
            <text:p>É equivalente à dos(as) professores(as) de Ensino Fundamental.</text:p>
          </table:table-cell>
          <table:table-cell table:number-columns-repeated="16375" table:style-name="ce64"/>
        </table:table-row>
        <table:table-row table:style-name="ro2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C</text:p>
          </table:table-cell>
          <table:table-cell office:value-type="string" table:style-name="ce72">
            <text:p>É superior à dos(as) professores(as) de Ensino Fundamental.</text:p>
          </table:table-cell>
          <table:table-cell table:number-columns-repeated="16375" table:style-name="ce64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0">
            <text:p>D</text:p>
          </table:table-cell>
          <table:table-cell office:value-type="string" table:style-name="ce72">
            <text:p>Não existe este profissional na rede.</text:p>
          </table:table-cell>
          <table:table-cell table:number-columns-repeated="16375" table:style-name="ce64"/>
        </table:table-row>
        <table:table-row table:style-name="ro24">
          <table:table-cell office:value-type="string" table:style-name="ce100">
            <text:p>MG7Q01</text:p>
          </table:table-cell>
          <table:table-cell office:value-type="string" table:style-name="ce70">
            <text:p>CHAR</text:p>
          </table:table-cell>
          <table:table-cell office:value-type="string" table:style-name="ce69">
            <text:p><text:s/>Secretário Municipal<text:s/></text:p>
          </table:table-cell>
          <table:table-cell office:value-type="string" table:style-name="ce70">
            <text:p>Q149</text:p>
          </table:table-cell>
          <table:table-cell office:value-type="string" table:style-name="ce69">
            <text:p>AVALIAÇÃO DO QUESTIONÁRIO</text:p>
          </table:table-cell>
          <table:table-cell office:value-type="string" table:style-name="ce69">
            <text:p>Sugestões de melhoria para o instrumento (inclusão de temas, estrutura do questionário etc.)</text:p>
          </table:table-cell>
          <table:table-cell table:style-name="ce69"/>
          <table:table-cell table:style-name="ce70"/>
          <table:table-cell office:value-type="string" table:style-name="ce72">
            <text:p>RESPOSTA ABERTA</text:p>
          </table:table-cell>
          <table:table-cell table:number-columns-repeated="16375" table:style-name="ce64"/>
        </table:table-row>
        <table:table-row table:number-rows-repeated="1048319" table:style-name="ro20">
          <table:table-cell table:number-columns-repeated="16384"/>
        </table:table-row>
      </table:table>
      <table:table table:name="TS_ITEM" table:style-name="ta7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3" table:number-columns-repeated="16379" table:default-cell-style-name="ce1"/>
        <table:table-row table:style-name="ro3">
          <table:table-cell office:value-type="string" table:number-columns-spanned="5" table:number-rows-spanned="1" table:style-name="ce205">
            <text:p>TS_ITEM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3">
            <text:p>Variável</text:p>
          </table:table-cell>
          <table:table-cell office:value-type="string" table:style-name="ce23">
            <text:p>Tipo</text:p>
          </table:table-cell>
          <table:table-cell office:value-type="string" table:style-name="ce23">
            <text:p>Tamanho</text:p>
          </table:table-cell>
          <table:table-cell office:value-type="string" table:style-name="ce23">
            <text:p>Descrição</text:p>
          </table:table-cell>
          <table:table-cell office:value-type="string" table:style-name="ce23">
            <text:p>Código de Preenchimento</text:p>
          </table:table-cell>
          <table:table-cell table:number-columns-repeated="16379"/>
        </table:table-row>
        <table:table-row table:style-name="ro31">
          <table:table-cell office:value-type="string" table:style-name="ce103">
            <text:p>ID_PROVA_BRASIL</text:p>
          </table:table-cell>
          <table:table-cell office:value-type="string" table:style-name="ce105">
            <text:p>Num</text:p>
          </table:table-cell>
          <table:table-cell office:value-type="float" office:value="4" table:style-name="ce105">
            <text:p>4</text:p>
          </table:table-cell>
          <table:table-cell office:value-type="string" table:style-name="ce106">
            <text:p>Ano de aplicação do Saeb</text:p>
          </table:table-cell>
          <table:table-cell office:value-type="float" office:value="2021" table:style-name="ce104">
            <text:p>2021</text:p>
          </table:table-cell>
          <table:table-cell table:number-columns-repeated="16379"/>
        </table:table-row>
        <table:table-row table:style-name="ro31">
          <table:table-cell office:value-type="string" table:number-columns-spanned="1" table:number-rows-spanned="4" table:style-name="ce201">
            <text:p>ID_SERIE<text:span text:style-name="T1">1</text:span></text:p>
          </table:table-cell>
          <table:table-cell office:value-type="string" table:number-columns-spanned="1" table:number-rows-spanned="4" table:style-name="ce202">
            <text:p>Num</text:p>
          </table:table-cell>
          <table:table-cell office:value-type="float" office:value="1" table:number-columns-spanned="1" table:number-rows-spanned="4" table:style-name="ce203">
            <text:p>1</text:p>
          </table:table-cell>
          <table:table-cell office:value-type="string" table:number-columns-spanned="1" table:number-rows-spanned="4" table:style-name="ce237">
            <text:p>Série em que a prova foi aplicada</text:p>
          </table:table-cell>
          <table:table-cell office:value-type="string" table:style-name="ce28">
            <text:p>2 - 2º ano EF</text:p>
          </table:table-cell>
          <table:table-cell table:number-columns-repeated="16379"/>
        </table:table-row>
        <table:table-row table:style-name="ro31">
          <table:covered-table-cell/>
          <table:covered-table-cell/>
          <table:covered-table-cell/>
          <table:covered-table-cell/>
          <table:table-cell office:value-type="string" table:style-name="ce28">
            <text:p>5 - 5º ano EF</text:p>
          </table:table-cell>
          <table:table-cell table:number-columns-repeated="16379"/>
        </table:table-row>
        <table:table-row table:style-name="ro31">
          <table:covered-table-cell/>
          <table:covered-table-cell/>
          <table:covered-table-cell/>
          <table:covered-table-cell/>
          <table:table-cell office:value-type="string" table:style-name="ce28">
            <text:p>9 - 9º ano EF</text:p>
          </table:table-cell>
          <table:table-cell table:number-columns-repeated="16379"/>
        </table:table-row>
        <table:table-row table:style-name="ro31">
          <table:covered-table-cell/>
          <table:covered-table-cell/>
          <table:covered-table-cell/>
          <table:covered-table-cell/>
          <table:table-cell office:value-type="string" table:style-name="ce28">
            <text:p>3 - 3ª/4ª série EM</text:p>
          </table:table-cell>
          <table:table-cell table:number-columns-repeated="16379"/>
        </table:table-row>
        <table:table-row table:style-name="ro31">
          <table:table-cell office:value-type="string" table:number-columns-spanned="1" table:number-rows-spanned="4" table:style-name="ce201">
            <text:p>DISCIPLINA</text:p>
          </table:table-cell>
          <table:table-cell office:value-type="string" table:number-columns-spanned="1" table:number-rows-spanned="4" table:style-name="ce202">
            <text:p>Char</text:p>
          </table:table-cell>
          <table:table-cell office:value-type="float" office:value="2" table:number-columns-spanned="1" table:number-rows-spanned="4" table:style-name="ce203">
            <text:p>2</text:p>
          </table:table-cell>
          <table:table-cell office:value-type="string" table:number-columns-spanned="1" table:number-rows-spanned="4" table:style-name="ce204">
            <text:p>Disciplina do item</text:p>
          </table:table-cell>
          <table:table-cell office:value-type="string" table:style-name="ce12">
            <text:p>LP - Língua Portuguesa</text:p>
          </table:table-cell>
          <table:table-cell table:number-columns-repeated="16379"/>
        </table:table-row>
        <table:table-row table:style-name="ro31">
          <table:covered-table-cell/>
          <table:covered-table-cell/>
          <table:covered-table-cell/>
          <table:covered-table-cell/>
          <table:table-cell office:value-type="string" table:style-name="ce28">
            <text:p>MT - Matemática</text:p>
          </table:table-cell>
          <table:table-cell table:number-columns-repeated="16379"/>
        </table:table-row>
        <table:table-row table:style-name="ro31">
          <table:covered-table-cell/>
          <table:covered-table-cell/>
          <table:covered-table-cell/>
          <table:covered-table-cell/>
          <table:table-cell office:value-type="string" table:style-name="ce28">
            <text:p>CH - Ciências Humanas</text:p>
          </table:table-cell>
          <table:table-cell table:number-columns-repeated="16379"/>
        </table:table-row>
        <table:table-row table:style-name="ro31">
          <table:covered-table-cell/>
          <table:covered-table-cell/>
          <table:covered-table-cell/>
          <table:covered-table-cell/>
          <table:table-cell office:value-type="string" table:style-name="ce28">
            <text:p>CN - Ciências da Natureza</text:p>
          </table:table-cell>
          <table:table-cell table:number-columns-repeated="16379"/>
        </table:table-row>
        <table:table-row table:style-name="ro31">
          <table:table-cell office:value-type="string" table:style-name="ce53">
            <text:p>BLOCO</text:p>
          </table:table-cell>
          <table:table-cell office:value-type="string" table:style-name="ce10">
            <text:p>Num</text:p>
          </table:table-cell>
          <table:table-cell office:value-type="float" office:value="2" table:style-name="ce9">
            <text:p>2</text:p>
          </table:table-cell>
          <table:table-cell office:value-type="string" table:style-name="ce8">
            <text:p>Identificador do bloco<text:s/></text:p>
          </table:table-cell>
          <table:table-cell office:value-type="string" table:style-name="ce24">
            <text:p>De 1 a 7</text:p>
            <text:p>PT - Item de produção textual</text:p>
          </table:table-cell>
          <table:table-cell table:number-columns-repeated="16379"/>
        </table:table-row>
        <table:table-row table:style-name="ro31">
          <table:table-cell office:value-type="string" table:style-name="ce108">
            <text:p>POSICAO</text:p>
          </table:table-cell>
          <table:table-cell office:value-type="string" table:style-name="ce10">
            <text:p>Num</text:p>
          </table:table-cell>
          <table:table-cell office:value-type="float" office:value="2" table:style-name="ce9">
            <text:p>2</text:p>
          </table:table-cell>
          <table:table-cell office:value-type="string" table:style-name="ce8">
            <text:p>Identificador da posição do item no bloco<text:s/></text:p>
          </table:table-cell>
          <table:table-cell office:value-type="string" table:style-name="ce12">
            <text:p>De 1 a 13</text:p>
          </table:table-cell>
          <table:table-cell table:number-columns-repeated="16379"/>
        </table:table-row>
        <table:table-row table:style-name="ro31">
          <table:table-cell office:value-type="string" table:style-name="ce108">
            <text:p>ID_ITEM</text:p>
          </table:table-cell>
          <table:table-cell office:value-type="string" table:style-name="ce10">
            <text:p>Num</text:p>
          </table:table-cell>
          <table:table-cell office:value-type="float" office:value="6" table:style-name="ce9">
            <text:p>6</text:p>
          </table:table-cell>
          <table:table-cell office:value-type="string" table:style-name="ce8">
            <text:p>Identificador do item</text:p>
          </table:table-cell>
          <table:table-cell table:style-name="ce12"/>
          <table:table-cell table:number-columns-repeated="16379"/>
        </table:table-row>
        <table:table-row table:style-name="ro31">
          <table:table-cell office:value-type="string" table:style-name="ce108">
            <text:p>NU_DESCRITOR_HABILIDADE</text:p>
          </table:table-cell>
          <table:table-cell office:value-type="string" table:style-name="ce54">
            <text:p>Char</text:p>
          </table:table-cell>
          <table:table-cell office:value-type="float" office:value="5" table:style-name="ce9">
            <text:p>5</text:p>
          </table:table-cell>
          <table:table-cell office:value-type="string" table:style-name="ce8">
            <text:p>Identificador do descritor do item</text:p>
          </table:table-cell>
          <table:table-cell table:style-name="ce12"/>
          <table:table-cell table:number-columns-repeated="16379"/>
        </table:table-row>
        <table:table-row table:style-name="ro9">
          <table:table-cell office:value-type="string" table:style-name="ce108">
            <text:p>GABARITO</text:p>
          </table:table-cell>
          <table:table-cell office:value-type="string" table:style-name="ce14">
            <text:p>Char</text:p>
          </table:table-cell>
          <table:table-cell office:value-type="float" office:value="1" table:style-name="ce13">
            <text:p>1</text:p>
          </table:table-cell>
          <table:table-cell office:value-type="string" table:style-name="ce28">
            <text:p>Gabarito do Item</text:p>
          </table:table-cell>
          <table:table-cell office:value-type="string" table:style-name="ce28">
            <text:p>A, B, C, D ,E<text:s/></text:p>
            <text:p>X - <text:s/>(item anulado ou abandonado na análise psicométrica)</text:p>
            <text:p>A/B - Item permite respostas de acerto total e acerto parcial</text:p>
          </table:table-cell>
          <table:table-cell table:number-columns-repeated="16379"/>
        </table:table-row>
        <table:table-row table:style-name="ro8">
          <table:table-cell office:value-type="string" table:style-name="ce218">
            <text:p>TIPO_ITEM</text:p>
          </table:table-cell>
          <table:table-cell office:value-type="string" table:style-name="ce219">
            <text:p>Char</text:p>
          </table:table-cell>
          <table:table-cell office:value-type="float" office:value="20" table:style-name="ce219">
            <text:p>20</text:p>
          </table:table-cell>
          <table:table-cell office:value-type="string" table:style-name="ce220">
            <text:p>Tipo de resposta esperada para o Item</text:p>
          </table:table-cell>
          <table:table-cell office:value-type="string" table:style-name="ce221">
            <text:p>Produção Textual</text:p>
            <text:p>Resposta Construída</text:p>
            <text:p>Resposta Objetiva</text:p>
          </table:table-cell>
          <table:table-cell table:number-columns-repeated="16379"/>
        </table:table-row>
        <table:table-row table:style-name="ro12">
          <table:table-cell office:value-type="string" table:style-name="ce108">
            <text:p>ITEM_MODELO</text:p>
          </table:table-cell>
          <table:table-cell office:value-type="string" table:style-name="ce107">
            <text:p>Char</text:p>
          </table:table-cell>
          <table:table-cell office:value-type="float" office:value="4" table:style-name="ce13">
            <text:p>4</text:p>
          </table:table-cell>
          <table:table-cell office:value-type="string" table:style-name="ce28">
            <text:p>Modelos da Teoria de Resposta ao Item</text:p>
          </table:table-cell>
          <table:table-cell office:value-type="string" table:style-name="ce28">
            <text:p>M2PL - Modelo logístico de 2 parâmetros</text:p>
            <text:p>M3PL - Modelo Logístico de 3 parâmetros</text:p>
            <text:p>MRG - Modelo de resposta gradual</text:p>
            <text:p>M3P - modelo normal de 3 parâmetros</text:p>
          </table:table-cell>
          <table:table-cell table:number-columns-repeated="16379"/>
        </table:table-row>
        <table:table-row table:style-name="ro12">
          <table:table-cell office:value-type="string" table:style-name="ce108">
            <text:p>A</text:p>
          </table:table-cell>
          <table:table-cell office:value-type="string" table:style-name="ce107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8">
            <text:p>Parâmetro de discriminação: é o poder de discriminação do item para diferenciar os participantes que dominam dos participantes que não dominam a habilidade avaliada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8">
          <table:table-cell office:value-type="string" table:style-name="ce108">
            <text:p>B</text:p>
          </table:table-cell>
          <table:table-cell office:value-type="string" table:style-name="ce107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1">
            <text:p>Parâmetro de dificuldade: associado à dificuldade do item, sendo que quanto maior seu valor, mais difícil é o item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8">
          <table:table-cell office:value-type="string" table:style-name="ce108">
            <text:p>C</text:p>
          </table:table-cell>
          <table:table-cell office:value-type="string" table:style-name="ce107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1">
            <text:p>Parâmetro de acerto ao acaso: é a probabilidade de um participante acertar o item não dominando a habilidade exigida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5">
          <table:table-cell office:value-type="string" table:style-name="ce108">
            <text:p>B1</text:p>
          </table:table-cell>
          <table:table-cell office:value-type="string" table:style-name="ce107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8">
            <text:p>Parâmetro de dificuldade da transição entre as categorias de “erro” e <text:s/>“acerto parcial”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8">
          <table:table-cell office:value-type="string" table:style-name="ce108">
            <text:p>B2</text:p>
          </table:table-cell>
          <table:table-cell office:value-type="string" table:style-name="ce107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28">
            <text:p>Parâmetro de dificuldade da transição entre as categorias de “acerto parcial” e <text:s/>“acerto total”.</text:p>
          </table:table-cell>
          <table:table-cell office:value-type="string" table:style-name="ce28">
            <text:p>Valor com 5 casas decimais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1 - Há itens comuns aplicados nas diferentes séries.</text:p>
          </table:table-cell>
          <table:table-cell table:style-name="ce18"/>
          <table:table-cell table:style-name="ce19"/>
          <table:table-cell table:number-columns-repeated="2" table:style-name="ce18"/>
          <table:table-cell table:number-columns-repeated="16379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number-rows-repeated="104855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2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7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4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5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5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7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8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ele.coelho</meta:initial-creator>
    <dc:creator>Johanes Severo dos Santos</dc:creator>
    <meta:creation-date>2009-04-28T13:20:11Z</meta:creation-date>
    <dc:date>2023-05-04T20:02:38Z</dc:date>
    <meta:print-date>2021-01-12T20:52:24Z</meta:print-date>
  </office:meta>
</office:document-meta>
</file>